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5847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4.675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4.8132in" fo:margin-left="-0.0417in" fo:margin-top="0in" fo:margin-bottom="0in" table:align="left"/>
    </style:style>
    <style:style style:name="Table2.A" style:family="table-column">
      <style:table-column-properties style:column-width="0.6847in"/>
    </style:style>
    <style:style style:name="Table2.B" style:family="table-column">
      <style:table-column-properties style:column-width="4.1278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P1" style:family="paragraph" style:parent-style-name="Title">
      <loext:graphic-properties draw:fill-gradient-name="Gradient_20_1"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2" style:family="paragraph" style:parent-style-name="Subtitle">
      <loext:graphic-properties draw:fill-gradient-name="Gradient_20_1" draw:fill-hatch-name="hatch"/>
      <style:paragraph-properties fo:margin-top="0in" fo:margin-bottom="0in" style:contextual-spacing="true"/>
      <style:text-properties fo:font-weight="bold" officeooo:paragraph-rsid="0010d860" style:font-weight-asian="bold" style:font-weight-complex="bold"/>
    </style:style>
    <style:style style:name="P3" style:family="paragraph" style:parent-style-name="Heading_20_1">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4" style:family="paragraph" style:parent-style-name="Heading_20_1">
      <loext:graphic-properties draw:fill-gradient-name="Gradient_20_1" draw:fill-hatch-name="hatch"/>
      <style:paragraph-properties fo:margin-top="0in" fo:margin-bottom="0in" style:contextual-spacing="true" fo:break-before="page"/>
      <style:text-properties fo:font-size="22pt" fo:font-weight="normal" officeooo:paragraph-rsid="0017688f" style:font-size-asian="22pt" style:font-weight-asian="normal" style:font-size-complex="22pt" style:font-weight-complex="normal"/>
    </style:style>
    <style:style style:name="P5" style:family="paragraph" style:parent-style-name="Heading_20_2">
      <loext:graphic-properties draw:fill-gradient-name="Gradient_20_1" draw:fill-hatch-name="hatch"/>
      <style:paragraph-properties fo:margin-top="0in" fo:margin-bottom="0in" style:contextual-spacing="true"/>
      <style:text-properties fo:font-weight="normal" style:font-weight-asian="normal" style:font-weight-complex="normal"/>
    </style:style>
    <style:style style:name="P6" style:family="paragraph" style:parent-style-name="Heading_20_2">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7" style:family="paragraph" style:parent-style-name="Heading_20_2">
      <loext:graphic-properties draw:fill-gradient-name="Gradient_20_1"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8" style:family="paragraph" style:parent-style-name="Heading_20_2">
      <loext:graphic-properties draw:fill-gradient-name="Gradient_20_1" draw:fill-hatch-name="hatch"/>
      <style:paragraph-properties fo:margin-top="0in" fo:margin-bottom="0in" style:contextual-spacing="true"/>
      <style:text-properties fo:font-weight="normal" officeooo:paragraph-rsid="0017688f" style:font-weight-asian="normal" style:font-weight-complex="normal"/>
    </style:style>
    <style:style style:name="P9" style:family="paragraph" style:parent-style-name="Heading_20_2">
      <loext:graphic-properties draw:fill-gradient-name="Gradient_20_1" draw:fill-hatch-name="hatch"/>
      <style:paragraph-properties fo:margin-top="0in" fo:margin-bottom="0in" style:contextual-spacing="true"/>
      <style:text-properties fo:language="en" fo:country="PH" fo:font-weight="normal" officeooo:rsid="00190a1a" officeooo:paragraph-rsid="00190a1a" style:font-weight-asian="normal" style:font-weight-complex="normal"/>
    </style:style>
    <style:style style:name="P10"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1"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officeooo:paragraph-rsid="0017688f"/>
    </style:style>
    <style:style style:name="P12"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13"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7688f" style:font-weight-asian="normal" style:font-weight-complex="normal"/>
    </style:style>
    <style:style style:name="P14"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15"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6"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17"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weight="normal" officeooo:paragraph-rsid="0017688f" style:font-weight-asian="normal" style:font-weight-complex="normal"/>
    </style:style>
    <style:style style:name="P18" style:family="paragraph" style:parent-style-name="Standard">
      <loext:graphic-properties draw:fill-gradient-name="Gradient_20_1" draw:fill-hatch-name="hatch"/>
      <style:paragraph-properties fo:margin-top="0in" fo:margin-bottom="0in" style:contextual-spacing="true"/>
      <style:text-properties fo:font-weight="normal" style:font-weight-asian="normal" style:font-weight-complex="normal"/>
    </style:style>
    <style:style style:name="P19" style:family="paragraph" style:parent-style-name="Standard">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20" style:family="paragraph" style:parent-style-name="Standard">
      <loext:graphic-properties draw:fill-gradient-name="Gradient_20_1" draw:fill-hatch-name="hatch"/>
      <style:paragraph-properties fo:margin-top="0in" fo:margin-bottom="0in" style:contextual-spacing="true"/>
      <style:text-properties fo:font-weight="normal" officeooo:paragraph-rsid="0017688f" style:font-weight-asian="normal" style:font-weight-complex="normal"/>
    </style:style>
    <style:style style:name="P21" style:family="paragraph" style:parent-style-name="Standard">
      <loext:graphic-properties draw:fill-gradient-name="Gradient_20_1" draw:fill-hatch-name="hatch"/>
      <style:paragraph-properties fo:margin-top="0in" fo:margin-bottom="0in" style:contextual-spacing="true" fo:text-align="end" style:justify-single-word="false">
        <style:tab-stops/>
      </style:paragraph-properties>
    </style:style>
    <style:style style:name="P22" style:family="paragraph" style:parent-style-name="Standard">
      <loext:graphic-properties draw:fill-gradient-name="Gradient_20_1" draw:fill-hatch-name="hatch"/>
      <style:paragraph-properties fo:margin-top="0in" fo:margin-bottom="0in" style:contextual-spacing="true" fo:text-align="start" style:justify-single-word="false">
        <style:tab-stops/>
      </style:paragraph-properties>
    </style:style>
    <style:style style:name="P23" style:family="paragraph" style:parent-style-name="Standard">
      <loext:graphic-properties draw:fill-gradient-name="Gradient_20_1" draw:fill-hatch-name="hatch"/>
      <style:paragraph-properties fo:margin-top="0in" fo:margin-bottom="0in" style:contextual-spacing="true"/>
      <style:text-properties officeooo:paragraph-rsid="0017688f"/>
    </style:style>
    <style:style style:name="P24"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25" style:family="paragraph" style:parent-style-name="Standard">
      <loext:graphic-properties draw:fill-gradient-name="Gradient_20_1" draw:fill-hatch-name="hatch"/>
      <style:paragraph-properties fo:margin-top="0in" fo:margin-bottom="0in" style:contextual-spacing="true"/>
    </style:style>
    <style:style style:name="P26" style:family="paragraph" style:parent-style-name="Text_20_body">
      <loext:graphic-properties draw:fill-gradient-name="Gradient_20_1" draw:fill-hatch-name="hatch"/>
      <style:paragraph-properties fo:margin-top="0in" fo:margin-bottom="0in" style:contextual-spacing="true"/>
      <style:text-properties officeooo:paragraph-rsid="0010d860"/>
    </style:style>
    <style:style style:name="P27" style:family="paragraph" style:parent-style-name="Text_20_body">
      <loext:graphic-properties draw:fill-gradient-name="Gradient_20_1" draw:fill-hatch-name="hatch"/>
      <style:paragraph-properties fo:margin-top="0in" fo:margin-bottom="0in" style:contextual-spacing="true"/>
      <style:text-properties fo:font-weight="normal" officeooo:paragraph-rsid="0017688f" style:font-weight-asian="normal" style:font-weight-complex="normal"/>
    </style:style>
    <style:style style:name="P28" style:family="paragraph" style:parent-style-name="Text_20_body">
      <loext:graphic-properties draw:fill-gradient-name="Gradient_20_1" draw:fill-hatch-name="hatch"/>
      <style:paragraph-properties fo:margin-top="0in" fo:margin-bottom="0in" style:contextual-spacing="true"/>
      <style:text-properties officeooo:rsid="001a63e3" officeooo:paragraph-rsid="0010d860"/>
    </style:style>
    <style:style style:name="P29" style:family="paragraph" style:parent-style-name="Text_20_body">
      <loext:graphic-properties draw:fill-gradient-name="Gradient_20_1" draw:fill-hatch-name="hatch"/>
      <style:paragraph-properties fo:margin-top="0in" fo:margin-bottom="0in" style:contextual-spacing="true"/>
      <style:text-properties officeooo:rsid="001a63e3" officeooo:paragraph-rsid="0017688f"/>
    </style:style>
    <style:style style:name="P30" style:family="paragraph" style:parent-style-name="Text_20_body">
      <loext:graphic-properties draw:fill-gradient-name="gradient" draw:fill-hatch-name="hatch"/>
      <style:paragraph-properties fo:margin-top="0in" fo:margin-bottom="0in" style:contextual-spacing="true"/>
      <style:text-properties officeooo:paragraph-rsid="0017688f"/>
    </style:style>
    <style:style style:name="P31" style:family="paragraph" style:parent-style-name="Text_20_body">
      <loext:graphic-properties draw:fill-gradient-name="Gradient_20_1" draw:fill-hatch-name="hatch"/>
      <style:paragraph-properties fo:margin-top="0in" fo:margin-bottom="0in" style:contextual-spacing="true"/>
      <style:text-properties fo:language="en" fo:country="PH" officeooo:rsid="00190a1a" officeooo:paragraph-rsid="00190a1a"/>
    </style:style>
    <style:style style:name="P32"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33"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23e46a"/>
    </style:style>
    <style:style style:name="T4" style:family="text">
      <style:text-properties fo:font-variant="normal" fo:text-transform="none" fo:color="#0f0f0f" loext:opacity="100%" style:font-name="Roboto" fo:font-size="10.5pt" fo:letter-spacing="normal" fo:font-style="normal" fo:font-weight="normal" officeooo:rsid="0010d860"/>
    </style:style>
    <style:style style:name="T5" style:family="text">
      <style:text-properties fo:font-variant="normal" fo:text-transform="none" fo:color="#0f0f0f" loext:opacity="100%" style:font-name="Roboto" fo:font-size="10.5pt" fo:letter-spacing="normal" fo:font-style="normal" fo:font-weight="bold" officeooo:rsid="0023e46a" style:font-weight-asian="bold" style:font-weight-complex="bold"/>
    </style:style>
    <style:style style:name="T6" style:family="text">
      <style:text-properties fo:font-variant="normal" fo:text-transform="none" fo:color="#0f0f0f" loext:opacity="100%" style:font-name="Roboto" fo:font-size="10.5pt" fo:letter-spacing="normal" fo:language="en" fo:country="PH" fo:font-style="normal" fo:font-weight="normal" officeooo:rsid="0017688f"/>
    </style:style>
    <style:style style:name="T7" style:family="text">
      <style:text-properties fo:font-variant="normal" fo:text-transform="none" fo:color="#0f0f0f" loext:opacity="100%" style:font-name="Roboto" fo:font-size="10.5pt" fo:letter-spacing="normal" fo:language="en" fo:country="PH" fo:font-style="normal" fo:font-weight="normal" officeooo:rsid="00190a1a"/>
    </style:style>
    <style:style style:name="T8" style:family="text">
      <style:text-properties officeooo:rsid="001a63e3"/>
    </style:style>
    <style:style style:name="T9" style:family="text">
      <style:text-properties officeooo:rsid="0010d860"/>
    </style:style>
    <style:style style:name="T10" style:family="text">
      <style:text-properties fo:language="en" fo:country="PH"/>
    </style:style>
    <style:style style:name="T11" style:family="text">
      <style:text-properties fo:language="en" fo:country="PH" officeooo:rsid="0010f3db"/>
    </style:style>
    <style:style style:name="T12" style:family="text">
      <style:text-properties fo:language="en" fo:country="PH" officeooo:rsid="00147f46"/>
    </style:style>
    <style:style style:name="T13" style:family="text">
      <style:text-properties fo:language="en" fo:country="PH" officeooo:rsid="0017688f"/>
    </style:style>
    <style:style style:name="T14" style:family="text">
      <style:text-properties fo:font-weight="normal" style:font-weight-asian="normal" style:font-weight-complex="normal"/>
    </style:style>
    <style:style style:name="T15" style:family="text">
      <style:text-properties fo:font-weight="bold" style:font-weight-asian="bold"/>
    </style:style>
    <style:style style:name="T16" style:family="text">
      <style:text-properties fo:font-weight="bold" style:font-weight-asian="bold"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nf ModelStream #007 ~ Conor Heins &amp; Daphne Demekas, “pymdp”</text:p>
      <text:p text:style-name="P32"/>
      <text:p text:style-name="P32"/>
      <text:p text:style-name="P33"><text:a xlink:type="simple" xlink:href="https://www.youtube.com/watch?v=cOo4juE_zcI" text:style-name="Internet_20_link" text:visited-style-name="Visited_20_Internet_20_Link"><text:span text:style-name="T1"/></text:a></text:p>
      <text:p text:style-name="P14">Discussion of the <text:span text:style-name="T10">202</text:span><text:span text:style-name="T12">2 preprint</text:span> “pymdp: A Python library for active inference in discrete state spaces” <text:span text:style-name="T12">by </text:span><text:span text:style-name="T10">Conor Heins &amp; Daphne Demekas.</text:span></text:p>
      <text:p text:style-name="P14"/>
      <text:p text:style-name="P14"><text:a xlink:type="simple" xlink:href="https://arxiv.org/abs/2201.03904" text:style-name="Internet_20_link" text:visited-style-name="Visited_20_Internet_20_Link">https://arxiv.org/abs/2201.03904</text:a></text:p>
      <text:p text:style-name="P14"/>
      <text:p text:style-name="P15"><text:a xlink:type="simple" xlink:href="https://pymdp-rtd.readthedocs.io/en/latest/" text:style-name="Internet_20_link" text:visited-style-name="Visited_20_Internet_20_Link">https://pymdp-rtd.readthedocs.io/en/latest/</text:a></text:p>
      <text:p text:style-name="P24"/>
      <text:p text:style-name="P32"/>
      <text:p text:style-name="P2">Presented by Active Inference Institute in 2022</text:p>
      <text:p text:style-name="P25"/>
      <text:p text:style-name="P25"/>
      <text:h text:style-name="P3" text:outline-level="1"><text:span text:style-name="T8">Session </text:span><text:span text:style-name="T10">0</text:span><text:span text:style-name="T12">07</text:span><text:span text:style-name="T10">.</text:span><text:span text:style-name="T11">1</text:span>, <text:span text:style-name="T12">November 15</text:span><text:span text:style-name="T8">, 2022</text:span></text:h>
      <text:p text:style-name="P28"><text:a xlink:type="simple" xlink:href="https://www.youtube.com/watch?v=99xQbWozPjc" text:style-name="Internet_20_link" text:visited-style-name="Visited_20_Internet_20_Link">https://www.youtube.com/watch?v=99xQbWozPjc</text:a></text:p>
      <text:p text:style-name="P10"><text:span text:style-name="T4">This video is a</text:span><text:span text:style-name="T2">n introduction for some of the ideas </text:span><text:span text:style-name="T3">in the paper.</text:span></text:p>
      <text:p text:style-name="P12"/>
      <text:p text:style-name="P16"/>
      <text:p text:style-name="P18"/>
      <text:h text:style-name="P5" text:outline-level="2"><text:span text:style-name="T9">SESSION SPEAKER</text:span>S</text:h>
      <text:p text:style-name="P19">Conor Heins, Daphne Demekas, Daniel Friedman, Jakub Smekal</text:p>
      <text:p text:style-name="P19"/>
      <text:p text:style-name="P19"/>
      <text:h text:style-name="P6" text:outline-level="2">CONTENTS</text:h>
      <table:table table:name="Table1" table:style-name="Table1">
        <table:table-column table:style-name="Table1.A"/>
        <table:table-column table:style-name="Table1.B"/>
        <table:table-row table:style-name="Table1.1">
          <table:table-cell table:style-name="Table1.A1" office:value-type="string">
            <text:p text:style-name="P21">00:15</text:p>
          </table:table-cell>
          <table:table-cell table:style-name="Table1.A1" office:value-type="string">
            <text:p text:style-name="P22">Intro and welcome.</text:p>
          </table:table-cell>
        </table:table-row>
        <table:table-row table:style-name="Table1.1">
          <table:table-cell table:style-name="Table1.A1" office:value-type="string">
            <text:p text:style-name="P21">01:54</text:p>
          </table:table-cell>
          <table:table-cell table:style-name="Table1.A1" office:value-type="string">
            <text:p text:style-name="P22">Conor Heins, live streaming.</text:p>
          </table:table-cell>
        </table:table-row>
        <table:table-row table:style-name="Table1.1">
          <table:table-cell table:style-name="Table1.A1" office:value-type="string">
            <text:p text:style-name="P21">06:06</text:p>
          </table:table-cell>
          <table:table-cell table:style-name="Table1.A1" office:value-type="string">
            <text:p text:style-name="P22">The team.</text:p>
          </table:table-cell>
        </table:table-row>
        <table:table-row table:style-name="Table1.1">
          <table:table-cell table:style-name="Table1.A1" office:value-type="string">
            <text:p text:style-name="P21">08:27</text:p>
          </table:table-cell>
          <table:table-cell table:style-name="Table1.A1" office:value-type="string">
            <text:p text:style-name="P22">Motivation to make a python package for active inference lab.</text:p>
          </table:table-cell>
        </table:table-row>
        <table:table-row table:style-name="Table1.1">
          <table:table-cell table:style-name="Table1.A1" office:value-type="string">
            <text:p text:style-name="P21">10:57</text:p>
          </table:table-cell>
          <table:table-cell table:style-name="Table1.A1" office:value-type="string">
            <text:p text:style-name="P22">An overview of active inference.</text:p>
          </table:table-cell>
        </table:table-row>
        <table:table-row table:style-name="Table1.1">
          <table:table-cell table:style-name="Table1.A1" office:value-type="string">
            <text:p text:style-name="P21">14:03</text:p>
          </table:table-cell>
          <table:table-cell table:style-name="Table1.A1" office:value-type="string">
            <text:p text:style-name="P22">The generative models in pymdp.</text:p>
          </table:table-cell>
        </table:table-row>
        <table:table-row table:style-name="Table1.1">
          <table:table-cell table:style-name="Table1.A1" office:value-type="string">
            <text:p text:style-name="P21">16:43</text:p>
          </table:table-cell>
          <table:table-cell table:style-name="Table1.A1" office:value-type="string">
            <text:p text:style-name="P22">The main components of the model.</text:p>
          </table:table-cell>
        </table:table-row>
        <table:table-row table:style-name="Table1.1">
          <table:table-cell table:style-name="Table1.A1" office:value-type="string">
            <text:p text:style-name="P21">24:22</text:p>
          </table:table-cell>
          <table:table-cell table:style-name="Table1.A1" office:value-type="string">
            <text:p text:style-name="P22">The parameterization of the prior preferences.</text:p>
          </table:table-cell>
        </table:table-row>
        <table:table-row table:style-name="Table1.1">
          <table:table-cell table:style-name="Table1.A1" office:value-type="string">
            <text:p text:style-name="P21">27:40</text:p>
          </table:table-cell>
          <table:table-cell table:style-name="Table1.A1" office:value-type="string">
            <text:p text:style-name="P22">Amb matrices as categorical matrices.</text:p>
          </table:table-cell>
        </table:table-row>
        <table:table-row table:style-name="Table1.1">
          <table:table-cell table:style-name="Table1.A1" office:value-type="string">
            <text:p text:style-name="P21">28:54</text:p>
          </table:table-cell>
          <table:table-cell table:style-name="Table1.A1" office:value-type="string">
            <text:p text:style-name="P22">What makes a pymdp a matrix.</text:p>
          </table:table-cell>
        </table:table-row>
        <table:table-row table:style-name="Table1.1">
          <table:table-cell table:style-name="Table1.A1" office:value-type="string">
            <text:p text:style-name="P21">34:03</text:p>
          </table:table-cell>
          <table:table-cell table:style-name="Table1.A1" office:value-type="string">
            <text:p text:style-name="P22">The traditional software active inference lab research.</text:p>
          </table:table-cell>
        </table:table-row>
        <table:table-row table:style-name="Table1.1">
          <table:table-cell table:style-name="Table1.A1" office:value-type="string">
            <text:p text:style-name="P21">45:20</text:p>
          </table:table-cell>
          <table:table-cell table:style-name="Table1.A1" office:value-type="string">
            <text:p text:style-name="P22">Scene construction active inference lab.</text:p>
          </table:table-cell>
        </table:table-row>
        <table:table-row table:style-name="Table1.1">
          <table:table-cell table:style-name="Table1.A1" office:value-type="string">
            <text:p text:style-name="P21">52:22</text:p>
          </table:table-cell>
          <table:table-cell table:style-name="Table1.A1" office:value-type="string">
            <text:p text:style-name="P22">The problem with generative models.</text:p>
          </table:table-cell>
        </table:table-row>
        <table:table-row table:style-name="Table1.1">
          <table:table-cell table:style-name="Table1.A1" office:value-type="string">
            <text:p text:style-name="P21">56:23</text:p>
          </table:table-cell>
          <table:table-cell table:style-name="Table1.A1" office:value-type="string">
            <text:p text:style-name="P22">Specifying a generative process.</text:p>
          </table:table-cell>
        </table:table-row>
        <table:table-row table:style-name="Table1.1">
          <table:table-cell table:style-name="Table1.A1" office:value-type="string">
            <text:p text:style-name="P21">1:00:02</text:p>
          </table:table-cell>
          <table:table-cell table:style-name="Table1.A1" office:value-type="string">
            <text:p text:style-name="P22">Things we’d like to do with pymdp in the future.</text:p>
          </table:table-cell>
        </table:table-row>
        <table:table-row table:style-name="Table1.1">
          <table:table-cell table:style-name="Table1.A1" office:value-type="string">
            <text:p text:style-name="P21">1:07:52</text:p>
          </table:table-cell>
          <table:table-cell table:style-name="Table1.A1" office:value-type="string">
            <text:p text:style-name="P22">Read the docs! website.</text:p>
          </table:table-cell>
        </table:table-row>
        <text:soft-page-break/>
        <table:table-row table:style-name="Table1.1">
          <table:table-cell table:style-name="Table1.A1" office:value-type="string">
            <text:p text:style-name="P21">1:09:19</text:p>
          </table:table-cell>
          <table:table-cell table:style-name="Table1.A1" office:value-type="string">
            <text:p text:style-name="P22">Defining the generative process.</text:p>
          </table:table-cell>
        </table:table-row>
        <table:table-row table:style-name="Table1.1">
          <table:table-cell table:style-name="Table1.A1" office:value-type="string">
            <text:p text:style-name="P21">1:15:48</text:p>
          </table:table-cell>
          <table:table-cell table:style-name="Table1.A1" office:value-type="string">
            <text:p text:style-name="P22">Starting from scratch.</text:p>
          </table:table-cell>
        </table:table-row>
        <table:table-row table:style-name="Table1.1">
          <table:table-cell table:style-name="Table1.A1" office:value-type="string">
            <text:p text:style-name="P21">1:18:07</text:p>
          </table:table-cell>
          <table:table-cell table:style-name="Table1.A1" office:value-type="string">
            <text:p text:style-name="P22">Active inference lab references.</text:p>
          </table:table-cell>
        </table:table-row>
        <table:table-row table:style-name="Table1.1">
          <table:table-cell table:style-name="Table1.A1" office:value-type="string">
            <text:p text:style-name="P21">1:22:15</text:p>
          </table:table-cell>
          <table:table-cell table:style-name="Table1.A1" office:value-type="string">
            <text:p text:style-name="P22">Pimc3 and numpyro.</text:p>
          </table:table-cell>
        </table:table-row>
        <table:table-row table:style-name="Table1.1">
          <table:table-cell table:style-name="Table1.A1" office:value-type="string">
            <text:p text:style-name="P21">1:24:28</text:p>
          </table:table-cell>
          <table:table-cell table:style-name="Table1.A1" office:value-type="string">
            <text:p text:style-name="P22">Probabilistic programming vs matlab.</text:p>
          </table:table-cell>
        </table:table-row>
        <table:table-row table:style-name="Table1.1">
          <table:table-cell table:style-name="Table1.A1" office:value-type="string">
            <text:p text:style-name="P21">1:28:36</text:p>
          </table:table-cell>
          <table:table-cell table:style-name="Table1.A1" office:value-type="string">
            <text:p text:style-name="P22">Message passing in pymdp.</text:p>
          </table:table-cell>
        </table:table-row>
        <table:table-row table:style-name="Table1.1">
          <table:table-cell table:style-name="Table1.A1" office:value-type="string">
            <text:p text:style-name="P21">1:36:11</text:p>
          </table:table-cell>
          <table:table-cell table:style-name="Table1.A1" office:value-type="string">
            <text:p text:style-name="P22">Live streams in 2023.</text:p>
          </table:table-cell>
        </table:table-row>
        <table:table-row table:style-name="Table1.1">
          <table:table-cell table:style-name="Table1.A1" office:value-type="string">
            <text:p text:style-name="P21">1:39:56</text:p>
          </table:table-cell>
          <table:table-cell table:style-name="Table1.A1" office:value-type="string">
            <text:p text:style-name="P22">A skeleton of what could go next time.</text:p>
          </table:table-cell>
        </table:table-row>
        <table:table-row table:style-name="Table1.1">
          <table:table-cell table:style-name="Table1.A1" office:value-type="string">
            <text:p text:style-name="P21">1:46:40</text:p>
          </table:table-cell>
          <table:table-cell table:style-name="Table1.A1" office:value-type="string">
            <text:p text:style-name="P22">Until next episode.</text:p>
          </table:table-cell>
        </table:table-row>
      </table:table>
      <text:p text:style-name="P25"/>
      <text:p text:style-name="P19"/>
      <text:h text:style-name="P7" text:outline-level="2">TRANSCRIPT</text:h>
      <text:p text:style-name="P26">00:16 Daniel:</text:p>
      <text:p text:style-name="P26">Hello and welcome everyone. This is the active inference institute. It's November 15, 2022, and we're in model stream Seven. We're going to be discussing "pymdp, a Python package for active inference in discrete state spaces." We will all say hello, then we'll pass to Conor for a presentation.</text:p>
      <text:p text:style-name="P26">Following the presentation, we'll have some discussion, take a look over pymdp scripts, take any questions that are coming up in the live chat. So thanks to the authors for joining today and also to Jakub. We'll just start by saying hello. So I'm Daniel, I'm a researcher in California and I'm really excited to learn a little bit more about pymdp and see active Inference lab gets applied and I'll pass to Jakub.</text:p>
      <text:p text:style-name="P26"/>
      <text:p text:style-name="P26">01:11 Jakub:</text:p>
      <text:p text:style-name="P26">Hi everyone, I'm Jakub, I'm a student in the UK and also very excited to hear more about encoding and discuss the recent developments and plans for future development.</text:p>
      <text:p text:style-name="P26">I'll pass it to Daphne.</text:p>
      <text:p text:style-name="P26"/>
      <text:p text:style-name="P26">01:30 Daphne:</text:p>
      <text:p text:style-name="P26">Hi, I'm Daphne, I'm working here in London. I used to make you a lot for work that I did with Conor on my master's thesis and also just work that we've been doing since then. So I definitely think it's a really, really great package and happy that people are going to start using it more.</text:p>
      <text:p text:style-name="P26"/>
      <text:p text:style-name="P26">01:54 Daniel:</text:p>
      <text:p text:style-name="P26">Excellent. Alright Conor, thanks a lot for joining. Take it away.</text:p>
      <text:p text:style-name="P26"/>
      <text:p text:style-name="P26">02:00 Conor:</text:p>
      <text:p text:style-name="P26">Great, thank you. Thanks for the invite.</text:p>
      <text:p text:style-name="P26">I'm glad that we arranged this. It's like a nice opportunity to go on the live stream I've been on a few times now, so it's always nice to come back. So I don't have a slide introducing myself, so I'll just say a quick sentence just about who I am. So, I'm Conor, I'm a PhD student in biology at the Mat Planck Institute for Animal Behavior, axel Constant in Germany, and most of my work is about applying active inference and kind of the Bayesian lens on cognitive science and complex systems, applying that to collective behavior, like collective Anil behavior. But today I'll be talking about kind of one of my side PhD projects which has been developing this pymdp package, which was very much a <text:soft-page-break/>collaborative group effort with a bunch of people from the active inference community.</text:p>
      <text:p text:style-name="P26">So yeah, let's dive in. See, the package has actually been out for a while and the paper came out earlier this year and it's just I want to begin by emphasizing that PMVP is very much a work in progress, even though we released a paper and it's definitely like a usable standalone package, there's always a ton to keep developing.</text:p>
      <text:p text:style-name="P26">03:14 And towards the end of the presentation, I'll talk about some of those ongoing developments which are really exciting in my opinion, and will really open up the usage and extendability of the package. Basically, this is an active Inference Institute podcast or live stream, so I don't have to spend too much time motivating, I don't think active coherence, but in short, the PvP package is a Python package for simulating and running active inference processes in Discrete state spaces. And the Discrete State Space case is a very wellstudied case and very well characterized, and it's been very popular in models of decisionmaking like discrete decisionmaking and planning and has seen a lot of application in the neurosciences as models of discrete decisionmaking behavior in, for instance, humans or other animals.</text:p>
      <text:p text:style-name="P26">So just I'll give a little outline of the presentation.</text:p>
      <text:p text:style-name="P26">04:17 So first I'll just introduce a team of people who have worked on pymdp and were authors on the paper. But the actual effective team goes much larger than that because there's a lot of people who are developing or using it and contributing in their own ways that weren't actually co authors on the paper. And then I'll discuss the motivation for the package. I'll give a brief overview active Inference Lab and Discrete State Spaces but as I mentioned, I think this is a really nice venue to have this discussion about Pond DP, because I don't think I need to go too deep into discussing what active coherence is.</text:p>
      <text:p text:style-name="P26">So that will save us some time to get more into the depth of Pine DP. I'll talk about the existing approaches to simulating active inference agents, like mainly in MATLAB using SPM, and just kind of compare and contrast Pine DP with SPM and help us understand where time DP is coming from in terms of its origins in SPM, really. So then we'll talk about some of the features of Pimedp and its general package structure and then we'll dive Hinton a few usage examples where I'll show some like, outputs of simulated agent behavior and then the code that accompanies that just to kind of demonstrate what the general flow of Pine DP looks like.</text:p>
      <text:p text:style-name="P26">05:34 And then at the end I'll just discuss some of the future directions and ongoing active branches, I guess, of Pine dupe. There are ongoing development efforts that I think will make Pineup super exciting and extendable to all kinds of new use cases.</text:p>
      <text:p text:style-name="P26">So I'm really excited about that. And as Daniel was saying, if at any point someone wants to butt in or has questions for Clarification, just feel free to let me know and we can kind of dwell on some points for longer. Okay, so I'll start by introducing the team. So the Car authors in the paper, in addition to me, were Beren Millidge, Daphne to make us who is here today Brennan Klein, Karl Friston, Gain Couzin, and Alexander Chance. So Karl and Iain are my cop supervisors, and Clark is the original progenitor of the MDP.</text:p>
      <text:p text:style-name="P26">Or discrete state space formulation active inference lab in MATLAB. So it's nice to kind of have his stamp of approval on our work here and his kind of cosign on that.</text:p>
      <text:p text:style-name="P26">06:40 And then I think it's important to emphasize how critical everyone here is to the package. And it wasn't really just I did do, I guess, most of the actual software development, but the early stages of pymdp were really conversations between Me, Brennan and Alec back in 2019 or maybe even earlier, <text:soft-page-break/>just about the need for a Python package that does active inference. And I think probably other people were having similar conversations around that time, but it was because we all kind of came together that we're able to build this thing in not too long of a time, I mean more than two years.</text:p>
      <text:p text:style-name="P26">And it could have probably been done faster if I was working full time on it, but it was really fun to kind of watch the progression of this. And then, as Daphne said, she's actually one of the first people who really used pymdp in her own master's thesis. And not only that, but in a very ambitious application, which is like multi agent collective behavior, having a Dutch of pymdp agents interacting with each other to simulate the kind of opinion dynamics and echo chambers and social networks, which is really exciting.</text:p>
      <text:p text:style-name="P26">07:46 So that was really gratifying to work with her on that. So it's really nice also that Daphne's part of this because it's like a very good examples of a pioneer in the Pine active inference lab community.</text:p>
      <text:p text:style-name="P26">And then SAFRON, also Me, Alec and Baron did a lot of work on developing some of the more sophisticated message passing techniques in active inference in pymdp. And SAFRON Fath also really critical in helping me write the paper, and he's just great at writing and conceptualization and just also used actually time DP in some of his own work on success or representations active inference lab, which is kind of cool.</text:p>
      <text:p text:style-name="P26">Okay, so motivation, one of the biggest things which everyone here I'm well aware of is there's just much more popularity and interest in active inference these days, in the past ten years and especially the last five years. So it's kind of obvious that we need some more general, user friendly frameworks for actually letting people learn about active inference, first of all from a pedagogical perspective, as well as applying it in their own research or industrial implication or whatever they want to actually do with active coherence.</text:p>
      <text:p text:style-name="P26">09:02 And there's a lot especially of interest in active inference from certain communities, not just neuroscience anymore, but things like machine learning, data science, engineering, network science, even software development, software engineers, and a lot of those interested field, the most dominant language is Python. So a lot of times what I've heard, when people come to learn about active inference and they have a background in python or r or something, and they figure out that it's all in MATLAB, there's kind of a barrier to entry because they either don't know MATLAB or they have a hard time parsing MATLAB code, especially if they're from non array programming frameworks. Like maybe they're a front end web developer who uses JavaScript or something and they're not actually familiar with big multidimensional array programming.</text:p>
      <text:p text:style-name="P26">So that was another motivation for making specifically a Python package that does active inference. And then finally, because it's in Python, that means that we're now creating an ecosystem that can talk to other ecosystems.</text:p>
      <text:p text:style-name="P26">10:10 So ideally, Pine DP isn't going to be just used in a script that only uses Pymdp. It's going to be used with other software packages, some of them having to do with artificial intelligence or network science or all kinds of frameworks that are relevant. And so you can now kind of plug and play with Pine DP agents and put them in environments like OpenAI gym for reinforcement learning, for instance.</text:p>
      <text:p text:style-name="P26">And now you can work with active inference in diverse applications. And that's really great for Python because Python by design and by community driven development, just has so many different packages that were built very well for some specific thing. So now that it's in Python, you can kind of use it in <text:soft-page-break/>tandem with all those other Python packages.</text:p>
      <text:p text:style-name="P26">Okay, so now a brief intro to active inference. So the fundamental paradigm of active inference is that you consider an agent embedded in its environment. And unlike kind of traditional, more passive approaches to perception and behavior, where you kind of consider the environment, gives you information, you do some sensory Noor transformation, and then you perform an action.</text:p>
      <text:p text:style-name="P26">11:24 Active inference very much emphasizes the fact that inference or the problem of dealing with uncertainty characterizes both perception or what we call like state estimation or belief updating as well as action, which is where active inference hae park comes into play. So agents are not only updating their beliefs about the states of the world, the hidden states out there by minimizing this bound on surprise called free energy.</text:p>
      <text:p text:style-name="P26">And that's where these kind of humpolsian ideas of perception as inference come from, but also you're minimizing surprise or abound on surprise also to choose your action. So inflowing actions becomes just another sort of inference problem. So policies or sequences of actions are considered latent variables or hidden states, and then you also do inference about those. And by casting both sides of the perception action coin as an examples of surprise minimization, what you evince are agents that kind of display purposeful and curious behavior.</text:p>
      <text:p text:style-name="P26">12:32 And there's nothing about active inference that means you have to use discrete state spaces or pymdp.</text:p>
      <text:p text:style-name="P26">That is just one particular type of or class of generative models for active inference. But the palmdp discrete state space generative models are really easy to work with active coherence because a lot of these quantities that I'm showing here are very easy to compute when you're dealing with palm DPS or partially observed Markov decision processes. So we'll get into all the mathematics in a little bit. But that's just a basic paradigm of active inference agent environment trying to minimize surprise both doing perception and action by minimizing surprise.</text:p>
      <text:p text:style-name="P26">And just for a more indepth mathematical review of active inference in discrete state spaces, namely using these partially observed Markov decision processes. I would recommend reading this paper, which is excellent, in the Journal of Medical Psychology by Lance Thomas, nora Sebastian, Victorita Andy Clark.</text:p>
      <text:p text:style-name="P26">13:38 It's just a really great description from a formal basis of how we get to the update equations active inference lab starting from the most like formal treatment of categorical and deer sleigh distributions. And also the pymdp paper, the version we have on archive also has a bunch of appendices that do a lot of the similar sort of math. So I would also refer people to that.</text:p>
      <text:p text:style-name="P26">Okay, so now let's get into the generative model models that form the bread and butter of the agent's brains in pine DP. Essentially. So central to active inference is writing out down a generative model which is just a specification of how an agent believes its world works.</text:p>
      <text:p text:style-name="P26">How does it believe its environment influences itself like the dynamics of the world progress? And how does that those hidden state dynamics also give rise to observations that's all encoded in what we call a generative model or a world model some people also call.</text:p>
      <text:p text:style-name="P26">14:38 So in pine DP we only deal with a very specific sort of generative model which are called these partially observed Markov decision processes. So these are a classic model of sequential decision making and planning under uncertainty. They're not unique.</text:p>
      <text:p text:style-name="P26">Active inference lab people use palm DP models for classical reinforcement learning and all kinds of <text:soft-page-break/>decisionmaking problems. They're called Markovian Markov decision process because the state at the current time only depends on the action in the state at the previous time. So that's the definition of a Markov process. They kind of have this shallow temporal dependence that, for instance, a nonmarkovian process doesn't have, like a process that has longer term or deeper temporal dependencies that stretch further back in the past. Palm dupes are often, but not always formulating discrete state space and discrete time.</text:p>
      <text:p text:style-name="P26">There's nothing about the word palm DP that means they have to be these multinomial or categorical distributions. But just when we talk about palm DPS in active coherence, we're almost always talking about these discrete ones that have to do with basically you can only be in one of k discrete states at a time and you only progress to one of k discrete states at the next time.</text:p>
      <text:p text:style-name="P26">15:52 So everything is discreet. But there's nothing intrinsically about these Markov decision processes that has to be discrete. I think it's just worth mentioning that because that's an important kind of conflation that people often make when they see the word palm DP.</text:p>
      <text:p text:style-name="P26">And the reason we decided to use this discrete palm DP generative model for active inference is not just because of the applications to sequential decision making and planning, but also there's just a massive preexisting active inference literature since 2010 2011 on using palm DP as generative models for decisionmaking tests. So all the mathematics for doing active inference with these models is already done so we didn't have to invent any new math or theory to actually code this up, because a lot of it has already been written in papers for ten years. So that made our life easier when developing it. So now let's dive into just the gain components of these palm VPs. I'm only listing the four major ones here, but there's other components that we can discuss if anyone's interested.</text:p>
      <text:p text:style-name="P26">16:56 But essentially this line at the top is a description of the generative model in terms of a joint distribution over hidden states, s and observations o into the future. So because of the Markovian nature of this generative model, you can write the joint distribution with this factorized, basically product of errors and likelihoods that factorizes across time. So that's why they're those products over time. In the top, it doesn't matter understanding the math right now, but the gain components, which will map onto a schematic in a second, are the agents beliefs about how the hidden states cause observations, which we encode in something called the observation model or the likelihood mapping, often called the A matrix or the Aarray. So this is a probabilistic representation of how do hidden states at the current time affect or give rise to observations at the current time.</text:p>
      <text:p text:style-name="P26">Second, we have the transition or dynamics model, which is another sort of likelihood that encoding the agent's beliefs about how hidden states at one time relate to hidden states at the next time.</text:p>
      <text:p text:style-name="P26">18:06 So this maps, this is what the agent uses to make forward predictions about how will the world evolve if this happens or if that happens, as well as to carry kind of messages or empirical priors from the past. Given where I was yesterday, where must I be now, given my beliefs about how the world evolves? Sometimes that's all encoded in the B array or the B matrix. And then these final two are kind of priors, the first of which is very important, which is called the C array or the C vector, which encodes the agent's prior beliefs about what observations it's likely to encounter.</text:p>
      <text:p text:style-name="P26">And as we said in the beginning, active inference is all about casting both action and perception as an inference problem. So active inference as a framework kind of turns the classic paradigm of reward functions and reinforcement learning on its head by saying, instead of a reward function, just equip the agent with a kind of optimistic belief that in the future I will see this kind of data.</text:p>
      <text:p text:style-name="P26"><text:soft-page-break/>19:06 And then by performing coherence with respect to a generative model that has that prior belief in it, the agent will look like it's searching for observations that conform with its errors. So it goes in line with this idea that active inference is a process of selffulfilling prophecy. The agent believes I'm more or less likely to see certain observations.</text:p>
      <text:p text:style-name="P26">And then by doing coherence about policies with such a bias degenerative model, the agent will kind of bring itself to actually realize its prior preferences or these prior beliefs about observations. So that's all encoded in the C vector. And the C vector you can basically think of as the Bayesian translation of the reward function. And you can actually exactly relate the entries of the C vector to rewards and reinforcement learning. But we don't have to get into that now, but I can share papers if anyone's interested.</text:p>
      <text:p text:style-name="P26">And then finally, there's the prior overhitting states. And this is simply the agent's belief about what is the prior likelihood of each hidden states state at the first time step of the simulation.</text:p>
      <text:p text:style-name="P26">20:11 So this isn't really a necessary thing in active inference, but oftentimes when we're simulating agents, we use a finite temporal horizon with a start time and an end time. So if you have a finite temporal horizon, it means that you have to basically plug in a prior belief about what the world looks like at times. Step one.</text:p>
      <text:p text:style-name="P26">And that prior belief is encoded in this D vector. And we can just intuitively sketch out the palm DP generative model as a Bayesian graph, where nodes are connected by edges by these arrows if they depend on each other. So these red nodes represent the hidden states transitioning to each other over time. And the Bleu nodes, the O nodes, represent the agent's beliefs about how observations are generated from those hidden states. So that's just a graphical representation of the palm DP and the A matrix encodes, as we said, the agents beliefs about how those red notes give rise to the Bleu nodes at any time.</text:p>
      <text:p text:style-name="P26">So usually we assume that this A matrix is time invariant.</text:p>
      <text:p text:style-name="P26">21:13 So they believe that this observation mapping doesn't itself depend on time. That's at least that the assumption made in most palm DPS. And then there's also the agent's time and variant beliefs about how the transition dynamics of the world bring states at time T minus one, two states at time T. And then policy selection or action comes into play active inference lab by framing actions as controlled transitions.</text:p>
      <text:p text:style-name="P26">So the B matrix does not just say how should the world look now given how it was yesterday, but how should it look now, given how it was yesterday and the fact that I took this action at time T minus one. So the B matrix is not only conditioned on past states, but also on previous actions. So policies pi come into play as a belief or a distribution over those action. So the actions directly influence the transitions and then the transitions affect the states.</text:p>
      <text:p text:style-name="P26">22:13 So that's how kind of we think about action in a lot of POMDP scenarios and actions or policies pi or sequences of actions or collections of actions.</text:p>
      <text:p text:style-name="P26">And then we have this critical objective function called the expected free energy that determines which actions are more likely than others. So by minimizing expected free energy, we optimize a belief about policies and then the expected free energy itself is a function of your generative model, your beliefs about the world, which includes this biased prior belief about what observations you expect yourself to see. So the kind of reward function enters policy selection via this expected free energy. And that's why we're able to still kind of call all of this a form of an inference problem because we're minimizing this <text:soft-page-break/>expected bound on surprise. And in doing so we kind of infer distribution over policies which we then sample from to actually generate actions and change the world.</text:p>
      <text:p text:style-name="P26">And then as I said, the D vector is basically just a prior on that initial hidden state distribution.</text:p>
      <text:p text:style-name="P26">23:19 So yes, in summary, to build a palm active inference lab model, you have to write down or encode these A, B, CS and DS. And there's some other prior to that we can talk about like a prior over policies just called an E vector. But for now you can just think of most of the heavy lifting active inference lab as consisting in writing these things down, actually encoding what your agent believes about the world that it exists in. And these things, in the case of these categorical discrete distributions, they end up looking like matrices and vectors. Since everything is canonical distinctions, you're not dealing with continuous infinite dimension spaces, you're dealing with things that have a discrete number of entries, like a four x four matrix or five by five matrix.</text:p>
      <text:p text:style-name="P26">Yeah, I think before the next part I'm going to talk about like the MATLAB Python bioelectric. Before we move on to that though, should we maybe pause if there's any questions?</text:p>
      <text:p text:style-name="P26"/>
      <text:p text:style-name="P26">24:22 Daniel:</text:p>
      <text:p text:style-name="P26">Yeah, great. Thank you Daphne or Yaka, do you want to provide any thoughts or reflections?</text:p>
      <text:p text:style-name="P26"/>
      <text:p text:style-name="P26">24:35 Daphne:</text:p>
      <text:p text:style-name="P26">There's one thing that I always agent a little bit confused about, which might be nice to resolve now, which is in radial parameterisation of the prior preferences. Can you explain why exactly it is that when you initialize them, you just do them with like integers greater than one, greater than or equal to one, but then you like soft maximum later on inference? Why do we not define our prior testing to those probabilities?</text:p>
      <text:p text:style-name="P26"/>
      <text:p text:style-name="P26">25:06 Conor:</text:p>
      <text:p text:style-name="P26">Yeah, that's a good point and a good thing to mention usually in both the MATLAB and the Python implementation. So when building pymdp, we made the decision to do the same thing.</text:p>
      <text:p text:style-name="P26">When you're encoding that C vector, instead of encoding it as probabilities, which it ultimately should be, what you really write down is the log of the C vector. So you write it down in terms of relative log probabilities. And the reason that's potentially a more intuitive parameterization rather than writing it down directly in terms of probabilities is because the log of the probability is more like the actual reward. So if we go back to this generative model, the expected free energy being a free energy is actually and then a free energy is sort of a kind of KL divergence. It's encoded in terms of bits which is naturally in a logarithmic space.</text:p>
      <text:p text:style-name="P26">26:10 So if you're writing down like a prior in terms of in log space, you know, kind of if I change the number of log units in my prior preferences, it's more linearly related to the change in the expected free energy for a policy that leads to that observation. Whereas if you're writing down the priors in terms of probability space, the resulting change in the expected free energy from changing something in probability space is not going to be linear, it's going to be a non linear change. So if we think of rewards as log probabilities, something that's like one extra log unit or one natural log, one nat or one bit more valuable than another thing that will actually reflect itself in terms of the expected free energy difference between seeing thing one versus thing two. Whereas if we encode those two things in terms <text:soft-page-break/>of probabilities, that expected free energy difference won't be as intuitive simply because it won't be linear.</text:p>
      <text:p text:style-name="P26">27:13 So that's like a quick reason for why we decide to encode things in log space.</text:p>
      <text:p text:style-name="P26">But there's nothing mathematically necessary by and means you could easily just write the priors directly in terms of probabilities. It's just a way to make it more reward like really?</text:p>
      <text:p text:style-name="P26"/>
      <text:p text:style-name="P26">27:32 Daphne:</text:p>
      <text:p text:style-name="P26">Yeah, that makes a lot of sense.</text:p>
      <text:p text:style-name="P26"/>
      <text:p text:style-name="P26">27:36 Daniel:</text:p>
      <text:p text:style-name="P26">Thanks, Jakub.</text:p>
      <text:p text:style-name="P26"/>
      <text:p text:style-name="P26">27:40 Jakub:</text:p>
      <text:p text:style-name="P26">Yeah. I'm wondering, is there hard requirement on the amb matrices or tensors to be actually encoded as categorical matrices or because thinking about the function of the a matrix and the way the agent uses it to infer its hidden states from an observation. I'm thinking whether it be possible to encode high dimensional state spaces in something like a neural network that can approximate these probabilistic representations as well and learn the relationship between observations and hidden states.</text:p>
      <text:p text:style-name="P26"/>
      <text:p text:style-name="P26">28:25 Conor:</text:p>
      <text:p text:style-name="P26">Yeah, definitely.</text:p>
      <text:p text:style-name="P26">Sorry.</text:p>
      <text:p text:style-name="P26"/>
      <text:p text:style-name="P26">28:32 Jakub:</text:p>
      <text:p text:style-name="P26">Basically whether you think that would be possible. I feel like the Python implementation, which I'm sure you'll get into the advantages of Python over MATLAB, also affords the interoperability with other libraries and within data science.</text:p>
      <text:p text:style-name="P26"/>
      <text:p text:style-name="P26">28:52 Conor:</text:p>
      <text:p text:style-name="P26">Totally. Yeah, that's a good point. So I kind of mentioned towards the beginning when we talked about palm DPS, there's nothing about palmdi P's that means all these things have to be matrices.</text:p>
      <text:p text:style-name="P26">The main thing that defines a pond DP is that it's partially observable so that the agent only gets to see the Bleu nodes and that it's a Markovian process. So that there's like a temporal shallowness in the memory of the hidden states. But you could replace A and B with any kind of parameterized. It has to be a proper likelihood function. So it has to be have the properties of being a likelihood.</text:p>
      <text:p text:style-name="P26">But there's nothing that means that it can't be a multivariate Gaussian or Koshi distribution or Bernoulli distribution or any kind of exponential family or some parameterisation neural network that people use oftentimes in reinforcement learning. Like they'll parameterize a dynamics model just with a bunch of neural networks that, say, take active states at time t and move them to state at time t plus one.</text:p>
      <text:p text:style-name="P26">29:55 The reason there's difficulties with that is simply because it's unclear how to compute things like the expected free energy once you start moving into these not as nicely behavior distributions. So a lot of the reason that this framework was developed in the discrete categorical state version is dot one. <text:soft-page-break/>Because for modeling low dimensional tasks like someone playing ant a slot machine or deciding to go left or right in a Y maze, it's easy to use these discrete distributions to kind of give a good description of that behavior.</text:p>
      <text:p text:style-name="P26">That's one thing, but also is really a mathematical tractability reason there aren't always closed form solutions for the expected free energy, depending on what those distinctions look like. So there's some work on doing this. For instance, Magnus Kudol has a paper in Entropy where they computer the expected free energy in linear dynamical systems, basically where all these A's and B's are represented by Gaussians. So they call this like a linear controllable dynamical system, and they also have to make some assumptions about how the actions affect the B matrix, which really isn't a matrix anymore, it's more like a continuous Gaussian.</text:p>
      <text:p text:style-name="P26">31:08 And they find that the normal terms you get with the expected free energy, like the information gain, those a lot of the interesting things that we get when we use canonical distributions, those terms actually disappear when we use Gaussians.</text:p>
      <text:p text:style-name="P26">So you actually don't get the nice information gain seeking or information seeking terms that you would normally get by using categoricals. But there's other ways to get around that. Like if you use neural networks, you can still use things like sampling approaches to compute expected free energy energy where you basically sample a bunch of possible trajectories and then you can use the samples like kind of multicarlo style to compute expected free energies. And a lot of the groups that have done scaling active inference to deep neural networks, they've used that kind of approach. So, like Alex Chance paper scout scaling active coherence does stuff like that.</text:p>
      <text:p text:style-name="P26">A lot of the stuff out of like, Timberblan's group, I don't want to leave anyone. I think Noor has done obviously a lot of Norsejita has done a lot of active inference with deep neural networks as a virus bound test.</text:p>
      <text:p text:style-name="P26">32:11 Like a lot of these people were actually trying to apply active inference to Tate neural nets. They have to basically come up with ways to compute that expected free energy that are different than the way it's done in Pine BP, because in Pinevp you can exactly compute that expected free energy, which ends up just being a bunch of matrix vector products and then a summation. So it just becomes more difficult when you use more complex distinctions.</text:p>
      <text:p text:style-name="P26">But it's by no means impossible. You just have to come up with. Some kind of approximation. But there are ways I think you can get around that which involve what people have been calling hybrid models where you might have deep neural networks that feed into a palm DP at some higher layer and then the in palmdp space like a discrete categorical space. You can still computer expected free energy and free entries, but you can still take advantage of at lower levels like high dimension neural networks to project your data into this low dimension space.</text:p>
      <text:p text:style-name="P26">So you do all the EFE active inference in this lower dimensional palm DP space where everything is exact, but you can still take advantage of the nice dimension reduction and feature extraction properties of neural networks to first pre process the observations.</text:p>
      <text:p text:style-name="P26">33:23 So that's something I'll talk about at the end because we've made some progress on the first steps towards making that possible, which involves basically making all of auto differentiable. So you can train neural networks that are attached to the PMVP models? Yeah. It's a great question though.</text:p>
      <text:p text:style-name="P26"/>
      <text:p text:style-name="P26">33:41 Daniel:</text:p>
      <text:p text:style-name="P26"><text:soft-page-break/>Awesome. I see this as like the body plan of generative model models and maybe what's a leg today is an antenna tomorrow or leg gets longer or thicker. There's a lot of different ways to swap out and compose different parts of the model. So thanks. Carry on.</text:p>
      <text:p text:style-name="P26"/>
      <text:p text:style-name="P26">34:00 Conor:</text:p>
      <text:p text:style-name="P26">Cool. Yeah. So now let's talk a little bit about the traditional software for active inference research, which I'm sure everyone on the call right now is familiar with. The original way it was done was basically Karl Friston and a few others wrote a bunch of MATLAB scripts, part of the SPM package which was originally for like neuroimaging data analysis and statistical testing. And there's a subpackage called DCM or dynamical expectation maximization which is used for not only active inference, including continuous active inference, but also just like generalized filtering and fitting nonlinear state space models from empirical data.</text:p>
      <text:p text:style-name="P26">So within that we have all this kind of discrete active inference toolbox, most of the functions of which are prefixed by SPM underscore MDP. So the main function that basically does everything that Pine DP does for the most part is containing one function called SPM, MDP DBX and kind of in a tongue in cheek way.</text:p>
      <text:p text:style-name="P26">35:03 We often joked around that Pine DP is just a package that implements that one function because that one function essentially does active inference and learning and all the message passing just in one call, which in many ways is very nice because you just have to pass and MDP to it. And then it in a kind of black box way, gives you all the belief, updating and history of action and everything that you need, despite its elegance. And it's, like, usefulness and how robust it actually is because you can pass in any agent with any generative model and it will pretty much work.</text:p>
      <text:p text:style-name="P26">The issue is because it's just a single function, it's not very modular. So it's very hard to flexibly compose different computational of active inference lab process. So if you want to do some bespoke active inference application where like, oh, before I do hidden state inference, I want to update the parameters of the A matrix, and I want to do it in this particular way. It's very hard to do that in spammdp VBX.</text:p>
      <text:p text:style-name="P26">36:03 So what often I see happening, and I did this myself in my master's research is I end up having five different versions of this function that have some little specialist prefix for the specific thing that I was doing, and then that just ends up being, like, kind of not efficient because you're creating a bunch of boilerplate code.</text:p>
      <text:p text:style-name="P26">And then you have one function that does the particular little version of active inference that you want to explore in your project. So just by modularizing this one function, even within MATLAB, you could do this. You would basically make the thing a lot more flexible and save a lot of copying and pasting of code. Another issue is that inference and policy selection are fixed, so you can't kind of compare and contrast different message passing approaches and action selection routines. So there's just one way it's done in SPMD VBX, which is called marginal message passing.</text:p>
      <text:p text:style-name="P26">And so it's hard to compare that. What if you change the message passing algorithm, whereas in Pinevp we have right now two message passing algorithms that you can kind of side by side compare and we hope to add more in the future, which is very easy because it's just a modular thing.</text:p>
      <text:p text:style-name="P26">37:16 And then because of what we Beren talking about in the beginning, just by virtue of this being in MATLAB, it's harder to synthesize with other frameworks like in reinforcement learning, OpenAI <text:soft-page-break/>gym, and deep neural networks like intensity flow or Pi torture jacks. So just the fact that it's in MATLAB already limits it. Of course, people have found ways to do, like, cross language, cross platform code, like moving from Julia to MATLAB to Python and back, but it's just a lot more heavy lifting involved in that.</text:p>
      <text:p text:style-name="P26">And then I'll just lay out some kind of pros and cons of MATLAB and Python. So one of the things I do like about MATLAB is it's very easy to get started with array programming, has a nice editor, there's a lot of use and history and computational neuroscience. Even when I gave this tutorial at the course on computational psychiatry this past year, I think the majority of the tutorials were still using MATLAB. So there's still a good reason to use MATLAB just because of the history and the number of packages that are well suited for doing neuroscience and psychophysics stuff.</text:p>
      <text:p text:style-name="P26">38:24 So there's that advantage just kind of like almost momentum or a legacy advantage.</text:p>
      <text:p text:style-name="P26">But of course there's issues like it's proprietary. I think that's the biggest one. You need to pay one way or another to use MATLAB, and there's not as much community driven development. I mean, there is some like the file exchange, but it's not the same level as something like Python. And then Python kind of can compete with math because it has array programming in the form of NumPy.</text:p>
      <text:p text:style-name="P26">Of course it's open source, it's been widespread, adopted across tons of Fields, not just academic ones, but lots of commercial application and there's a lot of community driven development in the form of packages like Pineup. But one disadvantage is, for me at least, it wasn't as easy to get started with MATLAB as it was with MATLAB, because you often have to install a bunch of things and learn about virtual environments and you have to learn about a lot of more programming stuff before getting started with using Python.</text:p>
      <text:p text:style-name="P26">39:27 So I think that is one reason that MATLAB is actually still useful as a ecological tool. Like the time between getting MATLAB and actually doing programming is pretty short, which is nice. So yeah, the package within this info active GitHub organization, it's called Pinevp and you can just pip install it like in a virtual environment or just in your base installation of Python.</text:p>
      <text:p text:style-name="P26">And then once you have a Pine to be installed, you can kind of import and use in a flexible, modular way all the different sub packages or sub modules like the agent module which basically just implements the agent class. And then there's different modules like inference and control and learning that are independent of actually an active inference agent. And you can just use them to do message passing for hidden state inference or to compute expected free energy energy on possible policies or to compute updates to parameters so all those things can be composed and flexibly.</text:p>
      <text:p text:style-name="P26">40:29 You can make kind of Frankenstein active inference agents by composing all these things in the bespoke way that you desire. And a lot of it.</text:p>
      <text:p text:style-name="P26">The main workflow of pymdp comes down to specifying the generative model in the forms of these discrete arrays and then plugging them into the brain of the agent and instantiating an agent. So that is pretty much encapsulated by these two lines at the bottom import the agent from pinevp. And then you just build one by plugging in the A-B-C and D. And then you have this agent object that you can use to do hidden state inference through methods like infer states infer policies, which is the agent internally computes the expected free energy of its policies and then you finally can sample actions. So these three lines are the kind of the main players of any active inference loop, state inference, policy inference and then action prediction, and you just kind of tie those in a loop over time to instantiate active inference lab process.</text:p>
      <text:p text:style-name="P26"><text:soft-page-break/>41:32 And the kind of the circularity of the action perception loop comes into play with the inputs to the agent, which are its observations and the outputs of its action prediction which are its actions. And of course, you need to use the last action to then get a new observation, and that you do by plugging the action into some environment. This is also in the active coherence literature, often referred to as the generative process. So the actual world out there that generates your data. So this is the kind of classic action perception loop you'll see in any active inference agent.</text:p>
      <text:p text:style-name="P26">And this is also not even unique to active inference. This is just how reinforcement learning problems are generically framed. So, like, Openaiigm uses a very similar control flow or kind of like sensory motor loop.</text:p>
      <text:p text:style-name="P26">So here's an example of just doing that, like import the agent, set up the generative model, and that's the hardest part. So I kind of conveniently put ellipses after the dot, dot dot.</text:p>
      <text:p text:style-name="P26">42:36 But that's actually where most of the code is going to happen, is building the generative model. Build the agent, you build some environment which you can either import as one of the stored Pine VP environments, or you could get it from OpenAI gym, or you could just create your own environment. So this would be your code that actually describes how the world works out there, the world that the agent is interacting with.</text:p>
      <text:p text:style-name="P26">And then you can implement a time step of active inference with those few lines of code right there. And that would all be kind of those last lines, like eight through 15, those would kind of be wrapped within a loop over time.</text:p>
      <text:p text:style-name="P26">Yeah, this is just more examples of like, this would be a quick way to in this example, we're not even running active inference, but we're just using one of the message passing algorithms from the Algo's submodule to do hidden state inference. So in this case, I just created a random a matrix. I created a random conversation and I gave and I made up a random prior.</text:p>
      <text:p text:style-name="P26">43:37 And then I can just do one, like, active update of what an agent might be doing during hidden state inference and optimize QS or the beliefs about hidden states. So this is an example of how you could actually use Pinevp to just do generic inference on hidden Markov models.</text:p>
      <text:p text:style-name="P26">You don't even need to use it within an active inference loop. You could just use it to do like, statistical inference on a hidden Markov model with the particular algorithms that we've provided. And then of course, one of the advantages I talked about over the SPM is that you can create customized active inference processes. There's a lot of extra arguments to the agent class where you can kind of turn on and off different parts of the reward function or the expected free energy for an agent. So for instance, in this agent, the agent does not incorporate expected utility, which is a kind of reward C vector driven component of action selection.</text:p>
      <text:p text:style-name="P26">But the agent does use state infogain and parameter information gain, which are two other components of the expected free energy.</text:p>
      <text:p text:style-name="P26">44:40 So there's a lot of ways that you can kind of create a bespoke active inference agent that will behave in different ways depending on these kind of keyword arguments that you provide.</text:p>
      <text:p text:style-name="P26">Yeah, here are just more examples. Like in this case, we're using active inference agent just to do hidden state coherence and no actions at all. So the agent is just inferring hidden states. It's updating its beliefs about the A matrix, and it's updating its beliefs about the D vector or the initial hidden state. And so you can just flexibly put together all these lines and create an agent that does whatever you want.</text:p>
      <text:p text:style-name="P26"><text:soft-page-break/>There's no need to be ActInf lab the world technically. Okay, so now I'm going to show a few examples of Pine VP in action. So this is one that's a classic active inference paper. It's one of my favorite papers, I think it's called Scene Construction active inference Lab, where it's describing a task where an agent has to and this was used to actually model human data in a psychophysics as an agent has to gaze contingently, uncover two out of four quadrants that have particular images in them.</text:p>
      <text:p text:style-name="P26">45:51 And there's four quadrants total, and two of them have the images of interest in them.</text:p>
      <text:p text:style-name="P26">And if the two images in this case are a bird and a cat image, and that's an example of a flea scene, so the agent basically, or the human has to categorize the agent scene, which is simply defined by the combination of two images and then categorize the scene. So it's basically a categorization task, but the agent needs to gaze contingently, uncover a sequence of cues before it knows what that category is or what that scene is. So it combines the epistemic components that we all know and love about active coherence, trying to uncover the hidden state of the world by actively sampling it. So in this case, they're sampling the world by moving their eyes to different quadrants to uncover what's behind them and then actually choosing what the true category is based on what it learned about the world. And that's where it's trying to maximize utility because there's some reward associated with categorizing correctly.</text:p>
      <text:p text:style-name="P26">46:55 So this is and example of that, which was originally done in MATLAB and I just re implemented in Pinevp. And this is another example where now the scene is the feed scene. So the queues are in the lower two quadrants in this example. So the agent has to look around the different quadrants. It finally sees that, okay, there's a bird in the lower right, seeds in the lower left.</text:p>
      <text:p text:style-name="P26">So this must be the feed scene. And just to show an example, what does that actually look like in active inference? Like, what does the code look like for that? So the first thing you would do for this one is you would set up your agent, which again, you just throw in the A-B-C and DS. In this case, I used a particular message passing algorithm called marginal message passing which is the same one used in MATLAB.</text:p>
      <text:p text:style-name="P26">You set up a policy depth and an inference horizon which is kind of like a memory, like how much of the past observations you take into account and then you set up an environment. This is like the external world that the agent will be interacting with.</text:p>
      <text:p text:style-name="P26">47:55 In this case I'm calling it the scene construction environment which just tells me once the agent moves its eyes to a certain place, how does that action then determine what the agent sees next, which will be whatever is behind the quadrant that it decided to look at. So those are the main two things. Those are the two sides of the action perception loop the agent and the environment.</text:p>
      <text:p text:style-name="P26">And then what it's often common to do is to get in an initial observation by resetting the environment, which is a convention barred from OpenAI gym. You basically do environment reset. It's like a method of the environment that spits out the initial observations. And then it's often useful in these things to create like lists or dictionaries that have a mapping between the observation indices which are like integers between zero and however many observations there are and then what those actually correspond to semantically. So this is just a very common way to like because all the Palm, DP and the environment will be spitting out or like ones and twos and zeros and all these like discrete indices.</text:p>
      <text:p text:style-name="P26">49:00 But it's useful to have these lists that you can use to kind of semantically map particular indices to things that are meaningful, like seeing the bird image or choosing the category one versus category two. And then once you've done that, you just write a load loop over time where you're basically <text:soft-page-break/>performing active inference which consists in hidden states, estimation and policy inference. You sample an action which then gets fed back into the environment to produce another observation and then that happens over time. So that's the whole action perception.</text:p>
      <text:p text:style-name="P26">It's deceptively simple how short it looks. But I'm kind of glossing over something that I'll talk about later, which is I mentioned earlier, which is as easy as this looks, the hardest part is actually done way before any of this happens which is writing down the A, B, CS and DS.</text:p>
      <text:p text:style-name="P26">50:00 That's by far the most time intensive and like complexity part of active inference is actually writing down the generative models. Once you have the generative models written down, then the rest basically is like clockwork. You just have to link the agent to the environment and then just run like five or six lines just to actually implement the thing.</text:p>
      <text:p text:style-name="P26">But the hardest part is writing down those ABCs and D in the beginning. I'll show another example which I kind of call Team AZ on steroids. So in the classic team a's task. I forgot what the original paper was, but it's something that's been very popular in active inference lab literature for a while that I think Karl came up with maybe in 2015 or earlier, even. Is you have an agent?</text:p>
      <text:p text:style-name="P26">A mouse that has to visit two potential sources of either reward or punishment in its environment, and it doesn't know which arm of this teammase contains the reward. So it has to visit a queue first before it knows which arm has the reward and which one has either no reward or like a shock, like a negative stimulus.</text:p>
      <text:p text:style-name="P26">51:05 In this one, I just kind of spatially extended the team A. So the agent has to now visit a sequence of cue, each of which reveals the location of the next cue in order to figure out the final cue, which is just the location of the cheese versus the shock. So this is another example where the agent first goes to Q one, then it knows where Q two is, and then it knows where the cheese is.</text:p>
      <text:p text:style-name="P26">So I call this epistemic chaining because the agent doesn't actually have to plan its route all the way to the final location of the cheese. All it has to do is get to the next queue, which then reveals where the next queue is, which finally reveals where the hidden location of the reward is. So you're kind of using epistemic value or curiosity to allow an otherwise temporally shallow animal to plan its way to a distal reward or something that it can't plan to get to.</text:p>
      <text:p text:style-name="P26">52:05 And again, this is just an example of what that would look like in Pine DP, where it basically looks exactly the same. It's just that the environment and the generative models are different, but the general flow of the code is always has this kind of classic pipeline.</text:p>
      <text:p text:style-name="P26">Okay, so I'll get to the kind of most important part, and I think the biggest source of confusion with active inference is that the hardest Parr is the generative models. All the complexity comes into encoding the agent beliefs about the world. So how do I write down to A, B's and C's and B's in paradigms like deep neural networks or like unsupervised learning? You don't have to write down the model. The neural network learns the model by just observing loads and loads of data.</text:p>
      <text:p text:style-name="P26">So it's less sample efficient, but you don't have to encode as much to begin with. So this is kind of the kind of coincides with a larger divide between modelfree and modelbased approaches.</text:p>
      <text:p text:style-name="P26">53:08 With deep neural networks, you're effectively issuing the statistical complexity of having to write down the model by just sticking together a bunch of nonlinear function approximators and then just learning the beliefs that the agent has about the world by just bombarding it with data. The same thing goes for deep reinforcement learning, like deep Q learning, active coherence lab, the agents are much more sample efficient in the sense that they don't need to train on, like, billions of data vectors. But on <text:soft-page-break/>the other hand, there's more investment on your end as the modeler because you have to write down explicitly what the agent beliefs about the world are.</text:p>
      <text:p text:style-name="P26">You don't just equip it with something as generic as a convolutional layer and some values and stuff and then let it learn. You actually have to hand code that. So I think this is one of the biggest differences between modelbased reinforcement learning where you actually encode a Bayesian generative models of the world and kind of more model free or data driven approaches.</text:p>
      <text:p text:style-name="P26">54:09 But there is it's not such a dichotomy. There are ways to kind of combine the two, but just to kind of show that very specifically, for instance, in this scene construction demo that I showed like a few slides ago, if you just look in terms of sheer lines of Coda.</text:p>
      <text:p text:style-name="P26">Which one took more code? You can kind of use the amount of lines of code as a proxy for statistical complexity or how much information is contained. So the simulation itself, running the active inference loop was like 15 lines of code. And that code itself is already very generic and not specific to the scene construction demo writing the generative model itself. That's where all the heavy lifting is done.</text:p>
      <text:p text:style-name="P26">That's where all the information that's specific to that task gets encoded. So, for instance, I just look at how I created the A matrix, the beliefs about the observation mapping for the scene construction demo that already is, like, way more code than just running the entire active inference simulation. So just like, by the sheer amount of code, you can already tell?</text:p>
      <text:p text:style-name="P26">55:10 Oh, yeah, there's a lot of assumptions and information that's being baked into the generative model. And that's where most of the heavy lifting of active inference actually comes from.</text:p>
      <text:p text:style-name="P26">So I just think it's important to remark on that because that's like a really key thing that I think anyone who wants to start working with active inference models in discrete spaces should kind of wrap their head around. Is that the model does most of the work for you? The expected free energy, yes. Is a very interesting objective function that has many advantages. But most of the power of active inference comes into writing down what your agent's beliefs about the world are.</text:p>
      <text:p text:style-name="P26">And then once you have that, then all the rest does the work for you. Because the Pine D code is very generic. What's not generic is how you encode the beliefs about the world.</text:p>
      <text:p text:style-name="P26">Okay, so now I'm kind of finishing up. Maybe we should dwell just on that bit for a second. Does anyone have thoughts or comments or questions about this? If not, I can just proceed and.</text:p>
      <text:p text:style-name="P26"/>
      <text:p text:style-name="P26">56:10 Daniel:</text:p>
      <text:p text:style-name="P26">Finish off Daphne or Jakub or I'll ask one.</text:p>
      <text:p text:style-name="P26"/>
      <text:p text:style-name="P26">56:21 Daphne:</text:p>
      <text:p text:style-name="P26">I don't have and questions.</text:p>
      <text:p text:style-name="P26"/>
      <text:p text:style-name="P26">56:23 Daniel:</text:p>
      <text:p text:style-name="P26">All right, well, you've emphasized the specification of the agent's generative models. And how about the other side of the coin? How do we specify a generative process? How do we specify the environment for the agent?</text:p>
      <text:p text:style-name="P26"/>
      <text:p text:style-name="P26">56:40 Conor:</text:p>
      <text:p text:style-name="P26">That's a really good question. Yeah, basically everything I said about the generative models kind of <text:soft-page-break/>applies to the generative process as well, except the agent's interesting behavior you could think of. The generative process is driving a lot of that too. I guess the bottleneck is the generative models because if you create a really complex generative process so a really complex environment that has all kinds of fancy nonlinear dynamics, but the agent's model of the world is super, super simple. So it just believes that there's a light switch that's either on or off, then the possible behavior you can get from such a simple agent is limited by the complexity of its generative models.</text:p>
      <text:p text:style-name="P26">So a very simple generative model will still not show very interesting behavior even if it's embedded in a complex generative process. But the most rich dynamics will obviously happen when you have both a complex generative process and a complex generative model.</text:p>
      <text:p text:style-name="P26">57:43 So all the work in building the generative models, which I would say is the first line up here, can also be matched by a lot of work in generative model generative process as well. Which in this case is this epistemic grid world environment, which is just a set of rules that says when the agent is in the queue location, show them the queue identity. Like this one is relatively simple.</text:p>
      <text:p text:style-name="P26">But one interesting thing to think about, and I'm sure like you, Daniel, have thought about this when it comes to your work on active inference and collective behavior is the interesting thing about multi agent behavior is in that case, the generative process are the actions of other agents. So the generative process, my generative process, are actually the outputs of another active inference agent. So that's one of the most complicated things in what Daphne and I had to grapple with when we were doing the and Mao as well. Mao was the first author of the epistemic community's work. This, like, social network echo chamber stuff.</text:p>
      <text:p text:style-name="P26">In that context, the generative process is a little bit more difficult because the process itself is consisting of other active coherence agent that are also acting.</text:p>
      <text:p text:style-name="P26">58:52 So the control flow of that code will look a little bit different, where you're going to have to loop over all agents least action from them and then use those actions to parameterize the observations for all the other agents. That's just a generic statement about multi agent simulations in general. But it's particularly interesting when you think about agents trying to model other agents, because almost necessarily every active inference agent will have an impoverished model of how the world works when the way the world works is a bunch of interacting active inference agents. So you're gonna have to kind of necessarily equip each agent with a more simplified generative model.</text:p>
      <text:p text:style-name="P26">Unless you want them to all have like infinite recursion depth and be able to simulate in their own generative model the generative models of every other agent. So yeah, that was kind of a tangent about the multiagent case, but I think it's just an interesting complexity to think about the tension between the generative model complexity and the generative process complexity and how they kind of mutually constrain the behavior of each other.</text:p>
      <text:p text:style-name="P26">1:00:02 Okay, so I just proceed. The last two sides I think is the kind of exciting stuff. So here list of things that we like to do with pymdp in the future. I'll just go through them and then I'll dwell on a few that I think are most important. So one is fitting Pine DP models to empirical data.</text:p>
      <text:p text:style-name="P26">So I have interacted a lot with people from the computational psychiatry community who are interested in actually creating models of behavior, often human behavior that are pymdp active active coherence ModelStream. One of the biggest, I think, limitations of Pine DP right now is that people can't use Pinevp to infer the active inference parameters of like a human subject that's performing some task. That's what you can do in SPM right now, but unfortunately you can't do that in Pine MDP. So this is <text:soft-page-break/>like really high in the priorities list and I think this is what will help pymdp actually become competitive to SPM for the communities that are interested in fitting pymdp models to data. So these are like kind of more empirical scientific disciplines like computational psychiatry.</text:p>
      <text:p text:style-name="P26">1:01:07 Other things is I think we need better interfaces for actually generating and constructing generative model models right now. All that code involved in building A and B matrices, that really becomes the bottleneck for anyone trying to do active inference. And in large part because constructing those arrays for complex generative models can be a real headache. You have to do all this weird multidimensional indexing because if you have a bunch of different interacting variables in the world, you have to create massive multidimensional arrays that have different numbers of extra dimensions that correspond to all these possible contingencies in the world. It kind of becomes a massive lookup table that you have to encode all the relationships between variables.</text:p>
      <text:p text:style-name="P26">And so I think there might be this is an ambitious project, but there might be ways to actually create kind of you eyes like user interfaces that help people build generative models by asking them a sequence of questions. For instance, do you want this variable to affect that variable? And then depending on their answer, you can kind of pre parameterize part of the a matrix or something.</text:p>
      <text:p text:style-name="P26">1:02:10 And then the actual structure of the a matrix gets windowed down through a sequence of kind of yes no questions about the different contingencies in the world. Another thing is interfacing with OpenAI gym, which we kind of already have done.</text:p>
      <text:p text:style-name="P26">Like, there's a few examples where we've done this. I haven't put these on the info actively on GitHub yet, but this is something that's Beren open. This is like a very obvious and easy thing to do because we wrote our environment class as if it was a gym environment anyway. So once you do that, it will open up to comparing active inference agents to all kinds of reinforcement learning algorithms. Hierarchical model models is a big one, so basically allowing you to stack hierarchically active inference agents within each other.</text:p>
      <text:p text:style-name="P26">So there's a lot of temporal depth that you can get out by stacking active inference agents into hierarchical things. So like one time scale of inference and planning is happening at a slower one, slower than a sub faster time scale.</text:p>
      <text:p text:style-name="P26">1:03:12 We need more demos that demonstrate parameter learning. So you can do updating of A, B and D array. I don't think you can update C so far.</text:p>
      <text:p text:style-name="P26">And I know this is something Daniel you mentioned to me, which is people in the active inference institute are generally interested in updating their beliefs about the generative model parameters, basically. And then there's things like sophisticated inference, which is kind of a more recent version of planning under active inference that's kind of interesting and has some computational benefits to it. And then hand in hand with sophisticated inference goes this thing that people have developed, have had to deal with in deep reinforcement learning for a while, which is how do you tame combinatorily explosive policy spaces? So when you're doing deep planning over time, the number of policies is exponential in the number of timesteps that you plan in. So there are various techniques for dealing with that, like Monte Carlo tree search which I think some people like Teofio Champion and others have already tried to start to implement in their own implication of palm DPS.</text:p>
      <text:p text:style-name="P26">1:04:14 And so along these lines, I want to just point out that we're actually very close to getting this working now. So fitting pam DP models empirical data so there's a branch that Dimitrije Markovi and I have been working on called the Agent Jacks branch. We've basically written a back end for pymdp <text:soft-page-break/>and Jacks, which not only lets us use a bunch of statistical probabilistic inference techniques from like NumPyro to invert or infer the parameters of pymdp agents from data, for instance, collected from human participants, but the fact that it's also back ended in Jacks means that pymdp is now fully auto differentiable. So it means you could stack a deep neural network layer onto the like before the a matrix layer of a Pine VP agent and then you could use something like the variational free energy or any other objective functions to automatically train the parameters of a neural network that's linked to a Pine VP agent. So this, I think just reimplementing it in backends like PyTorch and Jacks is like a huge benefit because this will really allow you to extend Pine VP to much more high dimension state spaces by linking up deep neural networks to various components of the agent's body as you're describing it.</text:p>
      <text:p text:style-name="P26">1:05:31 Daniel and so we originally did this just to allow you to do fitting of empirical data, but it comes with a side benefit of allowing you to differentiate and pass, like backpropagate gradients that you would use for updating deep learning models, which is, I think, really exciting. So that's like almost done. I mean, yeah, we're very close to putting up a notebook that actually does that. If you look in the agent jack's branch now, it's not very organized, but that stuff is now there and implemented. Another thing is Nora Sajid and I have actually implemented some of the environments from her paper, active inference demystified compared.</text:p>
      <text:p text:style-name="P26">And we've actually done that with PMBP in OpenAI gym, like in the frozen lake environment is a popular one for simulating B matrix learning. So that's something that's also just like we've done that and we need to upload that or, I don't know, write a short paper or do something with that because there's a lot of these different tendrils that have been explored.</text:p>
      <text:p text:style-name="P26">1:06:31 It's just a matter of pushing forward and actually putting them up on the pine BP repo. Yeah. And then these other things I would like to find time to do, but I just haven't.</text:p>
      <text:p text:style-name="P26">But as I kind of said in the beginning, this was very much a collaborative effort. So I don't also want to be necessarily the one who's like doing all of this because I think it also is healthier for the development of the package of different people are kind of taking a lead on different things and developing it in their own way. So that's something I also just generally like to encourage is for all kinds of interested people to get involved in the development. And I don't think Brennan is here, but Brennan Klein also, who is a postdoc and research scientist at Northeastern University at the Network Science Institute, he started these pymdp fellowships. So he got funding from Northeastern, I think also the templeton function to fund people to work on pinevp development or pinevp adjacent projects.</text:p>
      <text:p text:style-name="P26">I think the first round of applications is over, but it would just be this is a good opportunity to advertise that.</text:p>
      <text:p text:style-name="P26">1:07:33 I think there's going to be another cohort in the summer. So this is kind of seemingly and encoding source of funding. So it's just nice to see that other people are kind of trying to push pymdp in their own directions. So that's just an encouraging development that I want to keep everyone appraised of.</text:p>
      <text:p text:style-name="P26">I'll just end by the Read the Docs website, which is really nice for creating auto documentation. And so we have a bunch of demos up there. We have different tutorials. We have another a new demo that's not listed here, which is about just calculating the variational free energy in discrete categorical models, which is based on a demo from Ryan Smith and Christopher White and Karl forston's paper on that big tutorial paper, active Coherence lab. So I reimplemented one of the demos from that paper and now that's also in the docs.</text:p>
      <text:p text:style-name="P26"><text:soft-page-break/>Yeah, so you can open all those demo notebooks in colab and just step through them.</text:p>
      <text:p text:style-name="P26">1:08:35 And you don't need to have even python installed on your computer to use them. You can just open the links in colab and step through the code and build your own active inference agents. So it's just useful for pedagogy. That's why I mentioned if you're just getting started, I would definitely recommend going to the documentation.</text:p>
      <text:p text:style-name="P26">So yeah, thank you all for listening and for giving me the chance to talk. It was nice to be here. As always, I listened at the bottom. For the next slide, we can go through some of the demo notebooks, but we also could go through them now if there's time. It will do discussion first and then just see there's time.</text:p>
      <text:p text:style-name="P26"/>
      <text:p text:style-name="P26">1:09:17 Daniel:</text:p>
      <text:p text:style-name="P26">Awesome, thanks. Yeah. Let's address some questions from Daphne and Jakub. I'll ask some from the live chat and then perhaps you could share one or a few of the examples on the read the docs and we could just look structurally at what the anatomy and physiology is of a notebook. So first, Stephen or Jakub, any thoughts or questions?</text:p>
      <text:p text:style-name="P26">Yeah, Jakub. Go for it.</text:p>
      <text:p text:style-name="P26"/>
      <text:p text:style-name="P26">1:09:56 Jakub:</text:p>
      <text:p text:style-name="P26">I'm wondering, on the Jax implication, are there any requirements on defining the generative process at all? Or is it just about defining the structure of the generative model that we then fit to experimental data? And I guess it also relates to another question I had in scaling these models to stay spaces or generative process that we, as modelers don't have the liberty to actually define ourselves, but we want to deploy and train these agents in general processes that are already out there.</text:p>
      <text:p text:style-name="P26">Like in an online setting where you get categorical or discrete data coming in.</text:p>
      <text:p text:style-name="P26"/>
      <text:p text:style-name="P26">1:10:45 Conor:</text:p>
      <text:p text:style-name="P26">Yeah, totally.</text:p>
      <text:p text:style-name="P26">That's a great question.</text:p>
      <text:p text:style-name="P26">Say I had a pymdp agent that had a bunch of deep neural networks attached to it and I wanted to train it in a deployed setting. So it's like out there, let's say it's an agent that's trading on the stock market or something. It's like placing bets to buy cryptocurrency, let's say. In that case, in the same way to train a deep neural network on that kind of data, you don't need to pass gradients through the generative process, which of course you don't have access to your trading on the stock. Markov.</text:p>
      <text:p text:style-name="P26">So in that sense, no, there's no requirements on passing gradients or writing up a generative process that is also auto differentiable. There is one case when you would want that, which is often in the case of empirically fitting pinevp models to data, often one thing that you want to do is you have a bunch of, like you basically have a history of actions and observations of a human participant.</text:p>
      <text:p text:style-name="P26">1:11:48 You fit the model, the parameters of the pymdp agent that best explain the observed actions of your participant and you know the observations because you're an experimenter who, like, decided this person is going to see the sequence of observations. So you can do all that without having a differentiable generative process or environment. But then there's something in Bayesian inference that's called like a posterior predictive check where you say, okay, given my inference about the <text:soft-page-break/>parameters of the Pioneep agent, then I'd like to roll out the expected behavior of this agent, given my best guess for what this agent's parameters are.</text:p>
      <text:p text:style-name="P26">So that's called like a action prediction density where you say, given my posterior estimate about the agent's parameters, what would it look like in the future under these postier parameters? And to do that in using NumPyro, which is the probabilistic inference framework that uses Jax as a backend, you would want to have a generative process that is also auto differentiate.</text:p>
      <text:p text:style-name="P26">1:12:52 But in that case, I expect that writing those generative process would be easy because that would be in the case of fitting a human behavior to experimental data where they're like in a controller task environment. So if there was a case of trying to fit someone's parameters, like the value of their C vector and they're performing that C and construction task where they're secotting around, you could write the generative process because you as the experimenter developed the psychophysical tasks that they're interacting with. You COVID write that also in jacks when you're doing the modeling.</text:p>
      <text:p text:style-name="P26">So that when you're doing these posture predictive checks, you know that that's also written in jacks and that you can compute those quantities. But in a deployed setting, you're not going to be able to do any kind of pussy or predictive check in the future because you don't know how the environment actually works. Right. So that wouldn't even be something that you tried to do in the first place. But yeah.</text:p>
      <text:p text:style-name="P26">So there's nothing inherently stopping you from just as long as the models are differentiate in the same way they are with deep entorhinal networks, there's nothing stopping you from just throwing them into an environment where you don't know how the rules of the world work.</text:p>
      <text:p text:style-name="P26"/>
      <text:p text:style-name="P26">1:14:04 Daniel:</text:p>
      <text:p text:style-name="P26">The inexorable logic of natural selection or free energy minimization or just not equilibrium systems. Whether or not they know what's out there, either it's going to work or it won't. And if it fails, it fails. And the computational environment allows us to exist in this kind of gray zone where the computational agent might be quite poorly adapted to a given deployed setting, but the computer program will still run. But of course we're interested in cases where the computer program runs and the agent is able to invent some kind of meaningful or even useful behavior.</text:p>
      <text:p text:style-name="P26"/>
      <text:p text:style-name="P26">1:14:47 Conor:</text:p>
      <text:p text:style-name="P26">Exactly. We could all imagine very simple Pine VP models that would do terribly in some task right just like a dumb model that has two hidden states that it believes just stochastically switch between each other and then you give it the task of making investments in like a ten stock portfolio. And of course its model is not fit. But the promise of applying big deep function approximators to different ends of the pymdp agent means that hopefully you could then learn a good generative model and then still combine that with some lower dimensional generative models up top. That can do all the nice inference and planning with active inference, but it can deal with high dimension or ugly hard to tame observation and action spaces by using deep neural networks.</text:p>
      <text:p text:style-name="P26">So I think that's really the way to just in the same way deep learning has gotten that to work in a lot of cases. This is the way to kind of do it with pine DP models as well.</text:p>
      <text:p text:style-name="P26"/>
      <text:p text:style-name="P26">1:15:48 Daniel:</text:p>
      <text:p text:style-name="P26"><text:soft-page-break/>Stephanie, any remarks or I'll ask a few from Chat?</text:p>
      <text:p text:style-name="P26"/>
      <text:p text:style-name="P26">1:15:54 Daphne:</text:p>
      <text:p text:style-name="P26">I don't really have any questions, but I do think that is really fascinating and I think it's really exciting to think about, as you said, learning the generative model of like an agent learning its own generative model given like some real world data to figure out what is that? And I guess in terms of what you were talking about with the function approximations and NumPyro and stuff, is that still are you guys still working like from that code base and then finally started from scratch?</text:p>
      <text:p text:style-name="P26"/>
      <text:p text:style-name="P26">1:16:29 Conor:</text:p>
      <text:p text:style-name="P26">Yeah, we pretty much started from scratch. The Pi DCM thing, I'm actually not sure what the IP status of that is because we worked on it as part of Nested Mine, so I don't have access to that code anymore. But that was more implementing like variational LaPlace in which we worked on that together.</text:p>
      <text:p text:style-name="P26">The variational applause in Jacks, which is the way that you do gradient descent on free energy when you're trying to do inference. What we're doing now instead of that is we're saying can you rewrite a prime DP model such that you can pass gradients through it jacks like accelerated gradients and then use NumPyro to do all kinds of fitting routines, not just variational LaPlace. But you could use MCMC. You could use like NumPyro just has a massive, you know, library of different probabilistic approximate Bayesian inference techniques so you can kind of throw the kitchen sink of NumPyro inference techniques at a pine DP model.</text:p>
      <text:p text:style-name="P26">1:17:32 So the challenge there is just rewriting a pine DP model so you can define like a likelihood function that goes from like the pondyp parameters to the observations, which in this case would be the actions of the agent.</text:p>
      <text:p text:style-name="P26">And in order to do that in a way so that can play friendly with Jacks, we just had to make sure that all the interior functions of the PMBP agent like the inference, the planning, action selection, all of that was written in Jacks so that you can pass gradients through it when computing likelihood gradients effectively.</text:p>
      <text:p text:style-name="P26"/>
      <text:p text:style-name="P26">1:18:03 Daphne:</text:p>
      <text:p text:style-name="P26">Yeah, it makes a lot of sense.</text:p>
      <text:p text:style-name="P26"/>
      <text:p text:style-name="P26">1:18:07 Daniel:</text:p>
      <text:p text:style-name="P26">All right, I'll ask a few questions from the live chat first. Most descriptions of active inference across the literature are written in terms of matrices, but pymdp clearly works with tensors. Do you have a good reference for how the operations are different when generalizing the equations from matrices to tensors?</text:p>
      <text:p text:style-name="P26"/>
      <text:p text:style-name="P26">1:18:29 Conor:</text:p>
      <text:p text:style-name="P26">That's a really good point. This is one of the things that actually frustrated me a lot when I was first learning about active coherence. I noticed exactly what this person asked is that a lot of the basic operations are written as if there's only single dimensional hidden states and single dimension observations. So everything is, like they said, matrix vector products and matrix math. But what we're <text:soft-page-break/>really doing is tensor multiplications and tensor products.</text:p>
      <text:p text:style-name="P26">So in terms of references for how that works, essentially, there's nothing super qualitatively different. These tensor operations that we do in Pine BP are basically just fancier ways of expressing sums of matrix implication. So the mathematics of it is all still standard linear algebra. It's just the way we represent these high dimensional matrices as tensors is just a more efficient representation. So mathematically, it's nothing too crazy.</text:p>
      <text:p text:style-name="P26">1:19:29 The way I learned about how that worked was just by staring at function in MATLAB for like, a year until I just figured it out. But it wasn't easy, and there's definitely better options out there now. So one reference of the battle recommend is the appendix appendices of pinevp, the paper, the archive paper. So I think appendix A or all those appendices basically deal with the full tensorfactorized version where it's not dealing with matrices, but we're actually indexing into higher dimensions. Another one, which I think originally discusses the tensor products and the tensor factorization is in an appendix of, I think, active Inference, Curiosity, and Insight, which is where they first talked about, like, novelty and parameter information game.</text:p>
      <text:p text:style-name="P26">That's a paper I'm sorry, I don't remember the year it came out, either 2017 or 2018, but I know the paper title is called active Inference, Curiosity, and Insight.</text:p>
      <text:p text:style-name="P26">1:20:31 And in one of the appendices, they actually do the full tensorbased mathematics. And then finally, another good reference is a recent paper that was, I think, headed by Teo Phio champion. I'm just going to try to find it real quick because I don't want to forget this. Maybe I'll stop sharing my screen.</text:p>
      <text:p text:style-name="P26">Did I stop? Okay, I stopped. It's a really good reference that has appendices about doing tensor math for active inference. In particular.</text:p>
      <text:p text:style-name="P26"/>
      <text:p text:style-name="P26">1:21:13 Daniel:</text:p>
      <text:p text:style-name="P26">We also recently learned about the branching time active inference, which speaks to some of those questions of computational complexity.</text:p>
      <text:p text:style-name="P26"/>
      <text:p text:style-name="P26">1:21:26 Conor:</text:p>
      <text:p text:style-name="P26">And all right, yeah, I should have mentioned that that's, like, probably the most promising approach to date about finessing the computational complexity of active inference. So, yeah, this one is by Tiao Fiochampille. Mark Gresh, I guess that's one of his advisors. And Howard Bowman, his other adviser. And that is called Multimodal and Multifactor Branching Time Active Inference, which I just posted.</text:p>
      <text:p text:style-name="P26">So I haven't read this myself, but I've heard from other people. Like, I think Alex Chance told me that the appendices are really good for the full Tensor generalization of active imprints.</text:p>
      <text:p text:style-name="P26"/>
      <text:p text:style-name="P26">1:22:06 Daniel:</text:p>
      <text:p text:style-name="P26">All right.</text:p>
      <text:p text:style-name="P26"/>
      <text:p text:style-name="P26">1:22:06 Conor:</text:p>
      <text:p text:style-name="P26">Awesome.</text:p>
      <text:p text:style-name="P26"/>
      <text:p text:style-name="P26">1:22:07 Daniel:</text:p>
      <text:p text:style-name="P26"><text:soft-page-break/>Well, I've added all of those citations mentioned into the YouTube live chat.</text:p>
      <text:p text:style-name="P26"/>
      <text:p text:style-name="P26">1:22:13 Conor:</text:p>
      <text:p text:style-name="P26">Awesome. Thank you.</text:p>
      <text:p text:style-name="P26"/>
      <text:p text:style-name="P26">1:22:15 Daniel:</text:p>
      <text:p text:style-name="P26">I'm going to ask the following question from FAFSA using a jack's back and makes it easy to wrap Pymc three pi MC three around it. Eg to have pymdp as an operator to use in a Pi MC Three model. Is there any plan to do this?</text:p>
      <text:p text:style-name="P26">I ask because there's a growing Bayesian community in Python around Pi MC three.</text:p>
      <text:p text:style-name="P26"/>
      <text:p text:style-name="P26">1:22:41 Conor:</text:p>
      <text:p text:style-name="P26">That's really interesting. I didn't know, actually, that Pine G Three was also had a jacks back in. So? I don't know, to be honest.</text:p>
      <text:p text:style-name="P26">I'll start by saying that I don't know because my introduction to probabilistic modeling in Python was through Dimi. Dimitrije Markov, who basically sold me on NumPyro. Nampyro is the way of the future. And I know NumPyro has a jack's back, and and I think NumPyro and Pi MC Three occupy a similar place in that ecosystem of probabilistic inference in Python. I don't know how models are specified in Pi MC three.</text:p>
      <text:p text:style-name="P26">I am assuming it's not too dissimilar from how it looks in NumPyro and because all the low level back end is now written in jack's. I can't promise this, but I would assume that you could just write a Pi MC three model in the same we wrote way we wrote an umpira model that wraps pymdp functions. Only the pymdp implication in Jacks.</text:p>
      <text:p text:style-name="P26">1:23:43 So if pi m g three only depends on jacks at the flow level, then, yes, it certainly can work. But I don't know.</text:p>
      <text:p text:style-name="P26">Is there anyone else here who has experience using PM G Three and might know Because I just don't know enough about it.</text:p>
      <text:p text:style-name="P26"/>
      <text:p text:style-name="P26">1:23:58 Daphne:</text:p>
      <text:p text:style-name="P26">I use Pioneer a little bit, but I think it is, as you said, quite similar to NumPyro. I think that probably you'd be able to do the same things that you're doing with integrity NumPyro with PMC free as well.</text:p>
      <text:p text:style-name="P26"/>
      <text:p text:style-name="P26">1:24:15 Conor:</text:p>
      <text:p text:style-name="P26">Cool. And so it's primary on back end is Jack's.</text:p>
      <text:p text:style-name="P26"/>
      <text:p text:style-name="P26">1:24:21 Daphne:</text:p>
      <text:p text:style-name="P26">I didn't actually know that.</text:p>
      <text:p text:style-name="P26"/>
      <text:p text:style-name="P26">1:24:23 Conor:</text:p>
      <text:p text:style-name="P26">Ant that point. I didn't know that either.</text:p>
      <text:p text:style-name="P26"/>
      <text:p text:style-name="P26">1:24:28 Daniel:</text:p>
      <text:p text:style-name="P26"><text:soft-page-break/>In competition with the matrix multiplication of MATLAB. What makes you excited about the probabilistic programming direction and all of these packages and approaches that we're naming?</text:p>
      <text:p text:style-name="P26">How does the probabilistic programming differ from just writing out the matrices and calculating them on paper? And why does that have some promise for implementing active inference models?</text:p>
      <text:p text:style-name="P26"/>
      <text:p text:style-name="P26">1:25:00 Conor:</text:p>
      <text:p text:style-name="P26">I think the biggest advantage of the probabilistic programming is not necessarily for simulating active inference agents. For Simulating active inference agents for sure. The matrix.</text:p>
      <text:p text:style-name="P26">Multiplications are sufficient. Having it in, Jacks makes it much more scalable. So You Can Use all the vectorized operations to run like tens of thousands of active inference agents simultaneously because you have these highly optimized just in time compiled functions and jacks that allow you to it just basically speeds things up in order of magnitude. But the probabilistic programming angle is not as much for simulating active inference processes as it is for doing inference or fitting models of active inference agents to empirical data. So, say observe an animal or a person doing something.</text:p>
      <text:p text:style-name="P26">Now, what we can do, which we can only do in SPM but we can't do in Pinevp yet until now, is we can take a sequence of someone's behavior and then infer the best parameters of an active inference model that explain their behavior.</text:p>
      <text:p text:style-name="P26">1:26:05 So given how someone decided, I can say, oh, their A matrix must look like this or their C vector must have this precision to it, like you could infer someone's risk sensitivity or their risk aversion given their behavior. And the nice thing about being in probabilistic programming languages is there's so many different methods that haven't been really well explored for fitting active inference models in the MATLAB literature because almost everyone there uses this variational Bayesian approach where you basically minimize free energy. You use a Gaussian approximation for the posterior. It's a very specific type of variational coherence now that it's in Nopyro or perhaps Pi MC Three gain, this will be very soon.</text:p>
      <text:p text:style-name="P26">It's not fully implemented yet. We'll be able to throw all different kinds of probabilistic inference techniques that have their different advantages and disadvantages. Like a big thing in probabilistic. Inferences is MCMC Monte Carlo. Markov chain.</text:p>
      <text:p text:style-name="P26">Monte Carlo. Inference.</text:p>
      <text:p text:style-name="P26">1:27:06 It's supposed to give less biased posterior distinctions. Like there's advantages to using MCMC over variational approaches to approximate Bayesian inference. And one thing that I haven't seen done, which I would love to see, and a lot of people in the computational psychiatry communication have complained and told me what they'd like to see is like a side by side comparison of variational base to infer pymdp parameters or POMDP parameters versus MCMC approaches.</text:p>
      <text:p text:style-name="P26">So once you have everything in probabilistic program framework, you can do side by side comparisons between all the different inference techniques that you wouldn't necessarily have if you're limited by a language where only one or two or three inference techniques are implemented. So it's basically just taking advantage of all the work that people have worked on, NumPyro have done, and implementing all these different kinds of inference methods. Yeah.</text:p>
      <text:p text:style-name="P26"/>
      <text:p text:style-name="P26">1:28:02 Daniel:</text:p>
      <text:p text:style-name="P26">Awesome. And Faust to follow up the primary back end for Pi MC is acera, but the new version can <text:soft-page-break/>use Jax.</text:p>
      <text:p text:style-name="P26">I might get around to writing the Pi MC three rapper once the jack's version of pymdp is stable. It sounds very doable.</text:p>
      <text:p text:style-name="P26"/>
      <text:p text:style-name="P26">1:28:19 Conor:</text:p>
      <text:p text:style-name="P26">That's awesome.</text:p>
      <text:p text:style-name="P26"/>
      <text:p text:style-name="P26">1:28:21 Daniel:</text:p>
      <text:p text:style-name="P26">If you see it as likely and you have the affordance, then just minimize your free energy and you won't be surprised when you do it.</text:p>
      <text:p text:style-name="P26"/>
      <text:p text:style-name="P26">1:28:32 Conor:</text:p>
      <text:p text:style-name="P26">Absolutely.</text:p>
      <text:p text:style-name="P26">That's great.</text:p>
      <text:p text:style-name="P26"/>
      <text:p text:style-name="P26">1:28:33 Daniel:</text:p>
      <text:p text:style-name="P26">That's promising - nice! Jakub or Daphne? - or I can ask another question?</text:p>
      <text:p text:style-name="P26"/>
      <text:p text:style-name="P26">1:28:43 Jakub:</text:p>
      <text:p text:style-name="P26">Good thing for me right now.</text:p>
      <text:p text:style-name="P26"/>
      <text:p text:style-name="P26">1:28:45 Daniel:</text:p>
      <text:p text:style-name="P26">Well, you mentioned message passing several times in the context of pymdp. So what is message passing, and how was it used in pymdp?</text:p>
      <text:p text:style-name="P26"/>
      <text:p text:style-name="P26">1:28:59 Conor:</text:p>
      <text:p text:style-name="P26">It's a good question. So message passing in general describes like, a set of algorithms that you can use to do exact or approximate Bayesian inference so oftentimes to make it very concrete in the context of doing Bayesian inference about hidden states.</text:p>
      <text:p text:style-name="P26">So what an active inference agent will have to do when they're faced with some observation, they'll have to combine messages. Like, one message corresponds to the sensory information, and then another message corresponds to their prior beliefs about the world, and they use some algorithm to combine those messages to optimize a belief about the current hidden state of the world. So in Pine BP, we have a very naive, kind of computational efficient doing way of doing that, which we just call naive or vanilla fixed point iteration, which is like the most simple message passing scheme you can think of, which is just, I'm actively filtering hidden states using my prior from the past. So I say, given where I was at the last time step, where should I be now, given my B matrix?</text:p>
      <text:p text:style-name="P26">1:30:04 And then I just essentially combine that with my incoming sensory message, which is just the observation passed through the likelihood matrix, the A matrix, and then I just combine those two messages together.</text:p>
      <text:p text:style-name="P26">And that resulting thing is my posterior distribution, my posterior or best belief about hidden states. That's the simplest form of message passing. It has this very temporally shallow current evidence <text:soft-page-break/>combined with prior to form the new belief. It has this very kind of Bayesian flavor to it, right, where the best posture is just a product of the likelihood and the prior. There's also more advanced message passing techniques that are used when your beliefs themselves are more complicated.</text:p>
      <text:p text:style-name="P26">So in the full implementation of active inference, that's in the MATLAB version, agents don't just have a belief about what the current hidden state is, they have a full predictive and postdictive kind of tensor or cube of beliefs about all the hidden states in the future and all the hidden states in the past.</text:p>
      <text:p text:style-name="P26">1:31:06 Further condition on all the policies I will potentially take or could have taken in the past. So you have this massive belief tensor stretching into future and past hidden states and further factorized by policy. And when you have that kind of belief that you need to update, you have to use more sophisticated message passing techniques, one of which is called marginal message passing. There's something called variational message passing.</text:p>
      <text:p text:style-name="P26">And all these different message passing techniques are just essentially consistent passing messages forwards and backwards in time, as well as across different variables that characterize the hidden states, which we call hidden states factors. And the message passing algorithms are basically still amount to combining sensory information with prior beliefs, but they just have kind of more complicated trajectories through the space of beliefs in the future and the past. There's people who can explain this much better than me. I've implemented some of these in Pine DP, but I would refer people to there's a really nice paper, I think you may have retweeted it the other day, Jakub.</text:p>
      <text:p text:style-name="P26">1:32:14 It's about?</text:p>
      <text:p text:style-name="P26">It's called mean field.</text:p>
      <text:p text:style-name="P26"/>
      <text:p text:style-name="P26">1:32:19 Jakub:</text:p>
      <text:p text:style-name="P26">Oh, yeah. The paper comparing the mean field and.</text:p>
      <text:p text:style-name="P26"/>
      <text:p text:style-name="P26">1:32:25 Daniel:</text:p>
      <text:p text:style-name="P26">Bethexmation Neuronal message passing using meanwhile Seth and marginal approximation par Markov, Keeble and Friston 2019 in the paper that a few of us have Beren walking through, looking at how the different free energy functionals look different under different approximations and it will probably be a focal paper in 2023 for us to really dive. Hinton, because a lot of these vintage, let's say, 2011 to 2019 papers now, packages and development directions such as pymdp are facilitating these methods to be actually used, and there's a huge wealth of conceptual possibility proposed.</text:p>
      <text:p text:style-name="P26">Heuristics exciting use cases relevant other kinds of connections and as you brought up earlier, it was very MATLAB bound to bring those kinds of connectivity into the last mile.</text:p>
      <text:p text:style-name="P26">1:33:43 And then especially the more granular or modular developments were under the umbrella of the SPM VBX which prevented them from being meaningfully shared in a true, distributed open science or decentralized science way. And so that's why of course, we've been so excited to work with and build on time DP and learn about it more. Because this is exactly the kind of composability of active inference agents and their different implementations that is going to be able to be worked on in a massively distributed way. Somebody might specify a really interesting a matrix, somebody else might specify an interesting B, somebody else is going to link those together into a new kind of agent, someone else can implement it differently.</text:p>
      <text:p text:style-name="P26">1:34:43 And so it brings like a natural it kind of factorizes the process of developing these algorithms <text:soft-page-break/>which previously were allostat always either fully MATLAB or and or bespoke and very custom and fit for a given paper but not necessarily adaptable along the relevant axes that one would want to use for a Modern especially Pythonic setting.</text:p>
      <text:p text:style-name="P26"/>
      <text:p text:style-name="P26">1:35:22 Conor:</text:p>
      <text:p text:style-name="P26">Totally, I couldn't agree more. I mean, that's a great way of thinking about it, too is like by making modular, flexible code that exists in the ecosystem of other packages, you're essentially factorizing the collective minds representation of the task at hand. Where then? Different parts of that representation can be worked on without having to pass messages or take into account what's going on across the entire network of distributed workers.</text:p>
      <text:p text:style-name="P26">So like someone can write their own even better message passing algorithm and then just slot it in to use with Pine DP without having had to learn about how every little facet of Pine DP works. You know. So yeah, that's a really important, I think, thing. About just open science and modular software development.</text:p>
      <text:p text:style-name="P26"/>
      <text:p text:style-name="P26">1:36:11 Daniel:</text:p>
      <text:p text:style-name="P26">Nice.</text:p>
      <text:p text:style-name="P26">Well, in our closing minutes, of course, Yakuk or Daphne, any remarks or questions and also any appetizer. What kind of models are people excited about and or what might we see in the following live stream which will be in January 2023? Model stream seven two.</text:p>
      <text:p text:style-name="P26"/>
      <text:p text:style-name="P26">1:36:41 Daphne:</text:p>
      <text:p text:style-name="P26">I would just say that I think that the notebooks are really, really useful. So like, it's a really great resource for people who are trying to build a model and understand what's going on under the Hate of Time DP. And I think that it would be really cool to have an extension to those notebooks that also talks about learning the deer slave parameters for the A and B matrices. I think that that would be really, really cool and thank you so much. Conor, you wanted to talk?</text:p>
      <text:p text:style-name="P26"/>
      <text:p text:style-name="P26">1:37:17 Conor:</text:p>
      <text:p text:style-name="P26">Yeah, thank you for coming. That's a really good point. And this is something that Daniel also said earlier in the emails that updating A and B is like, it's very underdocumented right now. And I think that would be because that is a form of learning the generative models that right now it's not the most sophisticated way. You still have a fixed number of rows and columns, so you make some assumptions, but that is like a flexible way when the agents are themselves learning the B and A matrices.</text:p>
      <text:p text:style-name="P26">So yeah, we should definitely maybe that can actually be A. I can just add that into the notebook that I was planning on showing this like kind of epistemic two armed bandit task. We can just add in some A or B learning to that and just show how that works or make a new notebook that uses that.</text:p>
      <text:p text:style-name="P26"/>
      <text:p text:style-name="P26">1:38:09 Daniel:</text:p>
      <text:p text:style-name="P26">Eventually for the textbook and for every Parr. It would be amazing to be able to see the code, the analytical representation, a graphical representation, and different natural Lagrange representations because they're all formally connected and they could all be rendered as such. And that would really, <text:soft-page-break/>one might expect, increase the accessibility and rigor of a model and help us compose and connect across different domains and just welcome and recognize many different kinds of learning and modeling.</text:p>
      <text:p text:style-name="P26"/>
      <text:p text:style-name="P26">1:38:56 Conor:</text:p>
      <text:p text:style-name="P26">Absolutely.</text:p>
      <text:p text:style-name="P26"/>
      <text:p text:style-name="P26">1:38:57 Daniel:</text:p>
      <text:p text:style-name="P26">Markov, any thoughts or questions?</text:p>
      <text:p text:style-name="P26"/>
      <text:p text:style-name="P26">1:39:03 Jakub:</text:p>
      <text:p text:style-name="P26">No questions at this point, but also just thanks a lot for the awesome presentation and I'm really excited about all the emerging integrations and use cases that will undoubtedly spring up. We started exploring NumPyro as well and kind of discussing how that can be used for scalable, active, active coherence ModelStream. I'm really excited to help. MDP will interoperate with all of these different integrations and it will be very exciting to use.</text:p>
      <text:p text:style-name="P26"/>
      <text:p text:style-name="P26">1:39:56 Conor:</text:p>
      <text:p text:style-name="P26">Thank you.</text:p>
      <text:p text:style-name="P26"/>
      <text:p text:style-name="P26">1:39:58 Daniel:</text:p>
      <text:p text:style-name="P26">Conor, any penultimate words?</text:p>
      <text:p text:style-name="P26"/>
      <text:p text:style-name="P26">1:40:02 Conor:</text:p>
      <text:p text:style-name="P26">I guess maybe just in the spirit of what you were saying, I can just show a skeleton of what we could go through next time.</text:p>
      <text:p text:style-name="P26"/>
      <text:p text:style-name="P26">1:40:12 Daniel:</text:p>
      <text:p text:style-name="P26">Oh, great. All right, we see it.</text:p>
      <text:p text:style-name="P26"/>
      <text:p text:style-name="P26">1:40:15 Conor:</text:p>
      <text:p text:style-name="P26">Is that okay?</text:p>
      <text:p text:style-name="P26">So basically this is a Coda notebook, so I encourage anyone to go to the Pine DP tutorial website. And each of the notebooks, like Tiffany was saying, they're pretty useful and they have Coda links associated with them and you can just open the link and then explore. This one, I think, is part of the agent API. Yeah, this is the same one, except I showed this one recently at the course on computational psychiatry. So I've updated a little bit so I can share this with you, Daniel.</text:p>
      <text:p text:style-name="P26">And then you could either put on the discord or wherever this one is a little bit more updated, but the basic one here will still that you can access here will still show the same thing. But in any case, the thing is you just open up co op. You need a Google account. That's the one implication to use these you can install locally infractively pymdp import NumPy mat.</text:p>
      <text:p text:style-name="P26">1:41:19 There's just some imports here.</text:p>
      <text:p text:style-name="P26"><text:soft-page-break/>And then this whole the spirit of this notebook is essentially just going through all the steps in setting up the generative models. So creating your hidden states factors, that's something we didn't really talk about. Action oriented representation in the context of pymdp building the B array, which not only has like you can just do it yourself, but there's also these hidden cells with solutions to each of these things. And then the main run to this notebook before running active inference is just stepping through and actually initializing the entries of the A-B-C and D arrays. And next time I have some slides to go along with this, so we can basically go between the slides and the actual code.</text:p>
      <text:p text:style-name="P26">Same thing with your array. So you have some representation of what you want the A matrix to look like, and then you go into the code and actually build it out. And you do that sequentially for each of the components of the generative model and you're plotting them along the way so you can see what it looks like after you've built it.</text:p>
      <text:p text:style-name="P26">1:42:27 And then after you've built the general model, then you actually plug it Hinton an active inference agent. So the first stuff is building factorized A and B for a generic general mall that I think is just a more sophisticated grid world.</text:p>
      <text:p text:style-name="P26">But then that's kind of the introductory task. And then we go and then we actually build the A's and B's and C's for this epistemic two armed bandit task, which is basically just like a team A's. And then you build that out. You're writing in all the little submatrices of your A matrix. That's why there's so many cells.</text:p>
      <text:p text:style-name="P26">Like I Sajid it's. Like that's the longest part to actually building things out.</text:p>
      <text:p text:style-name="P26">The C vector basically the reward function, which Daphne was saying earlier, you're actually encoding in terms of relative log probabilities. And then finally you basically do those steps that we discussed during the presentation. You just plug all your painstakingly generated A's and b's.</text:p>
      <text:p text:style-name="P26">1:43:30 Hopefully dot two painstaking into your agent class. You generate the two armed bandit, the epistemic two armed bandit environment, which is just the rules about how the world works given the agent actions.</text:p>
      <text:p text:style-name="P26">And then you actually run this active coherence loop, which is, as we discussed, just effectively running the loop over time, doing hidden state inference, policy inference action sampling, and then stepping the environment to get the new observation. And then at the end, I've just written this helper function that can basically plot the history of choices and beliefs. So then at the very end, this is like the more a fun experimental part. You can mess with the parameters of the environment and also the parameters of the agent's model and then start seeing how that changes behavior just by kind of iteratively running active inference simulations and plotting the resulting choice behavior and history of beliefs. So that's a general that's a little preview, I guess, of what we can do.</text:p>
      <text:p text:style-name="P26">1:44:32 And we can also have a little sub module in here. We're actually letting the agents update their beliefs about the A or the B matrix, which could be cool.</text:p>
      <text:p text:style-name="P26"/>
      <text:p text:style-name="P26">1:44:42 Daniel:</text:p>
      <text:p text:style-name="P26">Awesome. Looks really exciting. And on a final SPM note, in the SPM textbook and in experiments, sometimes there are these incredible gray scale matrices that summarize like multiple experimental factors across 100 participants. And so it's really interesting to see how you show with also that black and white or gray scale matrix representation and how that provides a visual feel for some of these topics that we've been discussing. And of course, the representation is formally linked with a matrix, <text:soft-page-break/>but sometimes just saying, well, you have two options and there's ten states in the world and the likelihoods look like this.</text:p>
      <text:p text:style-name="P26">Instead of seeing that as like a spreadsheet with numbers, seeing them in the gray scale provides kind of a feel and it looks really nice.</text:p>
      <text:p text:style-name="P26">1:45:54 And so it looks like an awesome session we'll have for dot two.</text:p>
      <text:p text:style-name="P26"/>
      <text:p text:style-name="P26">1:45:59 Conor:</text:p>
      <text:p text:style-name="P26">Yeah, totally. That's interesting that you bring that up. Like that's something I've just always been doing, and I think it's very much because I learned all of that from reading those active inference and SPM papers.</text:p>
      <text:p text:style-name="P26">So I very much just kind of borrowed that implication technique from them and I kind of took it for granted. But yeah, it's interesting. It's clearly not the only way to go, but I always just found it very intuitive to think of probability. You just kind of can color it, use colors because the numbers are too specific. It's the gray scale.</text:p>
      <text:p text:style-name="P26">That visual aspect really kind of just shows this thing is more likely than this thing.</text:p>
      <text:p text:style-name="P26"/>
      <text:p text:style-name="P26">1:46:40 Daniel:</text:p>
      <text:p text:style-name="P26">Cool. All right, well, yaka. Daphne and Conor, thanks a lot for this awesome session. And we'll see you in a little bit more than a month for the Dot two.</text:p>
      <text:p text:style-name="P26"/>
      <text:p text:style-name="P26">1:46:53 Conor:</text:p>
      <text:p text:style-name="P26">Great.</text:p>
      <text:p text:style-name="P26">Thanks so much, Daniel. Thank you, everyone.</text:p>
      <text:p text:style-name="P26"/>
      <text:p text:style-name="P26">1:46:57 Daniel:</text:p>
      <text:p text:style-name="P26">Peace.</text:p>
      <text:p text:style-name="P26"/>
      <text:p text:style-name="P26">1:46:58 Conor:</text:p>
      <text:p text:style-name="P26">Take care. Bye.</text:p>
      <text:p text:style-name="P26"/>
      <text:p text:style-name="P26">1:46:59 Jakub:</text:p>
      <text:p text:style-name="P26">Thanks, Everyone!</text:p>
      <text:p text:style-name="P26"/>
      <text:h text:style-name="P4" text:outline-level="1"><text:span text:style-name="T13">AcInf ModelStream </text:span><text:span text:style-name="T8">Session </text:span><text:span text:style-name="T10">0</text:span><text:span text:style-name="T12">07</text:span><text:span text:style-name="T10">.</text:span><text:span text:style-name="T13">2</text:span>, <text:span text:style-name="T13">January 18</text:span><text:span text:style-name="T8">, 202</text:span><text:span text:style-name="T13">3</text:span></text:h>
      <text:p text:style-name="P27"><text:span text:style-name="T13"/></text:p>
      <text:p text:style-name="P29"><text:a xlink:type="simple" xlink:href="https://www.youtube.com/watch?v=uX8iSoDR83g" text:style-name="Internet_20_link" text:visited-style-name="Visited_20_Internet_20_Link">https://www.youtube.com/watch?v=uX8iSoDR83g</text:a></text:p>
      <text:p text:style-name="P29"/>
      <text:p text:style-name="P11"><text:span text:style-name="T4">This video </text:span><text:span text:style-name="T6">demonstrates </text:span><text:span text:style-name="T5">pymdp</text:span><text:span text:style-name="T3">, </text:span><text:span text:style-name="T6">a</text:span><text:span text:style-name="T3"> Python library for </text:span><text:span text:style-name="T7">A</text:span><text:span text:style-name="T3">ctive </text:span><text:span text:style-name="T7">I</text:span><text:span text:style-name="T3">nference in discrete state spaces. </text:span></text:p>
      <text:p text:style-name="P13"/>
      <text:p text:style-name="P17"/>
      <text:h text:style-name="P8" text:outline-level="2"><text:span text:style-name="T9">SESSION SPEAKER</text:span>S</text:h>
      <text:p text:style-name="P20">Daniel Friedman, Conor Heins, Jakub Smekal, Adam Goldstein, Karl Friston</text:p>
      <text:p text:style-name="P20"/>
      <text:p text:style-name="P20"/>
      <text:h text:style-name="P8" text:outline-level="2">CONTENTS</text:h>
      <table:table table:name="Table2" table:style-name="Table2">
        <table:table-column table:style-name="Table2.A"/>
        <table:table-column table:style-name="Table2.B"/>
        <table:table-row table:style-name="Table2.1">
          <table:table-cell table:style-name="Table2.A1" office:value-type="string">
            <text:p text:style-name="P21"><text:span text:style-name="T16">Time</text:span></text:p>
          </table:table-cell>
          <table:table-cell table:style-name="Table2.A1" office:value-type="string">
            <text:p text:style-name="P22"><text:span text:style-name="T15">Topic</text:span></text:p>
          </table:table-cell>
        </table:table-row>
        <table:table-row table:style-name="Table2.1">
          <table:table-cell table:style-name="Table2.A1" office:value-type="string">
            <text:p text:style-name="P21">00:05</text:p>
          </table:table-cell>
          <table:table-cell table:style-name="Table2.A1" office:value-type="string">
            <text:p text:style-name="P22">pymdp with Python code examples</text:p>
          </table:table-cell>
        </table:table-row>
        <table:table-row table:style-name="Table2.1">
          <table:table-cell table:style-name="Table2.A1" office:value-type="string">
            <text:p text:style-name="P21">00:43</text:p>
          </table:table-cell>
          <table:table-cell table:style-name="Table2.A1" office:value-type="string">
            <text:p text:style-name="P22">How to code an Active Inference agent with pymdp</text:p>
          </table:table-cell>
        </table:table-row>
        <table:table-row table:style-name="Table2.1">
          <table:table-cell table:style-name="Table2.A1" office:value-type="string">
            <text:p text:style-name="P21">03:22</text:p>
          </table:table-cell>
          <table:table-cell table:style-name="Table2.A1" office:value-type="string">
            <text:p text:style-name="P22">pymdp: Active Inference and generative models</text:p>
          </table:table-cell>
        </table:table-row>
        <table:table-row table:style-name="Table2.1">
          <table:table-cell table:style-name="Table2.A1" office:value-type="string">
            <text:p text:style-name="P21">08:15</text:p>
          </table:table-cell>
          <table:table-cell table:style-name="Table2.A1" office:value-type="string">
            <text:p text:style-name="P22">Factorized State Spaces</text:p>
          </table:table-cell>
        </table:table-row>
        <table:table-row table:style-name="Table2.1">
          <table:table-cell table:style-name="Table2.A1" office:value-type="string">
            <text:p text:style-name="P21">15:41</text:p>
          </table:table-cell>
          <table:table-cell table:style-name="Table2.A1" office:value-type="string">
            <text:p text:style-name="P22">Powered by pymdp</text:p>
          </table:table-cell>
        </table:table-row>
        <table:table-row table:style-name="Table2.1">
          <table:table-cell table:style-name="Table2.A1" office:value-type="string">
            <text:p text:style-name="P21">28:30</text:p>
          </table:table-cell>
          <table:table-cell table:style-name="Table2.A1" office:value-type="string">
            <text:p text:style-name="P22">Multifactor multimodality factorized representations</text:p>
          </table:table-cell>
        </table:table-row>
        <table:table-row table:style-name="Table2.1">
          <table:table-cell table:style-name="Table2.A1" office:value-type="string">
            <text:p text:style-name="P21">30:59</text:p>
          </table:table-cell>
          <table:table-cell table:style-name="Table2.A1" office:value-type="string">
            <text:p text:style-name="P22">Initializing the B matrix under pymdp</text:p>
          </table:table-cell>
        </table:table-row>
        <table:table-row table:style-name="Table2.1">
          <table:table-cell table:style-name="Table2.A1" office:value-type="string">
            <text:p text:style-name="P21">37:43</text:p>
          </table:table-cell>
          <table:table-cell table:style-name="Table2.A1" office:value-type="string">
            <text:p text:style-name="P22">Markovian 2-Step Algebra</text:p>
          </table:table-cell>
        </table:table-row>
        <table:table-row table:style-name="Table2.1">
          <table:table-cell table:style-name="Table2.A1" office:value-type="string">
            <text:p text:style-name="P21">41:02</text:p>
          </table:table-cell>
          <table:table-cell table:style-name="Table2.A1" office:value-type="string">
            <text:p text:style-name="P22">Inference with a non-Markovian model</text:p>
          </table:table-cell>
        </table:table-row>
        <table:table-row table:style-name="Table2.1">
          <table:table-cell table:style-name="Table2.A1" office:value-type="string">
            <text:p text:style-name="P21">44:39</text:p>
          </table:table-cell>
          <table:table-cell table:style-name="Table2.A1" office:value-type="string">
            <text:p text:style-name="P22">Generative models: How deep is it?</text:p>
          </table:table-cell>
        </table:table-row>
        <table:table-row table:style-name="Table2.1">
          <table:table-cell table:style-name="Table2.A1" office:value-type="string">
            <text:p text:style-name="P21">47:44</text:p>
          </table:table-cell>
          <table:table-cell table:style-name="Table2.A1" office:value-type="string">
            <text:p text:style-name="P22">On the Nature of Generative Models</text:p>
          </table:table-cell>
        </table:table-row>
        <table:table-row table:style-name="Table2.1">
          <table:table-cell table:style-name="Table2.A1" office:value-type="string">
            <text:p text:style-name="P21">53:48</text:p>
          </table:table-cell>
          <table:table-cell table:style-name="Table2.A1" office:value-type="string">
            <text:p text:style-name="P22">The contextual 2-armed bandit</text:p>
          </table:table-cell>
        </table:table-row>
        <table:table-row table:style-name="Table2.1">
          <table:table-cell table:style-name="Table2.A1" office:value-type="string">
            <text:p text:style-name="P21">57:55</text:p>
          </table:table-cell>
          <table:table-cell table:style-name="Table2.A1" office:value-type="string">
            <text:p text:style-name="P22">Choice Control State Factors and Hidden States Factors</text:p>
          </table:table-cell>
        </table:table-row>
        <table:table-row table:style-name="Table2.1">
          <table:table-cell table:style-name="Table2.A1" office:value-type="string">
            <text:p text:style-name="P21">59:52</text:p>
          </table:table-cell>
          <table:table-cell table:style-name="Table2.A1" office:value-type="string">
            <text:p text:style-name="P22">Inferring a hint from the SPM</text:p>
          </table:table-cell>
        </table:table-row>
        <table:table-row table:style-name="Table2.1">
          <table:table-cell table:style-name="Table2.A1" office:value-type="string">
            <text:p text:style-name="P21">1:09:54</text:p>
          </table:table-cell>
          <table:table-cell table:style-name="Table2.A1" office:value-type="string">
            <text:p text:style-name="P22">Reinforcement Learning 2, The B arrays</text:p>
          </table:table-cell>
        </table:table-row>
        <table:table-row table:style-name="Table2.1">
          <table:table-cell table:style-name="Table2.A1" office:value-type="string">
            <text:p text:style-name="P21">1:20:20</text:p>
          </table:table-cell>
          <table:table-cell table:style-name="Table2.A1" office:value-type="string">
            <text:p text:style-name="P22">Inferring with the Learning Module in pymdp</text:p>
          </table:table-cell>
        </table:table-row>
        <table:table-row table:style-name="Table2.1">
          <table:table-cell table:style-name="Table2.A1" office:value-type="string">
            <text:p text:style-name="P21">1:27:56</text:p>
          </table:table-cell>
          <table:table-cell table:style-name="Table2.A1" office:value-type="string">
            <text:p text:style-name="P22">Learning</text:p>
          </table:table-cell>
        </table:table-row>
        <table:table-row table:style-name="Table2.1">
          <table:table-cell table:style-name="Table2.A1" office:value-type="string">
            <text:p text:style-name="P21">1:28:46</text:p>
          </table:table-cell>
          <table:table-cell table:style-name="Table2.A1" office:value-type="string">
            <text:p text:style-name="P22">Inference under Active Inference and learning</text:p>
          </table:table-cell>
        </table:table-row>
        <table:table-row table:style-name="Table2.1">
          <table:table-cell table:style-name="Table2.A1" office:value-type="string">
            <text:p text:style-name="P21">1:41:24</text:p>
          </table:table-cell>
          <table:table-cell table:style-name="Table2.A1" office:value-type="string">
            <text:p text:style-name="P22">Inference with Learning in pymdp</text:p>
          </table:table-cell>
        </table:table-row>
        <table:table-row table:style-name="Table2.1">
          <table:table-cell table:style-name="Table2.A1" office:value-type="string">
            <text:p text:style-name="P21">1:53:55</text:p>
          </table:table-cell>
          <table:table-cell table:style-name="Table2.A1" office:value-type="string">
            <text:p text:style-name="P22">Enactive Inference and the Future of Probability</text:p>
          </table:table-cell>
        </table:table-row>
        <table:table-row table:style-name="Table2.1">
          <table:table-cell table:style-name="Table2.A1" office:value-type="string">
            <text:p text:style-name="P21">1:57:01</text:p>
          </table:table-cell>
          <table:table-cell table:style-name="Table2.A1" office:value-type="string">
            <text:p text:style-name="P22">Inverse inference and sophisticated planning</text:p>
          </table:table-cell>
        </table:table-row>
        <table:table-row table:style-name="Table2.1">
          <table:table-cell table:style-name="Table2.A1" office:value-type="string">
            <text:p text:style-name="P21">2:04:22</text:p>
          </table:table-cell>
          <table:table-cell table:style-name="Table2.A1" office:value-type="string">
            <text:p text:style-name="P22">A Dot-Three session?</text:p>
          </table:table-cell>
        </table:table-row>
        <table:table-row table:style-name="Table2.1">
          <table:table-cell table:style-name="Table2.A1" office:value-type="string">
            <text:p text:style-name="P21">2:07:33</text:p>
          </table:table-cell>
          <table:table-cell table:style-name="Table2.A1" office:value-type="string">
            <text:p text:style-name="P22">Wrapping up pymdp 007.2</text:p>
          </table:table-cell>
        </table:table-row>
      </table:table>
      <text:p text:style-name="P25"/>
      <text:p text:style-name="P23"><text:span text:style-name="T14"/></text:p>
      <text:h text:style-name="P9" text:outline-level="2">TRANSCRIPT</text:h>
      <text:p text:style-name="P31"><text:span text:style-name="T14">00:05 Daniel:</text:span></text:p>
      <text:p text:style-name="P31"><text:span text:style-name="T14">Hello and welcome. This is model stream number 7.2. It's the 18 January 2023. We're back in our second session on pymdp.Welcome back, Conor.</text:span></text:p>
      <text:p text:style-name="P31"><text:span text:style-name="T14">Thanks for joining again. And off to you for a presentation that you will weave together with some some code examples. And the notebook that we'll use is in the video description. So thanks again, Conor. Off to you.</text:span></text:p>
      <text:p text:style-name="P31"><text:span text:style-name="T14"/></text:p>
      <text:p text:style-name="P31"><text:soft-page-break/><text:span text:style-name="T14">00:35 Conor:</text:span></text:p>
      <text:p text:style-name="P31"><text:span text:style-name="T14">Great. Thank you, Daniel. It's great to be back here again. I think I've been here maybe four or five times now. So it's always a pleasure to be with you all.</text:span></text:p>
      <text:p text:style-name="P31"><text:span text:style-name="T14">So, yeah, as Daniel said, this is the second model stream in a two part series where we'll be discussing implementing active inference with PMDP. There is some background that I'm assuming you either know from your own research into active inference and palm DPS in particular, or because you've watched the first part of the series. So I'll just say that to start with. Like, if you want background, I would encourage you to go watch the first part where we talk about PMDP, the motivation for the package, what you can do with it in kind of sweeping terms. And then today we're actually going to go in and use it to code up an active inference agent performing a task, like a reinforcement learning style task that's very similar to classic active inference tasks that you can find in the literature.</text:span></text:p>
      <text:p text:style-name="P31"><text:span text:style-name="T14">Yeah. So as Daniel said, I'm going to step through the slides.</text:span></text:p>
      <text:p text:style-name="P31"><text:span text:style-name="T14">01:39 I have pauses for questions and stuff, but we also have pauses for code live coding or side by side coding. So I'll take a pause from the slides and I'll go over to the Collab notebook. The link is in the description of the YouTube video, and we'll kind of code up this agent based on things that we discuss in the slides.</text:span></text:p>
      <text:p text:style-name="P31"><text:span text:style-name="T14">It's not that I'll be actually writing code. I'll just be running cell blocks.</text:span></text:p>
      <text:p text:style-name="P31"><text:span text:style-name="T14">If anyone who's viewing wants to do it themselves, you can open the Co Lab notebook. Actually, let's start by doing that.</text:span></text:p>
      <text:p text:style-name="P31"><text:span text:style-name="T14">So this should be the Collab notebook that you get brought to when you click on the link. And this is one caveat. You need to have a Google account to use this because co op is linked to your Google drive of your Google account. So if you're doing this on your own, this is a shared link. But it's not you can't edit it.</text:span></text:p>
      <text:p text:style-name="P31"><text:span text:style-name="T14">02:41 You can't write to it. So what you have to do is go to file up here and then save a copy and drive. And then you'll get your own personal, private copy of the notebook. And I'll do that right now because I'll create a run copy where we can manipulate it all together in real time. So I'll just call it run.</text:span></text:p>
      <text:p text:style-name="P31"><text:span text:style-name="T14">Copy.</text:span></text:p>
      <text:p text:style-name="P31"><text:span text:style-name="T14">And I'll start by just installing Hinton, this colab environment. Pi MDP. So Colab is kind of like Jupiter's notebooks. It's an interactive cloud hosted notebook for running different kinds of code, but mainly Python code. So while that's installing, and I'll run that as well, we can start with the slides.</text:span></text:p>
      <text:p text:style-name="P31"><text:span text:style-name="T14">Okay, so I'll just start with a quick review from last time, and again, go back to the video if you want to see the full picture of what we discussed. So the generative models, the kind of brains of the agents that will be constructing are these partially observed Markov decision processes or palm DPS.</text:span></text:p>
      <text:p text:style-name="P31"><text:span text:style-name="T14">03:44 They have various parameters, and it's kind of up to you how to parameterize them. But under active inference, we typically have these four main components. There's fifth and 6th, depending on how complicated of a model you want to create.</text:span></text:p>
      <text:p text:style-name="P31"><text:span text:style-name="T14">But these components kind of represents the agent's beliefs about the world that it's operating in. So these are usually hand designed or at least generally structured on a case by case basis, encoding to the behavioral task that you're trying to model. So we have the A matrix or A array, which encodes the agent's beliefs about how hidden states of the world that it's doing coherence about relate to the observations that it gets. You have the B array, which encoding beliefs about transitions or beliefs about dynamics. So how do hidden states relate to each other over time?</text:span></text:p>
      <text:p text:style-name="P31"><text:soft-page-break/><text:span text:style-name="T14">You have the C vector or C array, which encodes agents prior preferences for seeing certain sorts of sensations. So this kind of plays the role of a quasi reward function, and it has the effect of biasing agents action selection such that it's more likely to visit states of affairs that a priority, expects to see I e.</text:span></text:p>
      <text:p text:style-name="P31"><text:span text:style-name="T14">04:55 Goal directed behavior. It wants to achieve some goal. And then we have the D vector, which is kind of a baseline prior about what is the state of the world before I get any observations, like what do I believe the hidden state distribution is?</text:span></text:p>
      <text:p text:style-name="P31"><text:span text:style-name="T14">And again, I'm glossing over this because I assume that you know about things like categorical distinctions.</text:span></text:p>
      <text:p text:style-name="P31"><text:span text:style-name="T14">All the details of these different arrays are explained more in the first video. And just again, to show the graphical model, we have the A array relating hidden states in red to observations in Bleu. We have the B matrix or B array that relate hidden states to themselves over time. So how does the world chance? And then we have policies Pi, which are sequences or collections of actions that affect transitions and thereby change the state of the world.</text:span></text:p>
      <text:p text:style-name="P31"><text:span text:style-name="T14">And then you have this critical quasi pseudovalue function to active inference in palmdp's.</text:span></text:p>
      <text:p text:style-name="P31"><text:span text:style-name="T14">05:58 Active inference in general, which is the expected free energy. And the expected free energy is the thing you try to minimize as you optimize your beliefs about policies. So the best policies are those that minimize expected free energy and that has a bunch of interesting terms that lend active inference all of its interesting, curious, information seeking behavior. And then this prior over observations factors into the computation of that expected free energy.</text:span></text:p>
      <text:p text:style-name="P31"><text:span text:style-name="T14">So if you have a particular prior preference to see some observations that will affect which policies get more or less expected free energy, and then you use that to actually choose a policy. And then of course, we have the D vector, which parameterizes the initial beliefs about his and states. So today we're going to actually dive in and write out our own ABCs and DS for particular generative model.</text:span></text:p>
      <text:p text:style-name="P31"><text:span text:style-name="T14">06:59 We don't have to worry about writing out our own functions that do inference or do planning. All of that will be handled by the abstractions provided by prime VP, particularly in the agent class.</text:span></text:p>
      <text:p text:style-name="P31"><text:span text:style-name="T14">So the agent class takes the components of the generative model. It gives you this very kind of black box API that you can just use to perform active inference. In the last video, we talked about different levels of abstraction. This is like the top level of abstraction in Pi MDP, where you're just passing a generative model to an agent and then kind of pressing go on the agent having to interact with the task environment. So typically this is another class, like an environment class or a task class.</text:span></text:p>
      <text:p text:style-name="P31"><text:span text:style-name="T14">And then you just kind of string the two together in an action perception loop and you get a simulation of behavior under active inference. And this is a standard thing you'll see in like OpenAI gym or other reinforcement learning packages.</text:span></text:p>
      <text:p text:style-name="P31"><text:span text:style-name="T14">08:01 You'll have usually like an environment class and an agent class, and they exchange actions and observations in a loop. So we designed the API of Pymdp, very much inspired by that.</text:span></text:p>
      <text:p text:style-name="P31"><text:span text:style-name="T14">Okay, so before we start writing down the generative model so that A-B-C and D, I want to spend a little bit of time exploring the idea of factorized state spaces. And this is important because not only the model we're working today, it's important to understand factorization in both observations and hidden states, but for almost all the most interesting palmdp models you're going to want to build, it's going to be really crucial to factorize your system in some way. Not only because it becomes easier to reason about and work with when things are factorized, but also it handles a lot of computational explosions </text:span><text:soft-page-break/><text:span text:style-name="T14">that happen if you don't factorize your state space.</text:span></text:p>
      <text:p text:style-name="P31"><text:span text:style-name="T14">09:02 So it's often useful to categorically separate observations into different modalities and hidden states into different factors. So what this means is that when we get an observation, we're actually getting a collection of different observations, one coming from each distinct sensory modality or channel. So similarly for hidden states, at any given time, the hidden states are described by a distinct set of different features, or what we call hidden state factors. And so we refer to this as a factorized representation because the different modalities are independent of each other, and the different hidden states are also independent of each other. Their dynamics are so they evolve in time without affecting the other hidden state factors.</text:span></text:p>
      <text:p text:style-name="P31"><text:span text:style-name="T14">So that's formally written down as follows. Like the modalities are conditionally independent of each other. Given the hidden states, that's what this factorization of the likelihood looks like.</text:span></text:p>
      <text:p text:style-name="P31"><text:span text:style-name="T14">So you can think of the different modalities as different sensory channels like vision, audition, somata sensation, and they provide their own distinct type of information which are then integrated together during coherence.</text:span></text:p>
      <text:p text:style-name="P31"><text:span text:style-name="T14">10:10 And factorizing the hidden states is like the idea that any given time the world can be described by independent features, like an object being described by both its location and space, as well as its identity and factorizing. The state's representations of the model in this way allows for a few different distinct advantages. One is computational efficiency, both in terms of memory and CPU. It simplifies the structure of generative model itself, so it lends it a bit of interpretability and transparency.</text:span></text:p>
      <text:p text:style-name="P31"><text:span text:style-name="T14">So there's only certain sets of variables that represent the agent's beliefs about one feature of the environment, for instance. And then finally, some would argue it has a degree of neuronal or biological plausibility. And it's consistent with the idea of factorized what others would call modular representations in the brain. So this group of neuronal populations deals with representing where something is in space, and this group of neuronal populations deals with representing the identity or what the thing is.</text:span></text:p>
      <text:p text:style-name="P31"><text:span text:style-name="T14">11:13 So that's kind of the reason we do this factorization.</text:span></text:p>
      <text:p text:style-name="P31"><text:span text:style-name="T14">So one of the most classic examples of the early examples we do in Pinevp, and this can be found on the documentation and on the main page is this grid world example where the agent is kind of navigating in a 2D grid world space. In the notebooks online, we do like three by three grid world. So there's nine total locations. And in a fully unfactorized or what we call an enumerated state space representation, every location in grid world has its own particular identity or state. So we just arbitrary can label them like location zero all the way to location eight.</text:span></text:p>
      <text:p text:style-name="P31"><text:span text:style-name="T14">And that covers all nine levels of gridworld. This is fine, but especially for a small state space like a three by three grid world.</text:span></text:p>
      <text:p text:style-name="P31"><text:span text:style-name="T14">12:13 But it kind of taxes our memory and our interpretability a little bit because we have to remember exactly how our nine indices map to the different places in grid world. So if I'm in the middle of the grid, I need to have some kind of look up table to say, okay, location four is like zero or one comma one I e, the middle location in the grid. In a factorized representation, the grid could be represented as two orthogonal or independent hidden state factors.</text:span></text:p>
      <text:p text:style-name="P31"><text:span text:style-name="T14">One is something like the x displacement or the horizontal displacement, which now just takes three values like which column of grid world are you in? And then vertical displacement or y position, which is something like which row of grid world M-I-N. And so now each hidden state is not a single nine </text:span><text:soft-page-break/><text:span text:style-name="T14">dimensional vector, but it's actually a combination or a pair of two hidden states factors.</text:span></text:p>
      <text:p text:style-name="P31"><text:span text:style-name="T14">13:14 So two, three vectors instead of a single nine vector. And then a given hidden states itself is picked out by a coincidence of these two hidden states factors.</text:span></text:p>
      <text:p text:style-name="P31"><text:span text:style-name="T14">So if the x position is one and the y position is two, then it means I'm in one comma two. So like the middle bottom up the grid world. And then once you do this, so once we have a factorized hidden state representation, it has implication for the way we construct the generative model. So in a kind of simple generative model, you would just have one B array that in the original grid world example just is like nine possible hidden states, the nine possible locations of where I just was that maps to the nine possible subsequent hidden states. So the nine possible locations I could be going to.</text:span></text:p>
      <text:p text:style-name="P31"><text:span text:style-name="T14">And then you'd have that nine by nine matrix conditioned on the different actions. So in the grid world demo, the actions are typically local like move up, move left, move down, move right.</text:span></text:p>
      <text:p text:style-name="P31"><text:span text:style-name="T14">14:19 But once you factorize things, you're going to actually now have a collection of B matrices. And this is a consequence of the factorization across the transition models that we discussed a few slides ago. So you're going to have one B matrix or one set of B arrays for the X displacement.</text:span></text:p>
      <text:p text:style-name="P31"><text:span text:style-name="T14">So how does the agent move in the X direction? These are what each of these X displacement B matrices look like, cognition on different actions. So this is what it looks like for moving left, this is what the B matrix looks like for moving right. And this is what it looks like for stay. And then similarly you have another B matrix that encodes the agent's abilities to move in the vertical direction or y displacement.</text:span></text:p>
      <text:p text:style-name="P31"><text:span text:style-name="T14">And similarly they actually look identical because the world is like rotation and translation and variant and you'll have another smaller B array just for y movement. This is a very simple example. We're not going to actually do this in code because it's kind of trivial, but it's just an example of how instead of having a location fully enumerated representation, you can split that up into basically a y axis and an X axis.</text:span></text:p>
      <text:p text:style-name="P31"><text:span text:style-name="T14">15:29 So now we're not going to simulate an active inference agent, but we're just going to play around with these data structures to get you used to the idea of factorized representations and how that manifests in the code. So now we'll go over to Colab.</text:span></text:p>
      <text:p text:style-name="P31"><text:span text:style-name="T14">So if you've been running this on your own, disk should all be downloaded. So you've installed interactively PMDP, that's the whole name of the package that's now in your environment. And then you should also run this some basic imports like NumPy and pimedp, which is now in the environment. Okay? And so the basic variables that you'll see are things like there's a few variables that are almost always part of any time DP workflow.</text:span></text:p>
      <text:p text:style-name="P31"><text:span text:style-name="T14">And this is very much mirrored on how it's done in SPM in the Dem tool box. So typically you'll have a list that specifies the dimensionalities or the number of different levels of each hidden state factor.</text:span></text:p>
      <text:p text:style-name="P31"><text:span text:style-name="T14">16:30 So for our three by three grid world nine possible states, we have one x factor of three levels and one y factor of three levels. And then the length of that list tells us the total number of hidden state factors. So in this case, we have two hidden state factors.</text:span></text:p>
      <text:p text:style-name="P31"><text:span text:style-name="T14">And then similarly you have hidden states are factorized, and then similarly you factorize your control states. So for every hidden state factor, there's also going to be a control state factor. And the fact that these are also three dimension each just basically means that the agent has three possible action in the x axis and three possible actions in the y axis. And then the number of control factors is also going to be two in that case. And so we have some nice utility functions that can quickly build a brain given the </text:span><text:soft-page-break/><text:span text:style-name="T14">two things that are necessary, the numb states and NUM controls variables.</text:span></text:p>
      <text:p text:style-name="P31"><text:span text:style-name="T14">So you just do initialize empty B NUM states and NUM controls, and then you'll have a B matrix that has the correct shapes and stuff.</text:span></text:p>
      <text:p text:style-name="P31"><text:span text:style-name="T14">17:45 So three rows, three columns, and three possible actions for the x direction and similarly for the y direction. So this is just basic setting up your variables.</text:span></text:p>
      <text:p text:style-name="P31"><text:span text:style-name="T14">And often we'll have these solution cells that are hidden underneath each little quasiexercise, so that's something you can do as well. Okay? And so that's just initializing and empty array, right? So we don't actually know what those contingencies are that we saw in the slides, but if we want to populate this thing, so this is what each factor specific V array looks like, then we have to go into these matrices and actually fill out the rows, columns and third order slices with numbers. So for instance, this loop where we loop over factors and we fill out the different entries of the B array.</text:span></text:p>
      <text:p text:style-name="P31"><text:span text:style-name="T14">What this will do is just encode those local actions like move left, move right for the x factor, and then move up, move down for the y factor.</text:span></text:p>
      <text:p text:style-name="P31"><text:span text:style-name="T14">18:48 And so once you've run that code, you've basically filled out all the numbers in that big empty B array that you started. And then you can use things like the plot likelihood function to plot these likelihood distributions, action conditioned likelihood distributions as matrices. So this is move left. For instance, if we're in the x hidden state factor, and if we change this to a one, we've changed the action index, then this is move right, and then similarly if we change this, this is move down if we're doing action one here.</text:span></text:p>
      <text:p text:style-name="P31"><text:span text:style-name="T14">So darker colors, whether it's grayscale or red, or whatever, almost unanimously in prime DP, the darker colors represent more probability.</text:span></text:p>
      <text:p text:style-name="P31"><text:span text:style-name="T14">So instead of having to display numbers, we'll just show darker numbers. Okay, so now let's go back to the slides and talk about the A arrays.</text:span></text:p>
      <text:p text:style-name="P31"><text:span text:style-name="T14">19:53 So in our unfactorized, fully enumerated grid world example, and again, I'll refer you to the documentation of prime VP if you want to play around with that example. The hidden state factors, which are just these nine kind of Arbitrarily labeled locations map to an observation modality, which is like the agent's sensation of its own position, kind of appropriate GPS modality. You could think of it as like they're sensing where they are at any given time.</text:span></text:p>
      <text:p text:style-name="P31"><text:span text:style-name="T14">And so there are various ways you could encode that. But let's just pretend that they have a very high fidelity GPS, so they're getting precise GPS readouts of where they are at any given time. So in a fully enumerated world, that a matrix, that likelihood modality would look like this. When we start factorizing things or splitting up the hidden state factors into an X factor and a Y factor, that choice not only manifests in the B arrays, but it also manifests in the structure of the arrays.</text:span></text:p>
      <text:p text:style-name="P31"><text:span text:style-name="T14">20:55 And I think this is one of the most key things to understand, because when it comes to coding these things up yourself, understanding how these arrays are structured is really important to getting things working successfully, basically getting used to multidimensional indexing.</text:span></text:p>
      <text:p text:style-name="P31"><text:span text:style-name="T14">So briefly, in summary, when you have multiple hidden state factors that manifests as extra Lagging dimensions or extra higher order dimensions in your, in your A array, so it's not really an A matrix anymore, it's an A tensor. So that means if you have two hidden state factors, the number of Lagging dimensions, ie. Excluding rows, that's what I mean when I say Lagging dimensions will be two. So you have columns and slices in addition to rows. So this is really important to understand when either using SPM or Pymdp to do palm DP based active inference.</text:span></text:p>
      <text:p text:style-name="P31"><text:soft-page-break/><text:span text:style-name="T14">And another way of saying this is for each additional random variable that we're conditioning our observations on, we have an additional Lagging dimension in our array.</text:span></text:p>
      <text:p text:style-name="P31"><text:span text:style-name="T14">21:59 So this is the same principle as with the B matrices because we condition the next state both on the past state and the past action. That's why the B arrays are also tensors. So we have two extra dimensions in the B array, one for each conditioning variable, past state and past action. So now in the X and Y factorized grid world, we have two Lagging dimensions where the first Lagging dimension, the columns in Bleu, index a particular X location, and the second Lagging dimension, the slices, if you will, index a particular Y location.</text:span></text:p>
      <text:p text:style-name="P31"><text:span text:style-name="T14">So now what I'm going to do is unwrap these slices of the multi dimension A matrix.</text:span></text:p>
      <text:p text:style-name="P31"><text:span text:style-name="T14">And so you can see that each slice of the A matrix, so that each purple indexed third order slice corresponds to conditioning on a particular setting of Y. So a particular conditional distribution over observations for the three settings of X for a fixed value of Y.</text:span></text:p>
      <text:p text:style-name="P31"><text:span text:style-name="T14">23:01 So each slice is exactly this conditional distribution, where we're looking at the conditional distributions over observations for each setting of X. So those are the columns indexed by the Bleu numbers at the bottom, but we're fixing to one value of Y. So that's the conditional distribution over observations zero, one and two.</text:span></text:p>
      <text:p text:style-name="P31"><text:span text:style-name="T14">So being in the top row, given that we're in the first row, y equals zero for the three possible settings of X. And then we move down to the next set of observations and the next slice of Y, and it looks like that and then finally like that. So this is the case where our GPS is noiseless and high fidelity, right? That's why we have like hyper dark cells and then everything else is white, is because the agent believes that its observations are high fidelity signals of the actual hidden state, namely the X comma y location.</text:span></text:p>
      <text:p text:style-name="P31"><text:span text:style-name="T14">24:03 So then when we pat these back together, we see how this full a matrix or set of conditional distributions will be represented by a nine by three by three tensor, where again, each Lagrange dimension exists to encode the conditional dependencies between that particular hidden state factor indexed by the Lagging dimension and the observations for this modality.</text:span></text:p>
      <text:p text:style-name="P31"><text:span text:style-name="T14">So when I index into the Ith column and the Jth slice of this a matrix or a tensor, I'm basically slicing out a particular conditional distribution over observations where I'm deciding what settings of the conditional distributions or the conditional random variables I'm interested in.</text:span></text:p>
      <text:p text:style-name="P31"><text:span text:style-name="T14">Okay? So yeah, that's a kind of critical concept and to just make it more tangible and clear. And to be clear, this isn't the only way to encode conditional dependencies in categorical distributions, but it's just the way that was originally used in SPM to encode these dependencies.</text:span></text:p>
      <text:p text:style-name="P31"><text:span text:style-name="T14">25:09 And then we just borrowed that convention when building Pine VP. And it's pretty useful because it makes generating things like conditional expectations pretty straightforward using linear algebra operations like higher order dot products and stuff like that.</text:span></text:p>
      <text:p text:style-name="P31"><text:span text:style-name="T14">So we have this kind of unwrapped representation of the Ara here, and we can use this to refer back to when we're building our Ara. One thing I didn't mention that is also important is that in the same way we can factorize hidden states, we can factorize modalities. So we'll talk about that in a second. But just for now, let's assume we have one single GPS sensing modality of nine possible levels where I am in grid world. So it's just a list of one number nine, and then the number of modalities will trivially be one the length of that list.</text:span></text:p>
      <text:p text:style-name="P31"><text:span text:style-name="T14">And then we can use similarly this utils initialized MTA array, which takes the number of observation modalities, their dimensions, and the number of hidden states and then it creates the A array with the </text:span><text:soft-page-break/><text:span text:style-name="T14">proper dimensions and everything.</text:span></text:p>
      <text:p text:style-name="P31"><text:span text:style-name="T14">26:22 So I've also created this combined list called a location dims, which is a combination of the number of observation modality dimensions and the number of hidden state factor dimensions. So that's, as we said, going to be nine, three, three. And so then we can populate the entry of our first modality in the A matrix, which is trivially here, the only modality with a matrix of zeros. This is actually what's happening under the hood in this thing.</text:span></text:p>
      <text:p text:style-name="P31"><text:span text:style-name="T14">So we don't need to do it here. But then if we just run that, then we'll see that the shape of a zero is the same as a location dibs.</text:span></text:p>
      <text:p text:style-name="P31"><text:span text:style-name="T14">Okay, so that's just initializing it. So we now have one A array that has one modality whose shape is nine by three by three. And then we just go and fill it out like we saw up here. So I'm filling it out under the assumption of this noiseless high, high quality GPS sensor.</text:span></text:p>
      <text:p text:style-name="P31"><text:span text:style-name="T14">27:23 So you can see when I'm indexing into the Lagging dimension here, the the Y dimension, which is the third dimension of the tensor.</text:span></text:p>
      <text:p text:style-name="P31"><text:span text:style-name="T14">I'm saying for this particular value of Y, which is when Y is zero, we're in the first row of grid world. Then the conditional distribution over the three settings of the GPS, given all the settings of X, is just an identity matrix. So I'm just coding that, that little chunk right there. And then we can go through each of the slices iteratively and do that. So, yeah, one of the things I think is a disadvantage currently of both Pine DP and the SPM is I think we need better ways to make people not have to do these multi dimension indexing operations to encode a particular conditional independency structure.</text:span></text:p>
      <text:p text:style-name="P31"><text:span text:style-name="T14">And I've thought of ways to do that, but it's actually pretty hard to do that in a generic flexible way where people can just come to the table with their own semantics and then all this gets done for them. So for now, you still have to kind of do this by hand or write some algorithmic way to do it that's specific to your task.</text:span></text:p>
      <text:p text:style-name="P31"><text:span text:style-name="T14">28:27 But yeah, that's just something to mention. It's not ideal that we have users doing this, but at the moment I can't really think of a better way to do it. And then once we've encoded that, we can look at our little conditional distributions given different settings of Y.</text:span></text:p>
      <text:p text:style-name="P31"><text:span text:style-name="T14">And that's just one choice. We could also condition on X and look ant for all settings of Y, x equals zero.</text:span></text:p>
      <text:p text:style-name="P31"><text:span text:style-name="T14">Like you can slice this up however you want, right? That's just a visualization choice.</text:span></text:p>
      <text:p text:style-name="P31"><text:span text:style-name="T14">And these are our three collections of conditional distributions, one for each setting of Y. Okay, now let's go back to the slides. Yes. So one thing I didn't mention, or I said I would mention, is we just had a single observation modality.</text:span></text:p>
      <text:p text:style-name="P31"><text:span text:style-name="T14">29:28 But just as for hidden states, we can factorize and we don't have to fully enumerate our observation space.</text:span></text:p>
      <text:p text:style-name="P31"><text:span text:style-name="T14">So we could separate the grid GPS observations into an X and a Y GPS. So now you're observing a pair of different observations at any given time, one X observation and one Y. So just like we had a separate B array for each hidden state factor, similarly we now have a separate A array for each observation modality. So we would populate one big A object array with these different modality specific A arrays. So in this case, if we had X observations and Y observations, we would have two A sub arrays.</text:span></text:p>
      <text:p text:style-name="P31"><text:span text:style-name="T14">Each one would have size three by three by three because three observations and then for the two possible states of the hidden states factors. So, yeah, that wraps up the slides I had on multifactor multimodality factorized representations and how that affects A and B arrays.</text:span></text:p>
      <text:p text:style-name="P31"><text:soft-page-break/><text:span text:style-name="T14">30:31 So before we move on to the contextual multi arm bandit, let's open it up for questions or comments if anything was unclear and someone wants to contribute their own way of explaining something, happy to talk about that now.</text:span></text:p>
      <text:p text:style-name="P31"><text:span text:style-name="T14"/></text:p>
      <text:p text:style-name="P31"><text:span text:style-name="T14">30:49 Daniel:</text:span></text:p>
      <text:p text:style-name="P31"><text:span text:style-name="T14">Awesome. Yakup. Ben, adam and Karl, if you'd like.</text:span></text:p>
      <text:p text:style-name="P31"><text:span text:style-name="T14"/></text:p>
      <text:p text:style-name="P31"><text:span text:style-name="T14">30:56 Jakub:</text:span></text:p>
      <text:p text:style-name="P31"><text:span text:style-name="T14">Yeah, thanks a lot for the great overview. I had a question on initializing the B matrix. So in this case, we initialized it with the simplest policy, just all of the available actions the agent has.</text:span></text:p>
      <text:p text:style-name="P31"><text:span text:style-name="T14">Would there be any particular use case in the grid world example where we would want to initialize it with a sequence of policies? And is that needed if we want to do planning of different temporal depth?</text:span></text:p>
      <text:p text:style-name="P31"><text:span text:style-name="T14"/></text:p>
      <text:p text:style-name="P31"><text:span text:style-name="T14">31:32 Conor:</text:span></text:p>
      <text:p text:style-name="P31"><text:span text:style-name="T14">So when you say sequence of policies, can you give me an example.</text:span></text:p>
      <text:p text:style-name="P31"><text:span text:style-name="T14"/></text:p>
      <text:p text:style-name="P31"><text:span text:style-name="T14">31:39 Jakub:</text:span></text:p>
      <text:p text:style-name="P31"><text:span text:style-name="T14">Instead of conditioning it on, just move up, you would move up and down fixed sequences of actions.</text:span></text:p>
      <text:p text:style-name="P31"><text:span text:style-name="T14"/></text:p>
      <text:p text:style-name="P31"><text:span text:style-name="T14">31:55 Conor:</text:span></text:p>
      <text:p text:style-name="P31"><text:span text:style-name="T14">Right, right. That's interesting. Okay, so that's so, yes, typically when we are building these cognition likelihoods, this is more of a consequence of the fact that it's a palm pom DP with an emphasis on the M, so it's Markov. So if you want to encode something like what is the predicted next hidden state given I did move up and move down in the last two time steps?</text:span></text:p>
      <text:p text:style-name="P31"><text:span text:style-name="T14">If I'm understanding correctly, you're like saying condition my B matrix, my next hidden state on a sequence of two possible past actions. Then we're breaking the Markov property of the dynamics because we're saying the next hidden states not just depends on what I did at the last time step and the state, but it depends on also what I did two time steps ago. So now you have a higher order temporal dependence, like a semi Markov model or yeah, really, just not a Markov model, but a higher order model. And that's not something that's currently supported in Pamdp.</text:span></text:p>
      <text:p text:style-name="P31"><text:span text:style-name="T14">32:59 The natural way you get around that is by building a hierarchical model.</text:span></text:p>
      <text:p text:style-name="P31"><text:span text:style-name="T14">So at each individual. Level of the hierarchical you have a palm DP, but then when you look at a single layer, like the bottom layer of this hierarchical model, it is a semi Markov model or non Markovian. If you take into account what all the other layers are doing, but that's not currently supported at the level of a single Markov model. Like you can't Bull a B matrix that's dependent on more than what happened at the last time step. You can't have an extra lagging dimension that encodes also what were they doing two time steps ago?</text:span></text:p>
      <text:p text:style-name="P31"><text:span text:style-name="T14">So that's one interpretation of when you say policy like up down, I think of two actions that happened in sequence. But maybe another thing, and correct me if I'm reading too deeply into your question, another thing would be can I have actions in a different control state factor affect the dynamics of a particular hidden states factor?</text:span></text:p>
      <text:p text:style-name="P31"><text:span text:style-name="T14">34:12 So say I had one hidden state factor which is move up, and another factor which is Y </text:span><text:soft-page-break/><text:span text:style-name="T14">displacement, another factor that's X displacement. Can I have the dynamics of the Y factor not just depend on my Y action, but also on my X action? So that's the idea of basically breaking this independence property.</text:span></text:p>
      <text:p text:style-name="P31"><text:span text:style-name="T14">Where is it? Here, let me find it. Here. So if you allowed the lower right shows that the state of one factor over time only depends on the state of that factor ant the previous time step. But if you said I could also make this conditionally dependent on not just factor F, but say factor I or Q at T minus one.</text:span></text:p>
      <text:p text:style-name="P31"><text:span text:style-name="T14">35:17 This is something that's also not currently supported, but I think is an interesting idea, which is you would actually have interactions between maybe pairs of hidden states factors in in hidden states space. This actually can be accommodated under PMDP. Like mathematically I haven't built in the functionality to do it, but I think there's nothing that stops you in principle from doing this. So this would be as if I can have actions from different control factors all influencing the next state of one hidden state factor. And that is something that will probably make the message passing a little bit more, maybe not more complicated, but maybe its convergence properties wouldn't be as guaranteed.</text:span></text:p>
      <text:p text:style-name="P31"><text:span text:style-name="T14">I don't know what it looks because you're introducing weird loops in your graph, but in the factory graph that represents the generative model. But that's something in theory could be entertained. But I don't know if that's actually what you had in mind. Maybe you had more in mind of breaking the Markov property when you say conditioning on.</text:span></text:p>
      <text:p text:style-name="P31"><text:span text:style-name="T14"/></text:p>
      <text:p text:style-name="P31"><text:span text:style-name="T14">36:21 Jakub:</text:span></text:p>
      <text:p text:style-name="P31"><text:span text:style-name="T14">Yeah, thank you for the answer.</text:span></text:p>
      <text:p text:style-name="P31"><text:span text:style-name="T14">It was more of a clarification also on the mathematical notation because pi is interpreted as policy, which I guess can mean both individual actions and sequences of actions. So just wanted to clarify that.</text:span></text:p>
      <text:p text:style-name="P31"><text:span text:style-name="T14"/></text:p>
      <text:p text:style-name="P31"><text:span text:style-name="T14">36:43 Conor:</text:span></text:p>
      <text:p text:style-name="P31"><text:span text:style-name="T14">Yeah, that's a good point. So when I said pi up here, if pi was a sequence of ActInf lab. Any given time, the B matrix that you're indexing out is conditioned on the action that's entailed by the policy at that particular time.</text:span></text:p>
      <text:p text:style-name="P31"><text:span text:style-name="T14">But the B matrix will never be entailed on what's going on in the full policy. But just by okay, at time T, I take out this slice of the B matrix because at time T, this is the action entailed by this policy of sequence length h or something. But yeah, that's a good point. So in a trivial case, policy length is one and it's just one action that's the policy is just an action that comes down to slice out the B matrix.</text:span></text:p>
      <text:p text:style-name="P31"><text:span text:style-name="T14"/></text:p>
      <text:p text:style-name="P31"><text:span text:style-name="T14">37:35 Daniel:</text:span></text:p>
      <text:p text:style-name="P31"><text:span text:style-name="T14">Thanks yakub adam, anything you like to add?</text:span></text:p>
      <text:p text:style-name="P31"><text:span text:style-name="T14">Go for it.</text:span></text:p>
      <text:p text:style-name="P31"><text:span text:style-name="T14"/></text:p>
      <text:p text:style-name="P31"><text:span text:style-name="T14">37:40 Adam:</text:span></text:p>
      <text:p text:style-name="P31"><text:span text:style-name="T14">Yeah, a couple of follow ups. Thank you for this very clear presentation, Conor. So first, just to follow on what Yakup just asked, it seems like another potential way if you wanted to do this sort of two times step model would be to actually condense or kind of permute those two time steps into a single variable. The same way that you could condense the row and column into a single nine dimension nine row vector, or you can break it down into two.</text:span></text:p>
      <text:p text:style-name="P31"><text:soft-page-break/><text:span text:style-name="T14">Could you similarly Brea down the last two moves and sort of combine them into a permutation of all possibilities of the last two moves and have those be the hidden states?</text:span></text:p>
      <text:p text:style-name="P31"><text:span text:style-name="T14"/></text:p>
      <text:p text:style-name="P31"><text:span text:style-name="T14">38:23 Conor:</text:span></text:p>
      <text:p text:style-name="P31"><text:span text:style-name="T14">Yeah, you could do that as well. I haven't seen that actually done in practice. The only thing is you'd actually have to somehow change the scheduling, I guess, of the message passing and the action to accommodate the fact that before I determine what my last hidden state was, I need to wait two. Time steps so I can get not only the proximal action I did, but also have this memory of the action two time steps ago.</text:span></text:p>
      <text:p text:style-name="P31"><text:span text:style-name="T14"/></text:p>
      <text:p text:style-name="P31"><text:span text:style-name="T14">38:54 Adam:</text:span></text:p>
      <text:p text:style-name="P31"><text:span text:style-name="T14">Yeah, I was imagining that you'd have some special case for the first move where it's like undefined and then the last move, then after that you'd have the last two moves, a separate matrix for those or something.</text:span></text:p>
      <text:p text:style-name="P31"><text:span text:style-name="T14"/></text:p>
      <text:p text:style-name="P31"><text:span text:style-name="T14">39:09 Conor:</text:span></text:p>
      <text:p text:style-name="P31"><text:span text:style-name="T14">Yeah, like a moving window kind of so it's always remembering the last. Yeah, I could see that working. I think kind of the canonical active inference answer to that is instead of having to kind of manufacture this special way of basically baking memory into a Markovian system, the classical way to handle that is just to build a hierarchical model. Because the hierarchical model handles that memory easily by just having nested Markovian processes where if you were to look at a single process, it looks like it has memory, but that's just because its priors for its own Markovian process are evolving as a function of another palm DP that's operating at a slower timescale.</text:span></text:p>
      <text:p text:style-name="P31"><text:span text:style-name="T14">So I could imagine doing that exact thing that you're talking about if you had a low level palm DP that was moving twice as fast as the top level palm DP. And so basically, what the top level palm DP is doing is setting an initial prior over one action that then allows this low level palm DP to condition whatever it does next on a belief that whatever I do next.</text:span></text:p>
      <text:p text:style-name="P31"><text:span text:style-name="T14">40:19 I know that I just took this action two time steps ago, but you don't actually have to handcraft that. It's just by building one palm DP, like, within another palm DP. But I don't see that there's anything in principle going against what you're describing as well.</text:span></text:p>
      <text:p text:style-name="P31"><text:span text:style-name="T14"/></text:p>
      <text:p text:style-name="P31"><text:span text:style-name="T14">40:38 Adam:</text:span></text:p>
      <text:p text:style-name="P31"><text:span text:style-name="T14">I like your approach a lot better.</text:span></text:p>
      <text:p text:style-name="P31"><text:span text:style-name="T14"/></text:p>
      <text:p text:style-name="P31"><text:span text:style-name="T14">40:40 Conor:</text:span></text:p>
      <text:p text:style-name="P31"><text:span text:style-name="T14">Yeah. Essentially what I learned from working with Karl was that anytime you're trying to imbue a system with more complex non Markovian memory, full dynamics or higher order dependencies, that's when it's the natural move, is to go to a hierarchical model because it kind of handles it all naturally.</text:span></text:p>
      <text:p text:style-name="P31"><text:span text:style-name="T14"/></text:p>
      <text:p text:style-name="P31"><text:span text:style-name="T14">41:02 Adam:</text:span></text:p>
      <text:p text:style-name="P31"><text:span text:style-name="T14">So my next question is about what you were sort of tweaking in that formula just a couple of minutes ago, where you were suggesting the possibility that there could be feedback loops between the hidden </text:span><text:soft-page-break/><text:span text:style-name="T14">states. In theory, but as currently implemented, if I understood correctly, that's not the case.</text:span></text:p>
      <text:p text:style-name="P31"><text:span text:style-name="T14">The state of one of the hidden variables or the state of one of the hidden states depends only on.</text:span></text:p>
      <text:p text:style-name="P31"><text:span text:style-name="T14"/></text:p>
      <text:p text:style-name="P31"><text:span text:style-name="T14">41:30 Conor:</text:span></text:p>
      <text:p text:style-name="P31"><text:span text:style-name="T14">The.</text:span></text:p>
      <text:p text:style-name="P31"><text:span text:style-name="T14"/></text:p>
      <text:p text:style-name="P31"><text:span text:style-name="T14">41:31 Adam:</text:span></text:p>
      <text:p text:style-name="P31"><text:span text:style-name="T14">Previous state of that hidden state as currently hidden factor. What I want to make sure I understand is that is that also something about the Markovian assumption, or is that just sort of an implementation or design decision completely separate from the Markov?</text:span></text:p>
      <text:p text:style-name="P31"><text:span text:style-name="T14"/></text:p>
      <text:p text:style-name="P31"><text:span text:style-name="T14">41:51 Conor:</text:span></text:p>
      <text:p text:style-name="P31"><text:span text:style-name="T14">Yeah, that's a good question.</text:span></text:p>
      <text:p text:style-name="P31"><text:span text:style-name="T14">That's separate from the Markov separate from the Markovian assumption. So that's something having to do with kind of just how the graph that represents the generative model, which you could think of as like a Bayesian graph, like a bunch of nodes that affect a layer of observations. So you say a bunch of hidden states nodes, that all the observation nodes conditionally depend on the state of all the hidden states factor nodes. By constructing it this way, you basically have a graph that it's very easy to do coherence on that has like, stationary fixed points, so the inference does not depend on individual conditions of the posteriors and things like that.</text:span></text:p>
      <text:p text:style-name="P31"><text:span text:style-name="T14">The way the generative model is set up right now is like a bipartite graph that resembles a classic model for machine learning called like a restricted Bellman machine.</text:span></text:p>
      <text:p text:style-name="P31"><text:span text:style-name="T14">42:52 So this is where all the hidden states can all affect one observation modality, but there's no interactions between the observation layers, so there's no lines going between observations within one modality, and there's also no lines going between hidden state factors. So that's kind of one of the advantages of this assumption, is when you have the hidden state factors be only dependent on their own past state and their own past action within that control factor, then you're not introducing these loops in the graph that make inference a little bit harder. So you'll see this structure when people are using like restricted Bellman machines or other or even deep neural networks, it's very hard to get fixed point solutions for the posteriors when you have interactions between nodes in a single layer. So it's not quite the same thing as yeah, it's just not the same thing as the Markov property has more having to do with generating an acyclic graph so you can do a fast, efficient and fixed point coherence on it.</text:span></text:p>
      <text:p text:style-name="P31"><text:span text:style-name="T14">43:58 That's my general answer to that. Because if you actually draw out the factor graph for these things, it looks like that. But there might be another reason this is done that I'm actually not aware of. Maybe that's something that Karl would know or someone else.</text:span></text:p>
      <text:p text:style-name="P31"><text:span text:style-name="T14"/></text:p>
      <text:p text:style-name="P31"><text:span text:style-name="T14">44:21 Daniel:</text:span></text:p>
      <text:p text:style-name="P31"><text:span text:style-name="T14">If you want to add anything, Karl, otherwise and then after this we'll head into the script. Go for it, Karl. Thank you.</text:span></text:p>
      <text:p text:style-name="P31"><text:span text:style-name="T14"/></text:p>
      <text:p text:style-name="P31"><text:span text:style-name="T14">44:31 Karl:</text:span></text:p>
      <text:p text:style-name="P31"><text:span text:style-name="T14">Yeah, I think everything that needs to be said has already been said very clearly and very usefully. But </text:span><text:soft-page-break/><text:span text:style-name="T14">yes, Conor, Heins absolutely right.</text:span></text:p>
      <text:p text:style-name="P31"><text:span text:style-name="T14">So I look at this in terms of the overall architecture of the graphical model you bring to the table and it can only have a number of different attributes. How deep is it? How many levels does it have? We're not in this presentation talking about deep MDP or Joy to models based upon hierarchically composed Markov decision processes. But generally you would think of any one level in the context of the level above and the level below, and that lends this attribute of depth to any given generative model.</text:span></text:p>
      <text:p text:style-name="P31"><text:span text:style-name="T14">But probably more important, certainly from the point of view of the current discussion is the breadth. And the breadth basically the number of conditional independent factors.</text:span></text:p>
      <text:p text:style-name="P31"><text:span text:style-name="T14">45:33 In physics, this is simply known as the mean field approximation. It's just a factorization of a joint distribution. In this instance, what we're aiming for is an approximate post state distribution.</text:span></text:p>
      <text:p text:style-name="P31"><text:span text:style-name="T14">But it's a factorization into conditionally independent factors that incidentally, also induces certain Markov blanket and resolves all of the message passing and means that sort of variational iterations are more robust. But from the point of view of why do you do that? Well, you do that because to maximize the marginal likelihood of the evidence for your generative model, you have to carve the nature out there at its joints in the right kind of way. So if the world you're trying to navigate or exchange with or explain does have this factorization, these conditional independences, it is carved in this way, then your model has to comply in order to have the maximum evidence. So when learning that particular factorization or that structure, you would normally apply a process of basic model selection or structure learning to get the number of factors right, and that is getting the right kind of meanwhile approximation ant for this world and these data.</text:span></text:p>
      <text:p text:style-name="P31"><text:span text:style-name="T14">46:47 And the right factorization will simply minimize the variation of free energy and therefore minimize the computational complexity and also the computational complexity expressed in terms of thermodynamics for example. So it's a really important sort of thing. Just a couple of little endorsement comments.</text:span></text:p>
      <text:p text:style-name="P31"><text:span text:style-name="T14">Conditioning any one state with any one factor on states and other factors destroys that particular factorization. So you don't have to worry about introducing loops and things. All you're doing is saying that particular factorization has gone away, you've coarse grained and you now have to lump together all the elements of one factor and the other factor into one bigger factor. And now you've got a more coarse grained factorization and a more mathematically complex model because you haven't done as many carvings to leverage the conditional independences that you're trying to model. And the first question about the policies, that was an interesting one, and I suspect it may be an artifact of the way that we condition everything on pie without sort of forewarning people.</text:span></text:p>
      <text:p text:style-name="P31"><text:span text:style-name="T14">47:57 Pi is actually quite a complicated variable. First of all, it's basically an index or a name for quite a complicated combination of things. So not only is it a sequence of actions upon which you condition each individual transition at any point in time, over time, so it's a sequence of action. So in answer to Yakub's question, the whole point of the expenditure energy is exploring lots and lots of different sequences as you roll out into the future, but also induced by the factorization. As Conor was saying, that pie actually has to now entail an action for every factor of a fixed combination.</text:span></text:p>
      <text:p text:style-name="P31"><text:span text:style-name="T14">So if you change the combination of action, the two factors, you now have a different policy even at one time step, even for one step ahead. So the notion of a policy as a combination of actions is still in play when you have a factorized.</text:span></text:p>
      <text:p text:style-name="P31"><text:span text:style-name="T14">49:04 Meanwhile, approximation of the hidden states, it's a subtle point, usually would resolve it by </text:span><text:soft-page-break/><text:span text:style-name="T14">actually explicitly writing down, using the variable U, the thing that you're conditioning the state transitions on. And then U comes from a family of combinations of use over factors and over time. So you can have deep and shallow policies, but you've got very shallow policies one step ahead and one look ahead policies.</text:span></text:p>
      <text:p text:style-name="P31"><text:span text:style-name="T14">There's still a subset of communication of actions. So it could be that you can either only move up or down sorry, up or to the left, but you can't move diagonally, for example, and that will be placed in terms of priors over pi, namely combinations of actions.</text:span></text:p>
      <text:p text:style-name="P31"><text:span text:style-name="T14">So one final, just for Adam's benefit, that notion of putting semimarkovian dynamics and Collins absolutely right.</text:span></text:p>
      <text:p text:style-name="P31"><text:span text:style-name="T14">50:09 As a physicist, the way you do that is by appealing to the depth of the hierarchical model, which always entails time. And that's an absolutely crucial observation. There's no point in adding depth to a generative model unless you are mindful it is introducing a separation temporal time skills. I think that's a profound sort of structural insight into the nature of generative models and has all sorts of implications. But then you're just speaking to this notion of having combinations or little histories or little caches of legacy states as if you like a superstate.</text:span></text:p>
      <text:p text:style-name="P31"><text:span text:style-name="T14">Strictly speaking, that is exactly what is done effectively in continuous state space model with Kalman filters. So you actually have now two kinds of random variables the position and the velocity. So you've now got a sort of dual representation. And if you generalize that, you get to generalize quantum motion.</text:span></text:p>
      <text:p text:style-name="P31"><text:span text:style-name="T14">And technically when you're doing variational message passing, you now use something called a chef, a free energy as opposed to which is a variant of variation free energy.</text:span></text:p>
      <text:p text:style-name="P31"><text:span text:style-name="T14">51:19 However, when you move to discrete state spaces, those generalized coordinates now actually are replaced just by having states that unfold in time over the probability transition matrix. So that you shouldn't in principle ever need to do that. But you can now regard the little local history, the little packet or trajectory orbit the path that you're taking at this point at this temporal scale as sufficiently discrete and Clark brain with the different probability transition Atreides and then at the slower tank scale, then it's a succession of initial states. That's normally how we would think about that, but it's an interesting game to think about Hohwy what kinds of structures in these discrete states based models echo the equivalent moves would have to make in continuous state space modeling and thinking here, particularly of generalized filtering and Bayesian smoothing and basic filtering and the like.</text:span></text:p>
      <text:p text:style-name="P31"><text:span text:style-name="T14"/></text:p>
      <text:p text:style-name="P31"><text:span text:style-name="T14">52:22 Conor:</text:span></text:p>
      <text:p text:style-name="P31"><text:span text:style-name="T14">Yeah, thank you. It's really nice to have those afterthought because that clarifies, I think, and justifies a lot of the preceding slides, what Karl just said. Yeah. So you can kind of map the depths of the hierarchy. Think of the depths of the hierarchy as a discretion of what is smoothly handled with generalized filtering and generalized coordinates of motion.</text:span></text:p>
      <text:p text:style-name="P31"><text:span text:style-name="T14">So states evolving at this palm DP are kind of like a quasi velocity variable because they are evolving slower than the position variable, which is like the low level, quicker clock palm DP.</text:span></text:p>
      <text:p text:style-name="P31"><text:span text:style-name="T14"/></text:p>
      <text:p text:style-name="P31"><text:span text:style-name="T14">53:03 Daniel:</text:span></text:p>
      <text:p text:style-name="P31"><text:span text:style-name="T14">One just tiny footnote there is it relates to the continuum and differentiable free energy landscape and the inclination that is required on Modern digital hardware around sampling and the inclination </text:span><text:soft-page-break/><text:span text:style-name="T14">problem on a continuous but hidden function and the approaches that we have to take to discretize the continuous nature of time especially.</text:span></text:p>
      <text:p text:style-name="P31"><text:span text:style-name="T14"/></text:p>
      <text:p text:style-name="P31"><text:span text:style-name="T14">53:39 Conor:</text:span></text:p>
      <text:p text:style-name="P31"><text:span text:style-name="T14">Okay, so I think we should proceed to the multi armed bandit. Okay. So now, having discussed these kind of factorized representations, we're in a position to build our multi factor generative model for what I'm calling a contextual two armed bandit or contextual multi armed bandit. This is coming from the reinforcement learning literature. This term counterfactuals, but it's based directly on a kind of gambling task that was introduced in Ryan Smith, Christopher White, Carls Friston's, step by step tutorial and active inference.</text:span></text:p>
      <text:p text:style-name="P31"><text:span text:style-name="T14">So you basically have a multi arm bandit, two arm bandit. But you have to first find a clue or forage information to figure out which of the two slot machines or arms of the bandit is more favorable. And this is echoed as well in the original T Maze example where you have a rat that has to choose between two arms.</text:span></text:p>
      <text:p text:style-name="P31"><text:span text:style-name="T14">54:41 One is more rewarding than the other, but you don't know which one is rewarding. So you have to visit an informative Q state first that tells you the left one is rewarding right now or the right one is rewarding.</text:span></text:p>
      <text:p text:style-name="P31"><text:span text:style-name="T14">So I'm just kind of gathering all these things into the term contextual bandit because that's kind of the analogous term for this problem that you'll find in reinforcement learning world. Okay, so in the multi arm bandit or two armed bandit task, an agent has to play, choose to play one of two slot machines and they can only play one at a time. So one of the slot machines gives more reward than the other, but the agent doesn't know which is the better one. So Anthony G. Chen time the agent can choose to play the left or the right machine.</text:span></text:p>
      <text:p text:style-name="P31"><text:span text:style-name="T14">That's what we'll call them. Or it can choose to ask for a hint. And if it chooses to ask for a hint, instead of playing the machine, it receives information about which of the two slot machines is better. So this already sets up the basic dilemma of tasks like this, the so called Explore explore dilemma.</text:span></text:p>
      <text:p text:style-name="P31"><text:span text:style-name="T14">55:44 So you first forage for information that will ultimately lead to getting more reward or do you gamble immediately in order to get reward sooner, but at the risk of not having enough information to know which slot machine I should actually play.</text:span></text:p>
      <text:p text:style-name="P31"><text:span text:style-name="T14">So to encode this task structure into a generative models for a Palm DP, we equip the agent with three observation modalities. First, we have this hint modality which is the sensory channel the agent uses to perceive the hint. So just what is the state of the hint? Then there's a reward modality which tells the agent whether it won or lost at the selected machine. And then finally there's a choice modality which is just the agent's proprioceptive conversation of its own choice.</text:span></text:p>
      <text:p text:style-name="P31"><text:span text:style-name="T14">This is equivalent to the GPS modality that we were working with in gridworld. In terms of hidden state factors, we first have a context factor which is a binary variable encoding which slot machine is the more rewarding one. Either the left machine is better or the right machine is better.</text:span></text:p>
      <text:p text:style-name="P31"><text:span text:style-name="T14">56:47 So those are the names of the two context variables. You could just arbitrary enable them like context A, context B or something like that.</text:span></text:p>
      <text:p text:style-name="P31"><text:span text:style-name="T14">And then we have a choice hidden state factor which is simply encoding the choice state that the agent currently occupies. And finally, as Karl was just explaining, for each hidden state factor, you also have a control factor. So we'll have a context control factor, which as we'll see, is trivial since the agent can't </text:span><text:soft-page-break/><text:span text:style-name="T14">control the context in this particular simulation and a choice control factor which is the control factor that allows the agent to model its own actions or choices. So even for a shallow policy horizon, as Karl was explaining, a policy will still be comprised of two actions. So there'll be a context action and a choice action.</text:span></text:p>
      <text:p text:style-name="P31"><text:span text:style-name="T14">But as we'll see, the context action will always be to do nothing or basically to not be able to interfere in the dynamics of the context hidden state factors. So basically action selection comes down to just choosing the state of the choice control factor that you choice variable.</text:span></text:p>
      <text:p text:style-name="P31"><text:span text:style-name="T14">57:55 So now we're going to look at the different levels of the hidden states factors. So as we said, the context one is a binary or you could think of it as like a Bernoulli variable. So it's either left better, right better, it's a distribution over these two states of the context and this is just the unchanging state of the world for a particular trial.</text:span></text:p>
      <text:p text:style-name="P31"><text:span text:style-name="T14">Either left machine has a better payoff probability or the right one does. And then the choice hidden state factor has four levels which correspond to the four possible choice states that the agent can be in. So this can either be the neutral starting location, the hint state which is the location they occupy when they're acquiring the hint, or they can be playing the left machine or they can be playing the right machine. And so now for the control state factors. The control state factor for the context only has one level.</text:span></text:p>
      <text:p text:style-name="P31"><text:span text:style-name="T14">You can call it do nothing or it's just a trivial one dimensional variable and the agent will always take this action with 100% probability. So in other words, the agent has no control over the state of the context and then the choice control state has four levels corresponding to the decision to change the S choice.</text:span></text:p>
      <text:p text:style-name="P31"><text:span text:style-name="T14">59:06 The hidden states factor for the choice state in one of four different ways. Either it can move to the start location, it can move to the hint location, it can play the left machine or it can play the right machine. So what choice state the agent is in is kind of obviously under the agent's control which is encoded by the fact that this u choice variable has four levels.</text:span></text:p>
      <text:p text:style-name="P31"><text:span text:style-name="T14">So optimizing a posterior distribution over this choice control state factor, that's what action selection and planning boils down to is basically choosing what level of you choice or inferring what the distribution over you choices and then sampling or taking the arg max of that distribution to actually make an action. Okay, so now let's review the observation modalities and their different levels. The first modality is the hint modality which can either give the outcomes of null like I'm not at the hint state so I'm getting no sensory information from that channel. A left is better hint hint left or a right is better hint and they're just named that because we'll see in the A matrix how seeing that observation relates to seeing the, to the state of the context.</text:span></text:p>
      <text:p text:style-name="P31"><text:span text:style-name="T14">1:00:21 We have the no observation because as I said, if the agent isn't in the choice state of getting a hint, it still needs to receive some information from that modality.</text:span></text:p>
      <text:p text:style-name="P31"><text:span text:style-name="T14">So that's why we often have in both the SPM and the Pine VP implementations we have this null observation that just encodes an observation that has no information about hidden states within some particular factor. And then we have a reward modality which similarly has a null observation for when the agent isn't playing either slot machine and then two possible reward observations, either a loss or a reward. But this is a choice that can depends on what you're trying to do. You could also make O reward have like ten different reward levels that have different magnitudes of reward. It's just a choice to call these like loss and reward.</text:span></text:p>
      <text:p text:style-name="P31"><text:soft-page-break/><text:span text:style-name="T14">The point being that one is preferred relative to the other. And then finally we have the choice modality which just allows the agent to unambiguously infer what choice state it's in.</text:span></text:p>
      <text:p text:style-name="P31"><text:span text:style-name="T14">1:01:22 So it just allows it to infer what it's doing. And this is important because remember active inference lab, everything has to be inferred. Everything is in the game of minimizing free energy and coming up with posteriors approximate beliefs about the state of the world, including your own choice state.</text:span></text:p>
      <text:p text:style-name="P31"><text:span text:style-name="T14">So that's why we often equip agent with a proprietive sense of where I am like a GPS.</text:span></text:p>
      <text:p text:style-name="P31"><text:span text:style-name="T14">That's the three observation by. We've done the hidden states and the controls. So now we're in a position to start building the arrays for this agent's generative model. So for each modality specific array we're going to have as many rows as there are levels of that modality and then two columns and four slices. And so why is it two columns, four slices?</text:span></text:p>
      <text:p text:style-name="P31"><text:span text:style-name="T14">Because each column corresponds to a setting of the context hidden state factor and each third order slice corresponds to a setting of the choice state hidden state factor. And these lagging dimension of two columns, four slices will be the same for every single A matrix, not the values in them, but that shape.</text:span></text:p>
      <text:p text:style-name="P31"><text:span text:style-name="T14">1:02:31 So the only thing that will change across modalities, the A modality specific A arrays is the number of rows, which is the number of observation levels. So for the hint modality, each slice of this A matrix tells us the mapping between the two possible context states and the observations in the hint modality for a fixed choice state that the agent could be in. So, for instance, if the agent is in the start choice state, what we're seeing now regardless of whether the left or the right mission is better, the agent will always get the null observation, which has zero information about the state of the context, as you can see, because given an observation of the null observation in the hint modality, you have no idea whether the left is better or the right is better.</text:span></text:p>
      <text:p text:style-name="P31"><text:span text:style-name="T14">However, if the agent is in the visit a hint state or acquire a hint state, then the mapping between the concept state and the two hint observations will be informative. And when I say informative, I just mean that the columns of this matrix will be independent from each other and they will be low entropy.</text:span></text:p>
      <text:p text:style-name="P31"><text:span text:style-name="T14">1:03:32 So another way of saying that is that they'll be low entropy in the observation conditioned rows of the matrix. So briefly what we're seeing here, where grayscale darker colors means more probability, if the slot less machine is better that's the context, then the agent is more likely to see the hint left observation. And if the right machine is better, they're more likely to see the hint to right observation.</text:span></text:p>
      <text:p text:style-name="P31"><text:span text:style-name="T14">So this slice of the a matrix is what gives those observation levels their meaning. The very reason they're called hint left and hint right is just because of the kind of diagonal structure in this slice of the matrix. And then finally for the other states, if I'm playing the left or the right machine, I'm never getting any informative observations from this modality.</text:span></text:p>
      <text:p text:style-name="P31"><text:span text:style-name="T14">Okay? And then we move on to the reward modality. So again, two columns and four slices like for all the arrays. But now we're looking at the mapping between the two context and the reward observation levels.</text:span></text:p>
      <text:p text:style-name="P31"><text:span text:style-name="T14">1:04:33 So Bull lost reward for each possible choice state the agent could be in.</text:span></text:p>
      <text:p text:style-name="P31"><text:span text:style-name="T14">So as we can see if the agent is in starting location or getting the hint, they're not getting any reward conversation, they get the trivial, meaningless null observation. However, if the agent is playing the left or the right machine, there's a probabilistic mapping between the context, the left machine or the right machine being better and the expected reward. So if the context is left is better, then the agent is more </text:span><text:soft-page-break/><text:span text:style-name="T14">likely to see the reward if and only if they're playing the left machine. Likewise, if they're playing the right machine, this matrix is the same. So if you're playing right, then you're more likely to see reward.</text:span></text:p>
      <text:p text:style-name="P31"><text:span text:style-name="T14">So this submatrix within this big a tensor is what determines the payoff structure of the task or the agent's beliefs about that payoff structure, I should say, because this is the array, it's not the actual rules of the game. So now we're finally up to the choice modality which again is just their observation of their own choice state which you can see only depends on the state of the choice that they're making.</text:span></text:p>
      <text:p text:style-name="P31"><text:span text:style-name="T14">1:05:45 It doesn't depend on the context. So it just means that they'll always unambiguously infer whether they're playing the right machine or they're in the start state or whatnot. So this is just an example of going through those slices and really seeing how that looks.</text:span></text:p>
      <text:p text:style-name="P31"><text:span text:style-name="T14">So now we can code this up in Colab. And again, we won't be doing it by hand, we'll just be running some predefined code. So one useful thing to do often with control factors and observation modalities is get some semantic labels like create a list of strings for instance. So the context names will have these two states left better, right, better choice names will have these four possible states. And then we can automatically create these lists of dimensions that are needed to create your A and B matrices just by looking at things like the length of this list of strings or the length of this list of choice names.</text:span></text:p>
      <text:p text:style-name="P31"><text:span text:style-name="T14">So if you run this, then we'll have our NUM states variable, which will be 24 two possible contexts and four possible choice states.</text:span></text:p>
      <text:p text:style-name="P31"><text:span text:style-name="T14">1:06:52 And then you'll have numbs, which will be three possible hints, three possible rewards and four proprioceptive location or choice state observations. And then we can use this function to initialize our empty A matrix and then the next few chunks of code basically just fill out these A matrices like we saw in the slides. So one thing we'll do is we'll have two parameters and this is again arbitrary. You can choose to do this however you want.</text:span></text:p>
      <text:p text:style-name="P31"><text:span text:style-name="T14">We'll prioritize the A matrix with a probability of hint or a hint accuracy which will effectively just fill out that slice of the hint modality array that corresponds to how accurately the hint signal indicates the concept or lends evidence to the concept. So if the Hinton is 1.0, p hint is 1.0, it means whenever they visit the hint state, they immediately know, okay, the left arm is better, but this doesn't have to be 100% right?</text:span></text:p>
      <text:p text:style-name="P31"><text:span text:style-name="T14">1:07:53 The hint itself could have some noise or uncertainty associated with it. So we'll parameterize that just with this probability. So this is the probability of the two hint types for the two game states.</text:span></text:p>
      <text:p text:style-name="P31"><text:span text:style-name="T14">And you see the null has zero probability and then hint left has more probably when the context is left indicated by the column. And then hint right has more probability when the context is right. And then we'll just go through and fill out this chance stuff. Oh, the reward modality will have a similar thing of P reward. So this will determine the payoff structure of both bandit arms.</text:span></text:p>
      <text:p text:style-name="P31"><text:span text:style-name="T14">So if P reward is high, it means if the context is left is better and you're playing the left slot machine, you'll have an 80% chance of getting the reward. And this thing itself can be changed to determine basically how how rewarding the bandits are.</text:span></text:p>
      <text:p text:style-name="P31"><text:span text:style-name="T14">So this is the payoff structure if you're playing the left arm, the payoff structure for the two contexts.</text:span></text:p>
      <text:p text:style-name="P31"><text:span text:style-name="T14">1:08:58 And there's an inverseness that I didn't discuss. So if I'm playing the left arm but the right arm is better, then I'm also more likely symmetrically to get punishment or negative reward with the same probability that I would get positive reward if I was playing the right on so that's also a choice but just to make this a single parameter. That's how we did it here. And then finally the choice observation by that is just filling out that GPS high fidelity GPS sensor.</text:span></text:p>
      <text:p text:style-name="P31"><text:soft-page-break/><text:span text:style-name="T14">If you slice it along any context hidden states factor, since it doesn't depend on context, this could be a zero or a one. Then we'll get an identity mapping which just allows them to infer their choice state and then we wrap this all into one function. So we just have two parameters p Hinton, p reward and then we can see once we start doing simulations how manipulating those things messes with their behavior. So now we'll move on to the B arrays. Oh yeah, so let me go here and talk through some slides.</text:span></text:p>
      <text:p text:style-name="P31"><text:span text:style-name="T14">1:10:01 This will be quick. The brain are pretty simple so we're going to mess with this later. But we're going to start by saying that the context hidden states factor is stationary over time so they can't change that hidden state factor and even in the absence of their ambiguity to intervene, it stays in the same state over time. So we parameterize this with like a p change probability that just fills out the diagonal of this kind of trivial transition matrix with 100% probability. But later on we can mess with that parameter and decrease it.</text:span></text:p>
      <text:p text:style-name="P31"><text:span text:style-name="T14">So they believe that the concept can actually change with some stochasticity over time. But for now we just assume they don't believe the context changes and then this is their ability to so unlike Grid World where you have local actions, they can only move up, down, left, right here. They can move from any other state to any other state. So this is like a signature or thing if you want a controllable hidden state space.</text:span></text:p>
      <text:p text:style-name="P31"><text:span text:style-name="T14">1:11:05 So the agent can go anywhere from any other place that will manifest as these dark bands in your b matrix or bands of 100% probability.</text:span></text:p>
      <text:p text:style-name="P31"><text:span text:style-name="T14">So this is another way of saying that the transition graph is fully connected, that you can get anywhere from anywhere. But that's also not sure we could have made it such that once they leave the start state they can't return there. So that would correspond to having the absence of one of these. Like basically the start state is a source but it can't also be a sync or there's no in arrows going to it so that would affect the structure of this. Okay and then we can quickly code that up.</text:span></text:p>
      <text:p text:style-name="P31"><text:span text:style-name="T14">So b zero is the concept hidden states which as we said is just going to be stationarity and then the choice hidden states is fully controllable and then we will parameterize this all as a create B function which will for now have this p change thing.</text:span></text:p>
      <text:p text:style-name="P31"><text:span text:style-name="T14">1:12:10 So we can make the agent belief about the stationary of the context different. Like if the context is likely to change, but for now, by setting it to zero, it just means that they believe the context is fixed for a given trial or set of time points. And then finally, very basic. Stuff.</text:span></text:p>
      <text:p text:style-name="P31"><text:span text:style-name="T14">This is just how we establish the semantics of the reward modality. So the reward modality is, as we said, the null, the loss and the reward. And we can encode the C vector, which is kind of like the reward function, the prior preferences or prior over observations directly in terms of relative log probabilities. So we can encode punishment by having the prior expectation about loss be much lower in relative log in natural log units. Much.</text:span></text:p>
      <text:p text:style-name="P31"><text:span text:style-name="T14">Lower than the reward observation within that modality. And then the other ones are just going to be uniform distribution, so you can leave them empty.</text:span></text:p>
      <text:p text:style-name="P31"><text:span text:style-name="T14">1:13:11 And this is just what allows them to want to see reward as opposed to loss or punishment.</text:span></text:p>
      <text:p text:style-name="P31"><text:span text:style-name="T14">I think we discussed this last time. Daphne had a question about that. So why do we encode things in relative log probabilities rather than sheer probabilities? It's just more analogous to the reward construct from reinforcement learning that's one benefit and they're unbounded. They don't have to be bounded between zero and one.</text:span></text:p>
      <text:p text:style-name="P31"><text:span text:style-name="T14">So if you just encode them that way, it becomes easier to kind of make one thing x times more </text:span><text:soft-page-break/><text:span text:style-name="T14">rewarding or punish or aversive than another thing. And that directly relates to how kind of reward is calculated in our expected utility of the expected free energy is because it's always kind of an expected it's kind of like an entropy or a cross entropy. So its units are in natural log space. Okay. And then the D vector.</text:span></text:p>
      <text:p text:style-name="P31"><text:span text:style-name="T14">Again, they can have prior beliefs about which context is better.</text:span></text:p>
      <text:p text:style-name="P31"><text:span text:style-name="T14">1:14:15 So that will also be a collection of vectors, one over the context factor and one over the initial state of where they are, which we can make it start, but it doesn't really matter because they have precise observations. And then that's very easy to do in prime DP. We'll just create some functions that parameterize how rewarding the reward observation is and how punishing the punishment observation is. Then we can plot those and this could be ten.</text:span></text:p>
      <text:p text:style-name="P31"><text:span text:style-name="T14">Then the reward is much more is much better than the punishment, or the punishment could be very bad, in which case the punishment is much, much lower than both the null and the reward. And here I'm showing the prior directly in terms of probabilities. So when you convert the log probabilities to probabilities, these things will become bounded between zero and one. Okay? And then the D vector simulator will just create a quick function that parameterizes how much they believe the left is better.</text:span></text:p>
      <text:p text:style-name="P31"><text:span text:style-name="T14">1:15:21 Context is true at the beginning of the simulation. And if you just set that to 0.5, it means they have flat, unbiased, uninformed prior beliefs about the concept.</text:span></text:p>
      <text:p text:style-name="P31"><text:span text:style-name="T14">Yes. Okay.</text:span></text:p>
      <text:p text:style-name="P31"><text:span text:style-name="T14">All right, so now I think we are good to actually do this after all the build up. So, like 95% of the work is encoding the generative model. And this is something Karl will tell you as well. SPM most of the work is not actually running active inference. Maybe computation wise it is, but in terms of the time and the intellectual energy spent, it all comes down to the generative model.</text:span></text:p>
      <text:p text:style-name="P31"><text:span text:style-name="T14">That's where all the information is. The rest is just optimization, basically. So we've written down our ABCs and DS, then we just basically plug them into this agent API from Pinedp. And then we create an environment class which could be as something as ad hoc as I'm getting a list of observations from some API that's talking to the Internet or from a robot sensors.</text:span></text:p>
      <text:p text:style-name="P31"><text:span text:style-name="T14">1:16:33 Or you can actually write down an environment class that generates observations like another agent, for instance.</text:span></text:p>
      <text:p text:style-name="P31"><text:span text:style-name="T14">And then you plug the observations from the environment into the infer states function you do infer policies. And then you sample an action according to the expected free energy stuff that we talked about last time. Okay, so now we're actually going to do this. So we have our nice nifty functions for creating A-B-C and D. We can just run those with desired levels of P hint and P reward and then create our agent.</text:span></text:p>
      <text:p text:style-name="P31"><text:span text:style-name="T14">And this is something we discussed last time, but an important distinctions is the generative model versus the generative process or the environment. So the things we're putting in A and B right now and C are just the agent's beliefs about, for instance, the hint accuracy or the payoff matrix of reward that can be arbitrarily different from the actual structure of the environment. And we'll see how later we'll see how you can adjust.</text:span></text:p>
      <text:p text:style-name="P31"><text:span text:style-name="T14">1:17:36 The agent can actually learn the correct reward statistics through a process of learning. So even if they start out with the wrong generative model, they can adapt their generative model online so that they match the generative process better.</text:span></text:p>
      <text:p text:style-name="P31"><text:span text:style-name="T14">Okay, and then we'll define this quick class, the two arm bandit, which will be the generative process, </text:span><text:soft-page-break/><text:span text:style-name="T14">the real world for our agent. We're not going to step through the code, but the link is available. So if anyone wants to look at this, this is basically just encoding the rules of the game. So when the agent is in the left arm, they'll get reward or Costa, depending on the P reward and P hint values. And as we said, these values can be different than the agent's beliefs about them, which will be in their A matrix.</text:span></text:p>
      <text:p text:style-name="P31"><text:span text:style-name="T14">So this is the generative process, the actual reward, and then the generative models are the parameters you give to the A Constructor.</text:span></text:p>
      <text:p text:style-name="P31"><text:span text:style-name="T14">And then we'll just have a function here that runs the active inference loop.</text:span></text:p>
      <text:p text:style-name="P31"><text:span text:style-name="T14">1:18:37 It looks a little bit more complicated than those three lines I showed on the slide, but that's just because I'm storing things like the history of their choices, the history of their beliefs. I'm having optional plotting of beliefs things like that and plotting of actions. But this function basically the key things are you get an observation from the you start with an observation, which it will be from the generative process. You do hidden state inference using that observation to get your posterior over hidden states.</text:span></text:p>
      <text:p text:style-name="P31"><text:span text:style-name="T14">And this you can return if you want to plot it, but you don't have to. And then you'll do inference about policy. So this is optimization of a posterior over policies, which then gets translated into marginal posterior over control states or action that you sample from and you sample from them if this next line with sample action. So the main three lines of any active coherence process are inference about states, coherence about policies, and then action selection, which can be either deterministic or stochastic depending on your application.</text:span></text:p>
      <text:p text:style-name="P31"><text:span text:style-name="T14">1:19:44 And then the rest is just basically code that converts observations from the generative process into the terms that the agent can understand and vice versa.</text:span></text:p>
      <text:p text:style-name="P31"><text:span text:style-name="T14">And then we have this helper function that plots the history of choices and beliefs and the true context over time. So, yeah, I just blaze through that quickly because it's not very important, but if anyone has questions, we can go back and dissect that code a little more. So now all we have to do is define the yako. You have your hand up, you'll ask.</text:span></text:p>
      <text:p text:style-name="P31"><text:span text:style-name="T14"/></text:p>
      <text:p text:style-name="P31"><text:span text:style-name="T14">1:20:20 Jakub:</text:span></text:p>
      <text:p text:style-name="P31"><text:span text:style-name="T14">Something, yeah, maybe this is better suited for the end, but in time DP, there's also modules that are adjacent to the agent class.</text:span></text:p>
      <text:p text:style-name="P31"><text:span text:style-name="T14">So I was just wondering.</text:span></text:p>
      <text:p text:style-name="P31"><text:span text:style-name="T14"/></text:p>
      <text:p text:style-name="P31"><text:span text:style-name="T14">1:20:41 Conor:</text:span></text:p>
      <text:p text:style-name="P31"><text:span text:style-name="T14">How we.</text:span></text:p>
      <text:p text:style-name="P31"><text:span text:style-name="T14"/></text:p>
      <text:p text:style-name="P31"><text:span text:style-name="T14">1:20:41 Jakub:</text:span></text:p>
      <text:p text:style-name="P31"><text:span text:style-name="T14">Could make use of the different modules in the action perception loop, because I haven't seen many examples of using, for instance, the inference module or the learning module and how that would augment the run active infrastructure.</text:span></text:p>
      <text:p text:style-name="P31"><text:span text:style-name="T14"/></text:p>
      <text:p text:style-name="P31"><text:span text:style-name="T14">1:21:00 Conor:</text:span></text:p>
      <text:p text:style-name="P31"><text:span text:style-name="T14">Yeah, that's a great question. So I have another demo that we can maybe do another time that's building a hierarchical model in PMDP. So building a two layer model.</text:span></text:p>
      <text:p text:style-name="P31"><text:soft-page-break/><text:span text:style-name="T14">It's a visual foraging hierarchical model based on a paper that we did back in 2018, 2019. And there you're in this inner loop over time, you're making use of these sub module functions. So say you wanted to do some special kind of inference that's not just the standard infer states. You could actually say, okay, I want to do this particular weird thing that's specific to this inference process. And you would just add lines here like, I want to take a function from the inference module and run like, I don't know, a different kind of message passing on it, like run MMP or something inference.</text:span></text:p>
      <text:p text:style-name="P31"><text:span text:style-name="T14">Or there's an Algos module too that has different message passing algorithms. And then you could optimize your hidden state belief, updating that message passing algorithm, and then set them equal to the special thing you did just with that.</text:span></text:p>
      <text:p text:style-name="P31"><text:span text:style-name="T14">1:22:15 So, yeah, there's no examples here, but I haven't done that here, but it's definitely something that can be done.</text:span></text:p>
      <text:p text:style-name="P31"><text:span text:style-name="T14">Or yeah, there's another example I did, like simulating an active inference equivalent of an evidence accumulation drift diffusion style task where the policy selection was done in a particular way, where you're only using certain components of the expected free energy. And yes, so basically there's other demos where you can, like, zoom in and not use the Agent class and use sub modules, but I haven't written those in a publicly accessible way yet, but the hierarchical one I can just easily make public. I just haven't had time to put it on the dock yet. But yeah, that's a good question because you're right, most of the stuff right now is just the highest level implementation with the Agent.</text:span></text:p>
      <text:p text:style-name="P31"><text:span text:style-name="T14">Okay? And now that to just run the active inference process, I've made a distinction between generative process parameters, like how accurate the hint is, how the payoff structure is, and then generative model parameters which are used when creating the a matrix.</text:span></text:p>
      <text:p text:style-name="P31"><text:span text:style-name="T14">1:23:28 So the p hint end is the true hint accuracy p reward end is the true payoff. And then just choose some time horizon and run the active inference soup with that time horizon and then plot the history of beliefs. Okay, so here's an example.</text:span></text:p>
      <text:p text:style-name="P31"><text:span text:style-name="T14">The top plot shows the Agent's behavior. So white squares indicate what it was doing at any given time. So time is on the x axis. So you can see it start in the start state. Then it gathered information at the hint.</text:span></text:p>
      <text:p text:style-name="P31"><text:span text:style-name="T14">And the reason this wasn't immediate is because its beliefs about accuracy were only 0.7. So it needs to actually do some evidence accumulation before it's sure what active states is. Then it played right. But as soon as it played right, because that's what the hint was telling it. As soon as it played right, it probably had a loss observation, which then messed up its inference and made it go back to the hint to accumulate evidence again before being okay, the hint is really suggesting that I should go, right?</text:span></text:p>
      <text:p text:style-name="P31"><text:span text:style-name="T14">1:24:31 So then it goes back, revisits the right arm, and then over time, you see here, the red dot is the actual true context, and the gray scale indicates the Agent's beliefs about the hidden states. So here, the hidden states beliefs are now converging to believing that the right arm is better. And I know I said hit the beginning that all probability would be darker means higher probability, but it's actually the opposite here, so sorry, that's confusing. So yeah, right. Better is higher probability, and their beliefs get more and more competent as they play.</text:span></text:p>
      <text:p text:style-name="P31"><text:span text:style-name="T14">So this is the exact same thing you'll see with the teammates, right? They first forage for information that's driven by this epistemic value component to the expected free energy. As their posterior over hidden states becomes more precise, epistemic value goes down, and then the expected utility component goes up, which is bolstered by the fact that they now have confident beliefs about the </text:span><text:soft-page-break/><text:span text:style-name="T14">context. And then that drives them to forge information.</text:span></text:p>
      <text:p text:style-name="P31"><text:span text:style-name="T14">1:25:34 And then so the kind of exercise that I would have people do if this was like in a classroom context is start messing with the bandit probabilities and also mess with the agent's sensitivity to punishment. So up here, we made them have plus two relative nats in their reward function and minus four for punishment. But if you made this even lower, let's say you made it negative six, what would happen? So now, because they're more risk Andersen the risk of getting a loss observation, if I was to play, immediately becomes higher. So now the agent basically requires more confidence before it's willing to actually play the left arm, because the risk of getting it wrong and getting a loss is too great because their reward function is now shaped more risk aversely.</text:span></text:p>
      <text:p text:style-name="P31"><text:span text:style-name="T14">And then if I decrease this even more down to negative eight, you can see that they never even go for playing.</text:span></text:p>
      <text:p text:style-name="P31"><text:span text:style-name="T14">1:26:36 Because even once they're very certain that the left arm is better, it's still too risky, given their beliefs about the payoff structure because their beliefs about the payoff structure are such that they believe that there's still a 20% chance that they'll get. Costa. But if we change this and said what if their p reward was 1.0 or, say, zero point 99?</text:span></text:p>
      <text:p text:style-name="P31"><text:span text:style-name="T14">Then they're willing, even despite the great risk of being punished because the expected reward given, you know, the context is high enough, they will still end up risking it and they acquire the hint for some time and then they start risking it. But the observations will, because peer is so high, their beliefs about the payoff structure, their beliefs will kind of oscillate as the observations actually change, because the true observations are generated much more stochastically, because this is the P reward of the bandit.</text:span></text:p>
      <text:p text:style-name="P31"><text:span text:style-name="T14">1:27:37 So you can mess around with this. And I would encourage, if anyone listening now or afterwards wants to mess with these parameters, I would encourage you to just go crazy and mess with parameters and see what different kinds of behavior you can get.</text:span></text:p>
      <text:p text:style-name="P31"><text:span text:style-name="T14">Okay, so that pretty much wraps up the main brunt of the entorhinal. Let's pause there for questions because I have additional material about learning parameters that we discussed last time would be good to get into because that's something that's really underdocumented right now with PMDP. So we can move into that. But I think we should first break for some questions.</text:span></text:p>
      <text:p text:style-name="P31"><text:span text:style-name="T14"/></text:p>
      <text:p text:style-name="P31"><text:span text:style-name="T14">1:28:23 Daniel:</text:span></text:p>
      <text:p text:style-name="P31"><text:span text:style-name="T14">Awesome. Thank you. Jacob if you ant to ask or Karl. Otherwise, I'm happy to hear about learning.</text:span></text:p>
      <text:p text:style-name="P31"><text:span text:style-name="T14"/></text:p>
      <text:p text:style-name="P31"><text:span text:style-name="T14">1:28:32 Conor:</text:span></text:p>
      <text:p text:style-name="P31"><text:span text:style-name="T14">Cool.</text:span></text:p>
      <text:p text:style-name="P31"><text:span text:style-name="T14"/></text:p>
      <text:p text:style-name="P31"><text:span text:style-name="T14">1:28:38 Daniel:</text:span></text:p>
      <text:p text:style-name="P31"><text:span text:style-name="T14">Let's do learning and then we'll have and closing questions at the end.</text:span></text:p>
      <text:p text:style-name="P31"><text:span text:style-name="T14"/></text:p>
      <text:p text:style-name="P31"><text:span text:style-name="T14">1:28:43 Conor:</text:span></text:p>
      <text:p text:style-name="P31"><text:span text:style-name="T14">Perfect.</text:span></text:p>
      <text:p text:style-name="P31"><text:span text:style-name="T14">Okay, I'll have some quick slides. So learning under active inference is cast as updating beliefs about the generative model parameters itself. So inference is one thing. Inference is saying, given my generative models, so my beliefs about the way the world works, what is the best explanation in the </text:span><text:soft-page-break/><text:span text:style-name="T14">sense of posterior over hidden states? And policies that explains my actual data.</text:span></text:p>
      <text:p text:style-name="P31"><text:span text:style-name="T14">And you get that by minimizing variational free energy. Learning becomes much more complex but also more interesting in the sense that if the agent's generative model itself is wrong, they can change the generative model to also optimize variational free energy. So learning and inference can kind of cooperate or sometimes interfere with each other as we'll see to minimize variational free energy. So the way we have to start by doing this is now treating the parameters themselves.</text:span></text:p>
      <text:p text:style-name="P31"><text:span text:style-name="T14">1:29:46 So the parameters of the A array which are categorical likelihood parameters, b array, D array, CRA those themselves now become random variables over which we can have priors and of course variational posteriors.</text:span></text:p>
      <text:p text:style-name="P31"><text:span text:style-name="T14">So we can go back to our original A or palm DP representation. So now what we see is in this third column next to A-B-C and D we have parameters that are priors over the categorical parameters of the A-B-C and D. So a natural prior for these sorts of categorical variables is called the deer schley distribution which is basically a conjugate prior for a categorical likelihood distribution. That's why it's very nice and also the values of its parameters have a very nice intuitive feeling and interpretability to them. So now the agents will have priors which are updated by this p of Phi at the top.</text:span></text:p>
      <text:p text:style-name="P31"><text:span text:style-name="T14">1:30:47 And phi is just a collection of all these deer schleich hyper parameters. They're also called or prior parameters and these are parameters or priors over random variables that themselves are the likelihood distinctions and priors of the generative model. So we're just going to do a few instances of learning today. I don't know if we'll have time to do B or D learning. We'll start with a matrix learning but the principle applies the same.</text:span></text:p>
      <text:p text:style-name="P31"><text:span text:style-name="T14">So here's an example of the deer slate prior distribution over some categorical parameters. So let's say our a matrix or A array, let's just say it's a matrix. So now the random variable itself are the entries of the A matrix. A prior over those entries is something called a deer schley distribution which is just a vector of positive real numbers. And here we've reshaped it so that it has the shape of an array.</text:span></text:p>
      <text:p text:style-name="P31"><text:span text:style-name="T14">So let's say this array represents like the payoff matrix in our bandit task. So the two columns or two possible hidden states are context one, context two and then the two observations are punishment and reward.</text:span></text:p>
      <text:p text:style-name="P31"><text:span text:style-name="T14">1:31:54 So if this is our prior which is measured by these deer schley parameters, the likelihood distribution that they parameterisation also you can express this as the expected value of the deer sleigh distribution is a categorical with these values. So what you can see is that the deer Shlay counts like the kind of scalar magnitude of the deer slate parameters kind of represent a prior coherence about the probability of of the different contingencies encoded in the A matrix. So I made these, these very simple here like the the deer slate priors are nine counts for seeing punishment given context and one count for seeing reward given context one.</text:span></text:p>
      <text:p text:style-name="P31"><text:span text:style-name="T14">But you can change those to very high numbers. So for instance, if that nine on the left was changed to a 10,000, then on the right the probabilities would become like 0.99 to .00,001.</text:span></text:p>
      <text:p text:style-name="P31"><text:span text:style-name="T14">1:32:55 So the scale of the deer schley, also known as pseudo count parameters, encodes something like a belief about how many times that particular coincidence of observation and hidden state has been observed, which you can also think of as like a prior confidence about that contingency and the expectation to create your A matrix via this. Going from a deer slate to an A array is very simple because you just take each deer slate count and divide it by the column wise sum, which is this a not variable on the lower right. So it's just that particular value of the A array and divided by the sum of the </text:span><text:soft-page-break/><text:span text:style-name="T14">counts.</text:span></text:p>
      <text:p text:style-name="P31"><text:span text:style-name="T14">So that's how you go from a deer slate prior over a categorical likelihood distribution through the expectation and then inference. And I'm not going to guide into the variational posterior, but it's very simple. So when you're doing learning and you're trying to actually update these Deer parameters as a function of observations, what essentially you have is a new posterior that's now not over hidden states of the world, but you have a variational posterior over the parameters the categorical or rather a variational posterior over the deer distribution, the deer slay distinctions that parameterizes your a matrix.</text:span></text:p>
      <text:p text:style-name="P31"><text:span text:style-name="T14">1:34:13 So that's what's representing the lower right. So let's assume that our beliefs about the deer shay parameters were as it is now.</text:span></text:p>
      <text:p text:style-name="P31"><text:span text:style-name="T14">So your beliefs about the A matrix and then we get an observation and let's say that we saw the conversation of punishment and that can be represented by this one hot vector. Now we want to update our beliefs about the A matrix given the observation, but to do that, what you also need is a hidden state or a belief about hidden states. And let's say that the agent was very confident that the hidden state was concept one. What ends up happening to the resulting posterior over the A matrix is a very simple associative, quasi associative learning rule where the update to the deer schley represented by this bold a SUBQ becomes the prior over the deer sleigh parameters plus the outer product between the observation vector and the hidden state belief vector.</text:span></text:p>
      <text:p text:style-name="P31"><text:span text:style-name="T14">1:35:14 So this is kind of like a form of coincidence detection where you just see what parts of the hidden states line up with what parts of the observations and you increment your beliefs about the A matrix accordingly.</text:span></text:p>
      <text:p text:style-name="P31"><text:span text:style-name="T14">So in this case, if I really believe the concept was one and I saw a punishment, then my belief about that particular contingency seeing punishment under context one would just be incremented by a plus one. And that's what this outer product at the lower right calculates. It computes a matrix that is the increment to your beliefs about the A matrix. So in this case, the matrix would be have one in the upper left and then zeros in the other three entries. And you use that to kind of increment your A matrix.</text:span></text:p>
      <text:p text:style-name="P31"><text:span text:style-name="T14">Technically you're incrementing a deer schley kind of conjugate prior over your A matrix, but it's really a variational deer schley posterior. But you can imagine if your hidden states are also contaminated with uncertainty. So say you had 50%, you were 50 50, whether it was concept one or context two.</text:span></text:p>
      <text:p text:style-name="P31"><text:span text:style-name="T14">1:36:20 Then similarly with this a matrix update, the update would then be spread over the two possible contingencies. So if you saw an observation but you weren't sure what the hidden state was, then both just the overall probability of seeing punishment under your generative model would go up because you would increment that entire row of the A matrix within this case 0.5.</text:span></text:p>
      <text:p text:style-name="P31"><text:span text:style-name="T14">So that's just an important thing to note is that uncertainty in your own hidden state beliefs will bleed into the updates to the deer sleigh parameters and oftentimes alongside, I mean optimally alongside a matrix learning or parameter learning. You're also going to be augmenting your expected free energy because your generative models now different. So you have these new priors and posteriors with a so called parameter information gain term or a novelty term. So while you're pursuing learning, it also makes sense to choose your policies such that you'll maximize the information you get based on the consequences of your policies about the parameters of the generative model.</text:span></text:p>
      <text:p text:style-name="P31"><text:span text:style-name="T14">1:37:30 So this expected KL divergence exactly quantifies how much a given policy will lead to a good Bayesian update of your parameter beliefs.</text:span></text:p>
      <text:p text:style-name="P31"><text:soft-page-break/><text:span text:style-name="T14">So intuitively this quantity might be described as how much do I expect the consequences of my actions will update my beliefs about parameters. So consequences of actions is represented by that Q of O given pi, the thing that the KL divergence is taken under expectation of. And then the actual KL divergence is saying how much surprise will I get given these observations relative to my current beliefs about the parameters of the generative model? So this is what's called in the literature of the novelty term and it's very easy to experimentally turn off or on this novelty term using simple flags in the agent class. And this goes for the other components of the variation or the expected free energy as well.</text:span></text:p>
      <text:p text:style-name="P31"><text:span text:style-name="T14">You can kind of turn on flags that say do I want to use this novelty or parameter information gain?</text:span></text:p>
      <text:p text:style-name="P31"><text:span text:style-name="T14">1:38:33 Do I want to use the state info gain which is the same as the epistemic value or the Bayesian surprise and then do I want to use the utility? So for the learning simulations, it makes sense if you're doing learning to make sure that this parameter is turned on.</text:span></text:p>
      <text:p text:style-name="P31"><text:span text:style-name="T14">Okay, so. That's the kind of slides on learning. And now we can actually get into implementing this in Pinevp.</text:span></text:p>
      <text:p text:style-name="P31"><text:span text:style-name="T14">So we first will create an A matrix and we'll let the agent have very slight positive beliefs about the reward contingencies. And I'll explain later why this helps. It helps with learning if they don't have total ignorance about the reward probabilities but they have some bias in some direction. It doesn't actually have to be zero point 51, it could be the other way. And then there's utility functions that allow you to create deer schley variables that have the same shape as some base A array.</text:span></text:p>
      <text:p text:style-name="P31"><text:span text:style-name="T14">1:39:35 So here this PA variable is basically the prior that bold a SUBP variable that represents the agent's deer schleich prior over the A matrix. So this is now a new variable that we're going to pass in to the agent Constructor. So if our A matrix is like let's look at the reward contingency, reward modality. So that's a one. So this is the agent's current beliefs about the payoff structure, right?</text:span></text:p>
      <text:p text:style-name="P31"><text:span text:style-name="T14">So under choose left and choose right. Those are the two contingencies. Given the two hidden states, PA will have the same structure except that it'll have those contingencies encoded in terms of deer sleigh pseudo counts. So if I made them made the pseudo count scale ten, then they're very relatively confident that the payoff probabilities look like this.</text:span></text:p>
      <text:p text:style-name="P31"><text:span text:style-name="T14">1:40:45 But again, these are not probabilities, they're deer slate parameters that parameterize a categorical likelihood.</text:span></text:p>
      <text:p text:style-name="P31"><text:span text:style-name="T14">So you can use the normalized distribution function to actually then visualize the deer slate distribution in terms of actual categorical parameters. So taking the expectation I e. The normalization of the deer slay prior will give you exactly this.</text:span></text:p>
      <text:p text:style-name="P31"><text:span text:style-name="T14">So if I say are these two things the same? They should be the same. Okay, maybe down to numerical differences, they're not.</text:span></text:p>
      <text:p text:style-name="P31"><text:span text:style-name="T14">Okay? So yeah, that's how you parameterize that. So we'll create this is an important point that's also used in SPM. Often we want certain contingencies to be unavailable to learning. So we assume these are contingencies that are baked into the agent's beliefs about the world and thus not adaptable.</text:span></text:p>
      <text:p text:style-name="P31"><text:span text:style-name="T14">So one way, and this is just barred from the SPM way of doing it, to encode that is to bake in a kind of really precise confidence or very high confidence that certain contingencies are the case.</text:span></text:p>
      <text:p text:style-name="P31"><text:span text:style-name="T14">1:41:54 And you can just do that by adjusting the scale parameter for particular indices. For instance, by doing this I'm just telling the agent that it essentially doesn't learn the contingencies related to the null modality. So for instance, if you're in the start state it believes with really high confidence that </text:span><text:soft-page-break/><text:span text:style-name="T14">you'll always get the null observation. And we just operationalize that by creating very high pseudo count or deer sleigh priors over that particular slice of the A matrix.</text:span></text:p>
      <text:p text:style-name="P31"><text:span text:style-name="T14">So that's an important point to do. And then we'll just write all this stuff. So this prior count about the Bull observations and then the scale that determines their general confidence outside of this null thing. We'll write that all into a function so that we can then parameterize our PA. And then we now write a new active inference with learning loop where instead of just storing the history of choices and beliefs, we also store the history of their beliefs about the Dean Shlay parameters.</text:span></text:p>
      <text:p text:style-name="P31"><text:span text:style-name="T14">1:43:04 And an important thing that you can also do in PMDP, which is nice, is you can say I only want to learn particular modalities. So when you're creating the agent class, there's a bunch of arguments you can pass in, but one of them is I only want to be learning the reward payoff modality right now. And this can change. You could have them learn the hint accuracy as well. But by passing in a list of which of the modality indices that you want them to learn, you turn off learning on all the other modalities, which normally in SPM or what we used to have to do in pi MDP is.</text:span></text:p>
      <text:p text:style-name="P31"><text:span text:style-name="T14">You just have to turn up those deer slay pseudo counts super high on all the modalities that you don't want to learn. But if there are other modalities that you don't want to learn now you can just pass in this list of modalities that you want to learn and it'll only focus learning onto that. So now I'm setting up an agent that has these particular beliefs about the world via A and now has a prior that is going to update through doing variational inference or learning.</text:span></text:p>
      <text:p text:style-name="P31"><text:span text:style-name="T14">1:44:09 And then so we'll create the generative model here, including this new prior over A and then we'll run the active inference loop with learning which involves creating an agent that can only do learning on the payoff structure modality. So we want the agent to now learn which arm is best basically because it doesn't know the payoffs and then also to use parameter information gain to motivate its decision.</text:span></text:p>
      <text:p text:style-name="P31"><text:span text:style-name="T14">And there's another thing I forgot to mention, which is the learning rate, which is how much they increment their beliefs about the posterior or about the A matrix using this update rule. So there's something I didn't mention. There's often a learning rate that's added here that basically scales how big this update is so that you can experiment. It depends on the application, what the scale of that is going to be, but the default is one.</text:span></text:p>
      <text:p text:style-name="P31"><text:span text:style-name="T14">Okay, so in this example, the agent gets the hint for one time step.</text:span></text:p>
      <text:p text:style-name="P31"><text:span text:style-name="T14">1:45:13 It's got the standard like negative four punishment and then it goes straight to the right because it believes the hint is accurate. So it gets a reward is right, then it goes and starts playing the right arm and you see it's posterior beliefs instantly go to right. And now since what we've also spit out of this active coherence group is the beliefs about the A matrix in this QA posterior over A history we can plot its beliefs about the A matrix probability over the contingency of seeing reward given that I was in the right arm. And what you see is that even though they start with basically 50 50 beliefs as they gather observations, their beliefs about that posterior probability over that particular energy of the A matrix get bigger and bigger. An interesting consequence of this is their beliefs about the left arm contingencies don't change because they don't ever experience that state of the world.</text:span></text:p>
      <text:p text:style-name="P31"><text:span text:style-name="T14">1:46:17 So that's like an interesting, what you might call in machine learning. It's not really a bad bootstrap but it's the idea of selective sampling. So you only learn those contingencies that are selective to the part of the world that you're sampling so the agent doesn't know what that other slice of the A matrix looks like because it's never experienced what it's like to be in the left is better context and </text:span><text:soft-page-break/><text:span text:style-name="T14">playing the left arm. So it's posterior beliefs about that part of the A matrix remain the same but you can see that over time its beliefs start to converge to zero eight which is what we set in the generative model. This is just basic statistical learning, right?</text:span></text:p>
      <text:p text:style-name="P31"><text:span text:style-name="T14">It's just getting reward observations over time and as it gets a sequence of reward and punishment through this very associative basic mechanism, it's just incrementing its deer slay beliefs. And what I'm showing is the normalized IED. Expectation of those beliefs over time. So you get something that's 0.8 but the actual deer slay parameters themselves will be growing like linearly in time effectively depending on the observations they get.</text:span></text:p>
      <text:p text:style-name="P31"><text:span text:style-name="T14">1:47:29 Yeah, so that is just the basic learning.</text:span></text:p>
      <text:p text:style-name="P31"><text:span text:style-name="T14">And then there's another thing you can do which is take advantage of this change probability. So now we allow the context to change and this is one way to get them to actually be able to explore and learn more about both reward probabilities in the landscape is allow them to have not only to make the environment change, but they also entertain beliefs in their B matrix that the environment can change. So you could use this to do B matrix learning as well by defining like a PB variable but here we're just going to have a matrix learning as we were doing before. I've changed a little bit the parameters to make things a little more stable because sometimes you get weird behavior. I mean that's something we can play around with too.</text:span></text:p>
      <text:p text:style-name="P31"><text:span text:style-name="T14">So now they allow the environment itself can change and they also in their B matrix they think the environment can change. And then I'll plot the history of beliefs and choices. So now they instantly go for playing the arms.</text:span></text:p>
      <text:p text:style-name="P31"><text:span text:style-name="T14">1:48:33 They kind of risk it. The parameter information gain actually outweighs the epistemic or state information gain.</text:span></text:p>
      <text:p text:style-name="P31"><text:span text:style-name="T14">They start playing, they gather observations but they're not very confident about what the state of the world is because they only are getting information about the hidden states from the actual sequence of rewards and losses. And then eventually they go to the hint because probably the utility becomes low because they don't know what their reward probabilities are and they're building their own beliefs. Then they get the hint. Then the hint is accurate. So they have very precise beliefs about the hidden states of the world and then the world actually switches.</text:span></text:p>
      <text:p text:style-name="P31"><text:span text:style-name="T14">So you see the red dot is the actual switching statistics of the bandit. And now they've kind of explored both bandit arms while also updating their beliefs about the bandits. And you see that their beliefs about the left arm are kind of bad because it seems like they've probably mostly gotten generative data while they're in the left arm and they didn't explore it very much.</text:span></text:p>
      <text:p text:style-name="P31"><text:span text:style-name="T14">1:49:36 Or no, I guess at the end they're exploring it quite a bit, but their beliefs about to go down because they have, I guess, a bad experience with it. Yeah, that's the left arm, that's the right arm. But you can keep trying this and mess around with different parameters and you'll get different sorts of beliefs.</text:span></text:p>
      <text:p text:style-name="P31"><text:span text:style-name="T14">So here in this example, there's some switching going on. Their posteriors aren't tracking very well until they actually visit the hint and then their posteriors start getting much more, much more precise. And then at that point they can start making more precise beliefs. In this case, they ended up kind of doing poorly on learning on both of them because the true reward probabilities are P eight. Yeah.</text:span></text:p>
      <text:p text:style-name="P31"><text:span text:style-name="T14">So everything I've talked about so far is an example where learning can often lead to suboptimal outcomes because it's done in an online fashion.</text:span></text:p>
      <text:p text:style-name="P31"><text:soft-page-break/><text:span text:style-name="T14">1:50:37 So this is an interesting point of departure between SPM and PMDP, but you can do all the same things in SPM that you can do in Pimdp. So here what I'm doing is I'm updating the A matrix every time I get an observation. So they do hidden state coherence, they select policies, they select actions, and then given the last observation and the last hidden state belief, they do one step of parameter inference and then they use the next A matrix. That's what's handled in this update, a function of the agent class.</text:span></text:p>
      <text:p text:style-name="P31"><text:span text:style-name="T14">They update their beliefs about the A matrix and they use that for inference at the next time step. Another way you could do this is you could do an entire trial and then update your A matrix at the very end of all the time steps of action selection and observation sampling and then use that A matrix for another trial. So this is kind of the difference between a more em separation of timescales em or expectation maximization approach where given a set of observations, then I update my model and then I go back and I do more trials without updating my model but using the same fixed one.</text:span></text:p>
      <text:p text:style-name="P31"><text:span text:style-name="T14">1:51:50 And then you can kind of do that in epochs and that's typically how it's done in SPM because you only do parameter learning basically this part outside this time loop. So you do it like down here, but then what you do is you run multiple trials.</text:span></text:p>
      <text:p text:style-name="P31"><text:span text:style-name="T14">And the nice thing about that is it kind of makes the A matrix updates less likely to in the moment bias your action selection. So for a given set of time steps, you're locked into what your A matrix beliefs are and you don't do the update until a set of time steps has elapsed. For the purposes of this entorhinal, I just did this online learning thing. But as you can see, that can lead to actually weirdly suboptimal behavior where they don't learn the true reward statistics very well. And it depends on a bunch of things too, like the learning rate.</text:span></text:p>
      <text:p text:style-name="P31"><text:span text:style-name="T14">I haven't explored this demo as much as I would like, but there's a lot of interesting kind of side effects. Like here they're actually learning very weird statistics about the bandit landscape.</text:span></text:p>
      <text:p text:style-name="P31"><text:span text:style-name="T14">1:52:53 They start kind of learning it well, but then as their observations keep going, they don't actually learn very well here. They just avoid playing because they have a bad early experience. So this is an example of like a bad bootstrap.</text:span></text:p>
      <text:p text:style-name="P31"><text:span text:style-name="T14">And then they go and just play the hint because they're too scared of anything else, even though their hidden states inference is perfect because the hint perfectly tracks the hidden state. So, yeah, this is just kind of meant to be an example of what you can do with learning. But there's going to be examples where learning actually causes suboptimal behavior, but in an interesting way. So here's an example where they actually kind of are learning the correct reward statistics. Things are starting to converge to .8 for both bandit arms, but it's very stochastic, as you can see.</text:span></text:p>
      <text:p text:style-name="P31"><text:span text:style-name="T14">And I also chose action selection to be stochastic with deterministic. I wonder what you would get.</text:span></text:p>
      <text:p text:style-name="P31"><text:span text:style-name="T14">Yeah, you're there just arc maxing the expected free energy or Marco mining.</text:span></text:p>
      <text:p text:style-name="P31"><text:span text:style-name="T14">1:53:55 So hint is always the most safest option given their history of observations.</text:span></text:p>
      <text:p text:style-name="P31"><text:span text:style-name="T14"/></text:p>
      <text:p text:style-name="P31"><text:span text:style-name="T14">1:54:06 Daniel:</text:span></text:p>
      <text:p text:style-name="P31"><text:span text:style-name="T14">If I can make one remark on that kind of diversity of behaviors that we're seeing, pymdp and active inference are providing us a space and and approach to composable generative model construction that we can then sift through and coevolve with to find different strategies and behaviors. Active inference lab or even any specified generative model. It's not an answer or a solution. For example, to the explore explore dilemma. We see this like empirically right now.</text:span></text:p>
      <text:p text:style-name="P31"><text:soft-page-break/><text:span text:style-name="T14">Active inference is not in general, resolving Explore exploit. Any GM in general is not resolving Explore exploit any parameterization is not resolving Explore exploit even for one environment. It just is equivalent to saying like, well, we have a linear model of healthcare data, so we've resolved the health care issue.</text:span></text:p>
      <text:p text:style-name="P31"><text:span text:style-name="T14">1:55:06 And this really shows the space that we build in and what remains to be built is so open yeah, absolutely.</text:span></text:p>
      <text:p text:style-name="P31"><text:span text:style-name="T14"/></text:p>
      <text:p text:style-name="P31"><text:span text:style-name="T14">1:55:22 Conor:</text:span></text:p>
      <text:p text:style-name="P31"><text:span text:style-name="T14">Yeah.</text:span></text:p>
      <text:p text:style-name="P31"><text:span text:style-name="T14">Because optimality is not really a function of what the generative model is or what the algorithm is. It's more guaranteed to be optimal based on how analogous the generative model and the generative process are. So if the generative model is a perfect model of the generative process, then doing Bayesian inference with respect to that generative model, that is optimal for everything. But how you learn the generative model, that's what we're seeing here. If you learn the generative model in an online fashion, it's not guaranteed to learn the right generative model.</text:span></text:p>
      <text:p text:style-name="P31"><text:span text:style-name="T14">In many cases, it learns the wrong one. And this is something that a lot of people in active inference world have explore. For instance, it's North Sajid, who's also a student of Carl's, has explored a lot the limitations and the boundaries of parameter learning and things like preference learning. Like what if you were learning the C vector itself? How can that be learned online in an adaptive way?</text:span></text:p>
      <text:p text:style-name="P31"><text:span text:style-name="T14">Yeah, and also Alec Chance has that paper action Oriented models where they're learning the B matrix.</text:span></text:p>
      <text:p text:style-name="P31"><text:span text:style-name="T14">1:56:25 And in that thing they're showing how the agent learns kind of suboptimal strategies depending on its exploration of parameter space. But that also actually is kind of one of the benefits of active inference that paper shows. Because it shows if you have an agent that does have epistemic value, the model it learns of the world is like better than agents that don't have epistemic value. But again, the models are always action oriented.</text:span></text:p>
      <text:p text:style-name="P31"><text:span text:style-name="T14">They're always based on what parts of the full state space is the agent driven to sample.</text:span></text:p>
      <text:p text:style-name="P31"><text:span text:style-name="T14"/></text:p>
      <text:p text:style-name="P31"><text:span text:style-name="T14">1:57:01 Daniel:</text:span></text:p>
      <text:p text:style-name="P31"><text:span text:style-name="T14">Awesome. Yakup. Any closing comments and then all the closing comment and then Conor with the last word.</text:span></text:p>
      <text:p text:style-name="P31"><text:span text:style-name="T14"/></text:p>
      <text:p text:style-name="P31"><text:span text:style-name="T14">1:57:09 Jakub:</text:span></text:p>
      <text:p text:style-name="P31"><text:span text:style-name="T14">Yeah, well, thank you very much for the great overview. What particularly I found particularly interesting was both how you touched on how it could be modified with the action perception loop, could be modified with the other modules, even though, as you mentioned, there would be more opportunities to go deeper in that, but also on the learning the dershleigh parameters.</text:span></text:p>
      <text:p text:style-name="P31"><text:span text:style-name="T14">And I would be interested to see how that also influences planning if you would do kind of pseudo update of your dirsh lay parameters when you're calculating your expected free energy.</text:span></text:p>
      <text:p text:style-name="P31"><text:span text:style-name="T14">1:58:09 As in what would I'm calculating my expected free energy whilst also taking into account that my B would change on each step and how that changes like the optimality of the temporal depths that we do planning with. I think super interesting and really looking forward to hopefully another model stream.</text:span></text:p>
      <text:p text:style-name="P31"><text:soft-page-break/><text:span text:style-name="T14"/></text:p>
      <text:p text:style-name="P31"><text:span text:style-name="T14">1:58:45 Conor:</text:span></text:p>
      <text:p text:style-name="P31"><text:span text:style-name="T14">Is it okay if I quickly respond?</text:span></text:p>
      <text:p text:style-name="P31"><text:span text:style-name="T14"/></text:p>
      <text:p text:style-name="P31"><text:span text:style-name="T14">1:58:47 Karl:</text:span></text:p>
      <text:p text:style-name="P31"><text:span text:style-name="T14">Yeah, please.</text:span></text:p>
      <text:p text:style-name="P31"><text:span text:style-name="T14"/></text:p>
      <text:p text:style-name="P31"><text:span text:style-name="T14">1:58:49 Conor:</text:span></text:p>
      <text:p text:style-name="P31"><text:span text:style-name="T14">Yeah. That's a very interesting point that you just made about this fictive or imagined update. Whereas this slide so that term, that novelty term in theory that does culture exactly what you're saying, yakub, is that this thing says how would my Dean sleep parameters update if I was to take this policy pile?</text:span></text:p>
      <text:p text:style-name="P31"><text:span text:style-name="T14">And then I use that term to actually choose where to explore next. So if I turn on the parameter information gain term in the agent class, they'll much more quickly skip the hint and go directly to sampling the bandits because they're driven by novelty. I want to know what the reward probabilities are, so I'm going to go explore. However, what it doesn't do and what I think you're intimating with your comment is that if I did like multi step planning two time steps in the future, will I be able to do my planning given how I think I updated my parameters at the first time step?</text:span></text:p>
      <text:p text:style-name="P31"><text:span text:style-name="T14">1:59:50 So that's what the equivalent of sophisticated inference, sophisticated inference is saying, how would I plan ant time step three given how I think my beliefs would update up to time step two?</text:span></text:p>
      <text:p text:style-name="P31"><text:span text:style-name="T14">And that's done right now for hidden states. But I haven't seen that done for parameters. And I think there's someone like a student of Ryan Smith's is working on that now is like this propagation of counterfactual beliefs about how my parameter beliefs would change in the future. And that's like a really cutting edge, I think, active inference. It's like not only novelty but how would my perspective sophistication about how your own parameter beliefs will have evolved by time point T and then using that to do planning for time point T plus one, that's like really sophisticated stuff.</text:span></text:p>
      <text:p text:style-name="P31"><text:span text:style-name="T14">I think getting just even bare Ronen sophisticated inference with hidden state counterfactual stuff in pinevp, that would be a huge accomplishment too. And then of course incorporating it to be more with the parameter sophistication as well.</text:span></text:p>
      <text:p text:style-name="P31"><text:span text:style-name="T14">2:00:57 And then another quick thing is I can quickly show you an example of one of those other let's see.</text:span></text:p>
      <text:p text:style-name="P31"><text:span text:style-name="T14"/></text:p>
      <text:p text:style-name="P31"><text:span text:style-name="T14">2:01:11 Daniel:</text:span></text:p>
      <text:p text:style-name="P31"><text:span text:style-name="T14">Just while you're finding it, that last discussion on sophisticated planning. It's something that at the semantic level we engage with every day.</text:span></text:p>
      <text:p text:style-name="P31"><text:span text:style-name="T14">What courses should I take this quarter so that I can learn what I don't know today so that next quarter I'll be able to make a better plan for which classes to take so that in three years when I graduate DAG DA DA dot. But it's already phrased at the semantic granularity that these models are rapidly converging towards and they're not converging towards it by scaling is all you need. They're converging towards it with a factorized actually semantic approach which is very exciting.</text:span></text:p>
      <text:p text:style-name="P31"><text:span text:style-name="T14"/></text:p>
      <text:p text:style-name="P31"><text:span text:style-name="T14">2:02:00 Conor:</text:span></text:p>
      <text:p text:style-name="P31"><text:span text:style-name="T14">Yeah, that's a great analogy. If you were a naive active inference agent without sophistication you </text:span><text:soft-page-break/><text:span text:style-name="T14">would never plan with, like, a ten time step planning horizon.</text:span></text:p>
      <text:p text:style-name="P31"><text:span text:style-name="T14">You would never plan to take, or let's say, a three semester plans horizon. You never plan to take multivariate calculus in your third semester because you would not have anticipated by the second semester I now have enough linear algebra to take I know that by the time I finish the second semester, I will now know linear algebra, so I'll be well suited to take multivariable calculus. Whereas what we as humans do is we do have that parameter. Sophistication I can plan as a freshman, as a first year to take in my third or fourth semester some high advanced physics because I know by that time I will have the requisite multivariable calculus or whatever. So that's a really nice analogy that I never I think that's a good example.</text:span></text:p>
      <text:p text:style-name="P31"><text:span text:style-name="T14"/></text:p>
      <text:p text:style-name="P31"><text:span text:style-name="T14">2:02:56 Daniel:</text:span></text:p>
      <text:p text:style-name="P31"><text:span text:style-name="T14">Welcome to active you.</text:span></text:p>
      <text:p text:style-name="P31"><text:span text:style-name="T14"/></text:p>
      <text:p text:style-name="P31"><text:span text:style-name="T14">2:02:59 Conor:</text:span></text:p>
      <text:p text:style-name="P31"><text:span text:style-name="T14">Yeah, exactly.</text:span></text:p>
      <text:p text:style-name="P31"><text:span text:style-name="T14">So here I just wanted to show you yakub, here's an example of a hierarchical hierarchical active inference demo. I can share this too. It's another collab notebook where we're exactly doing we're composing two palm DPS. So there's like a high level palm DP and then there's a low level palm DP. And for example, when you're doing a step of updating the empirical priors at the high level before you pass them down to be empirical priors at the low level, we use the control module, for example, to do get expected states.</text:span></text:p>
      <text:p text:style-name="P31"><text:span text:style-name="T14">We use the high level beliefs, the high level B matrix and then the high level chosen action to propagate forward the next postered beliefs at the high level. And then those things themselves parameterize a low level empirical prior for this faster palm VP that's going on at the low level. So this is an example where you're composing like agent class calls like this, but you're composing them with functions that are built from sub modules and adjacent modules of PMDP.</text:span></text:p>
      <text:p text:style-name="P31"><text:span text:style-name="T14">2:04:08 So that's an example of the thing you were talking about. But yeah, that's very brief.</text:span></text:p>
      <text:p text:style-name="P31"><text:span text:style-name="T14">We can get into that later on. Ant a different stream or something like that.</text:span></text:p>
      <text:p text:style-name="P31"><text:span text:style-name="T14"/></text:p>
      <text:p text:style-name="P31"><text:span text:style-name="T14">2:04:20 Daniel:</text:span></text:p>
      <text:p text:style-name="P31"><text:span text:style-name="T14">Awesome. Yes. Dot three, whenever the time is right, I'll just give two closing areas.</text:span></text:p>
      <text:p text:style-name="P31"><text:span text:style-name="T14">Again, really appreciate coming back on and sharing this development in progress. Already it feels more powerful and documented than when we were in the dot one just a few weeks or months ago. I think two areas that are going to be really exciting to discuss and see how they're implemented and also the plurality of ways that they're implemented. The first area is structure learning on cognitive models from the outside. So as an ethologist, as a behavioral researcher, how do we do structure learning on cognitive models for systems that we actually know about their cognitive architecture or not, but also the view from the inside in terms of structure learning and metacognition.</text:span></text:p>
      <text:p text:style-name="P31"><text:span text:style-name="T14">2:05:21 Like how should I change the dimensionality of my B matrix or should I turn on that flag to engage in this kind of sophisticated inference? So structure learning on cognitive models, view from the outside, view from the inside is one exciting area and the second more experimental area is statistical power analysis. Pre and post hoc statistical power analysis along the lines of the design </text:span><text:soft-page-break/><text:span text:style-name="T14">matrix in SPM so that you put 15 time steps and zero 8.2 and punishment is four. And then you could sweep across parameters and learn about how well it did. But if there was certain interfaces, analytical or numerical approaches to be like, yes, with 25 time steps, we have this much of an expectation of convergence, or this differentiate in rewards should be resolvable by an adaptive agent over this long.</text:span></text:p>
      <text:p text:style-name="P31"><text:span text:style-name="T14">2:06:25 And just understand, how long should these experiments be? Because there are such interesting results with one shot learning and with being able to generate someone's voice from just 10 seconds of them talking, or make a video of somebody as a deep fake with just a still image. And so it seems like it's possible to learn a lot from a little. And if we can learn a lot from a little and have a semantic cognitive model, that would be quite great.</text:span></text:p>
      <text:p text:style-name="P31"><text:span text:style-name="T14"/></text:p>
      <text:p text:style-name="P31"><text:span text:style-name="T14">2:07:02 Conor:</text:span></text:p>
      <text:p text:style-name="P31"><text:span text:style-name="T14">Absolutely. Yeah. It's almost like hyper parameter optimization on the landscape of active inference models. Like, how do I choose the parameters of an active inference model? In a smart way?</text:span></text:p>
      <text:p text:style-name="P31"><text:span text:style-name="T14">Yeah, there's several methods for doing that that we could definitely explore. Data efficiency is the main thing, like you said, making it so you don't have to train it on a trillion images, like with a deep neural network.</text:span></text:p>
      <text:p text:style-name="P31"><text:span text:style-name="T14"/></text:p>
      <text:p text:style-name="P31"><text:span text:style-name="T14">2:07:31 Daniel:</text:span></text:p>
      <text:p text:style-name="P31"><text:span text:style-name="T14">Perfect. End seven, two. And whenever you want to join, you and any colleagues are always welcome to share the next spiral in Pi MDP development.</text:span></text:p>
      <text:p text:style-name="P31"><text:span text:style-name="T14"/></text:p>
      <text:p text:style-name="P31"><text:span text:style-name="T14">2:07:48 Conor:</text:span></text:p>
      <text:p text:style-name="P31"><text:span text:style-name="T14">Awesome. Thank you so much again for letting me come on and listening.</text:span></text:p>
      <text:p text:style-name="P31"><text:span text:style-name="T14">I hope it was helpful. Yeah, and I'm glad that it's recorded. It's really an amazing resource that you guys are developing here. So thanks again.</text:span></text:p>
      <text:p text:style-name="P31"><text:span text:style-name="T14"/></text:p>
      <text:p text:style-name="P31"><text:span text:style-name="T14">2:08:01 Daniel:</text:span></text:p>
      <text:p text:style-name="P31"><text:span text:style-name="T14">Thank you.</text:span></text:p>
      <text:p text:style-name="P31"><text:span text:style-name="T14">Till next time.</text:span></text:p>
      <text:p text:style-name="P31"><text:span text:style-name="T14"/></text:p>
      <text:p text:style-name="P31"><text:span text:style-name="T14">2:08:03 Conor:</text:span></text:p>
      <text:p text:style-name="P31"><text:span text:style-name="T14">Bye.</text:span></text:p>
      <text:p text:style-name="P31"><text:span text:style-name="T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9T07:28:13.352000000</dc:date>
    <meta:editing-duration>PT4H12M4S</meta:editing-duration>
    <meta:editing-cycles>10</meta:editing-cycles>
    <meta:generator>LibreOffice/7.4.1.2$Windows_X86_64 LibreOffice_project/3c58a8f3a960df8bc8fd77b461821e42c061c5f0</meta:generator>
    <meta:document-statistic meta:table-count="2" meta:image-count="0" meta:object-count="0" meta:page-count="64" meta:paragraph-count="871" meta:word-count="37267" meta:character-count="211606" meta:non-whitespace-character-count="175209"/>
  </office:meta>
</office:document-meta>
</file>